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5B354D19DE71D0E4.gif" manifest:media-type="image/gif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9.23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1.87mm"/>
    </style:style>
    <style:style style:name="co12" style:family="table-column">
      <style:table-column-properties fo:break-before="auto" style:column-width="115.36mm"/>
    </style:style>
    <style:style style:name="co13" style:family="table-column">
      <style:table-column-properties fo:break-before="auto" style:column-width="47.75mm"/>
    </style:style>
    <style:style style:name="co14" style:family="table-column">
      <style:table-column-properties fo:break-before="auto" style:column-width="46.97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2.33mm"/>
    </style:style>
    <style:style style:name="co17" style:family="table-column">
      <style:table-column-properties fo:break-before="auto" style:column-width="132.5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4.36mm"/>
    </style:style>
    <style:style style:name="co21" style:family="table-column">
      <style:table-column-properties fo:break-before="auto" style:column-width="28.66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22.93mm"/>
    </style:style>
    <style:style style:name="co24" style:family="table-column">
      <style:table-column-properties fo:break-before="auto" style:column-width="26.26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4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3.23mm" fo:break-before="auto" style:use-optimal-row-height="true"/>
    </style:style>
    <style:style style:name="ro10" style:family="table-row">
      <style:table-row-properties style:row-height="20.2mm" fo:break-before="auto" style:use-optimal-row-height="false"/>
    </style:style>
    <style:style style:name="ro11" style:family="table-row">
      <style:table-row-properties style:row-height="27.16mm" fo:break-before="auto" style:use-optimal-row-height="false"/>
    </style:style>
    <style:style style:name="ro12" style:family="table-row">
      <style:table-row-properties style:row-height="17.5mm" fo:break-before="auto" style:use-optimal-row-height="false"/>
    </style:style>
    <style:style style:name="ro13" style:family="table-row">
      <style:table-row-properties style:row-height="13.51mm" fo:break-before="auto" style:use-optimal-row-height="false"/>
    </style:style>
    <style:style style:name="ro14" style:family="table-row">
      <style:table-row-properties style:row-height="23.09mm" fo:break-before="auto" style:use-optimal-row-height="true"/>
    </style:style>
    <style:style style:name="ro15" style:family="table-row">
      <style:table-row-properties style:row-height="14.11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6.21mm" fo:break-before="auto" style:use-optimal-row-height="true"/>
    </style:style>
    <style:style style:name="ro18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1" style:family="table-cell" style:parent-style-name="Default" style:data-style-name="N10099">
      <style:table-cell-properties fo:background-color="#fff2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1" style:family="table-cell" style:parent-style-name="Default" style:data-style-name="N0">
      <style:table-cell-properties fo:background-color="#fff200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97" style:family="table-cell" style:parent-style-name="Default">
      <style:table-cell-properties fo:background-color="#fff200" style:cell-protect="protected formula-hidden" style:print-content="true"/>
    </style:style>
    <style:style style:name="ce9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00" style:family="table-cell" style:parent-style-name="Default" style:data-style-name="N0">
      <style:table-cell-properties fo:background-color="#fff200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66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3" style:family="table-cell" style:parent-style-name="Default" style:data-style-name="N166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166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 style:data-style-name="N166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3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5.09999990463257pt" style:language-asian="zh" style:country-asian="CN" style:font-style-asian="normal" style:font-weight-asian="bold" style:font-name-complex="Segoe UI1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11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Droite et parabole'.C20"/>
      <style:map style:condition="is-true-formula(IF([.C20]=1))" style:apply-style-name="FAUX" style:base-cell-address="'Droite et parabole'.C20"/>
    </style:style>
    <style:style style:name="ce34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Droite et parabole'.C21"/>
      <style:map style:condition="is-true-formula(IF([.C$20]=1))" style:apply-style-name="FAUX" style:base-cell-address="'Droite et parabole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Droite et parabole'.D7"/>
      <style:map style:condition="is-true-formula(IF([.D7]=0))" style:apply-style-name="VRAI" style:base-cell-address="'Droite et parabole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Droite et parabole'.D17"/>
      <style:map style:condition="is-true-formula(IF([.D16]=1))" style:apply-style-name="FAUX" style:base-cell-address="'Droite et parabole'.D17"/>
    </style:style>
    <style:style style:name="ce35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Droite et parabole'.D21"/>
      <style:map style:condition="is-true-formula(IF([.D$20]=1))" style:apply-style-name="FAUX" style:base-cell-address="'Droite et parabole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Droite et parabole'.E7"/>
      <style:map style:condition="is-true-formula(IF([.E7]=0))" style:apply-style-name="VRAI" style:base-cell-address="'Droite et parabole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Droite et parabole'.E17"/>
      <style:map style:condition="is-true-formula(IF([.E16]=1))" style:apply-style-name="FAUX" style:base-cell-address="'Droite et parabole'.E17"/>
    </style:style>
    <style:style style:name="ce3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Droite et parabole'.E21"/>
      <style:map style:condition="is-true-formula(IF([.E$20]=1))" style:apply-style-name="FAUX" style:base-cell-address="'Droite et parabole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Droite et parabole'.F7"/>
      <style:map style:condition="is-true-formula(IF([.F7]=0))" style:apply-style-name="VRAI" style:base-cell-address="'Droite et parabole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35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Droite et parabole'.F17"/>
      <style:map style:condition="is-true-formula(IF([.F16]=1))" style:apply-style-name="FAUX" style:base-cell-address="'Droite et parabole'.F17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Droite et parabole'.F21"/>
      <style:map style:condition="is-true-formula(IF([.F$20]=1))" style:apply-style-name="FAUX" style:base-cell-address="'Droite et parabole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Droite et parabole'.G7"/>
      <style:map style:condition="is-true-formula(IF([.G7]=0))" style:apply-style-name="VRAI" style:base-cell-address="'Droite et parabole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Droite et parabole'.G17"/>
      <style:map style:condition="is-true-formula(IF([.G16]=1))" style:apply-style-name="FAUX" style:base-cell-address="'Droite et parabole'.G17"/>
    </style:style>
    <style:style style:name="ce3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Droite et parabole'.G21"/>
      <style:map style:condition="is-true-formula(IF([.G$20]=1))" style:apply-style-name="FAUX" style:base-cell-address="'Droite et parabole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Droite et parabole'.H8"/>
      <style:map style:condition="is-true-formula(IF([.H7]=1))" style:apply-style-name="FAUX" style:base-cell-address="'Droite et parabole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8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Droite et parabole'.H21"/>
      <style:map style:condition="is-true-formula(IF([.H$20]=1))" style:apply-style-name="FAUX" style:base-cell-address="'Droite et parabole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Droite et parabole'.I7"/>
      <style:map style:condition="is-true-formula(IF([.K7]=1))" style:apply-style-name="FAUX" style:base-cell-address="'Droite et parabole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Droite et parabole'.I15"/>
      <style:map style:condition="is-true-formula(IF([.I15]=0))" style:apply-style-name="VRAI" style:base-cell-address="'Droite et parabole'.I15"/>
    </style:style>
    <style:style style:name="ce3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Droite et parabole'.I21"/>
      <style:map style:condition="is-true-formula(IF([.I$20]=1))" style:apply-style-name="FAUX" style:base-cell-address="'Droite et parabole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Droite et parabole'.J15"/>
      <style:map style:condition="is-true-formula(IF([.J15]=0))" style:apply-style-name="VRAI" style:base-cell-address="'Droite et parabole'.J15"/>
    </style:style>
    <style:style style:name="ce38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Droite et parabole'.J21"/>
      <style:map style:condition="is-true-formula(IF([.J$20]=1))" style:apply-style-name="FAUX" style:base-cell-address="'Droite et parabole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Droite et parabole'.K15"/>
      <style:map style:condition="is-true-formula(IF([.K15]=0))" style:apply-style-name="VRAI" style:base-cell-address="'Droite et parabole'.K15"/>
    </style:style>
    <style:style style:name="ce3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Droite et parabole'.K21"/>
      <style:map style:condition="is-true-formula(IF([.K$20]=1))" style:apply-style-name="FAUX" style:base-cell-address="'Droite et parabole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Droite et parabole'.L15"/>
      <style:map style:condition="is-true-formula(IF([.L15]=0))" style:apply-style-name="VRAI" style:base-cell-address="'Droite et parabole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Droite et parabole'.M15"/>
      <style:map style:condition="is-true-formula(IF([.M15]=0))" style:apply-style-name="VRAI" style:base-cell-address="'Droite et parabole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7"/>
      <style:map style:condition="is-true-formula(IF([.B7]=1))" style:apply-style-name="FAUX" style:base-cell-address="Courbe.B7"/>
    </style:style>
    <style:style style:name="ce10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8"/>
      <style:map style:condition="is-true-formula(IF([.B7]=1))" style:apply-style-name="FAUX" style:base-cell-address="Courbe.B8"/>
    </style:style>
    <style:style style:name="ce10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11]=0))" style:apply-style-name="VRAI" style:base-cell-address="Courbe.B11"/>
      <style:map style:condition="is-true-formula(IF([.B11]=1))" style:apply-style-name="FAUX" style:base-cell-address="Courbe.B11"/>
    </style:style>
    <style:style style:name="ce5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7"/>
      <style:map style:condition="is-true-formula(IF([.J7]=1))" style:apply-style-name="FAUX" style:base-cell-address="Courbe.J7"/>
    </style:style>
    <style:style style:name="ce4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8"/>
      <style:map style:condition="is-true-formula(IF([.J7]=1))" style:apply-style-name="FAUX" style:base-cell-address="Courbe.J8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5" style:family="table-cell" style:parent-style-name="Default" style:data-style-name="N0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ackground-color="#ce181e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439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4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9" style:family="table-cell" style:parent-style-name="Default">
      <style:table-cell-properties fo:border-bottom="0.06pt solid #000000" style:cell-protect="hidden-and-protected" style:print-content="fals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76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451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6" style:family="table-cell" style:parent-style-name="Default" style:data-style-name="N169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8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9" style:family="table-cell" style:parent-style-name="Default" style:data-style-name="N108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0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1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46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65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6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70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 style:data-style-name="N0">
      <style:table-cell-properties fo:border-bottom="0.06pt solid #000000" fo:background-color="#cccccc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3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7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6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7" style:family="table-cell" style:parent-style-name="Default">
      <style:table-cell-properties fo:border-bottom="none" style:cell-protect="hidden-and-protected" style:print-content="fals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66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 style:data-style-name="N166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3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5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style:cell-protect="hidden-and-protected" style:print-content="fals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28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5" style:family="table-cell" style:parent-style-name="Default" style:data-style-name="N0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6" style:family="table-cell" style:parent-style-name="Default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5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33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53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57" style:family="table-cell" style:parent-style-name="Default">
      <style:table-cell-properties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563" style:family="table-cell" style:parent-style-name="Default">
      <style:table-cell-properties fo:border-bottom="0.06pt solid #000000" style:cell-protect="hidden-and-protected" style:print-content="false" fo:border-left="none" fo:border-right="none" fo:border-top="none"/>
      <style:text-properties style:font-name="Times New Roman" fo:font-size="12pt" style:font-size-asian="12pt" style:font-size-complex="12pt"/>
    </style:style>
    <style:style style:name="ce55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60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0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4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57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1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8" style:family="table-cell" style:parent-style-name="Default">
      <style:table-cell-properties fo:background-color="#ffffff"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79" style:family="table-cell" style:parent-style-name="Default">
      <style:table-cell-properties fo:border-bottom="none" style:cell-protect="hidden-and-protected" style:print-content="fals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fo:background-color="#ccff6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7" style:family="table-cell" style:parent-style-name="Default" style:data-style-name="N0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59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5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4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6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 style:data-style-name="N108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05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1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4" style:family="table-cell" style:parent-style-name="Default" style:data-style-name="N167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44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H79]=0))" style:apply-style-name="VRAI" style:base-cell-address="Données.F79"/>
    </style:style>
    <style:style style:name="ce7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H79]=0))" style:apply-style-name="VRAI" style:base-cell-address="Données.F79"/>
    </style:style>
    <style:style style:name="ce645" style:family="table-cell" style:parent-style-name="Default">
      <style:table-cell-properties fo:background-color="#000000" style:cell-protect="hidden-and-protected" style:print-content="fals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626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27" style:family="table-cell" style:parent-style-name="Default">
      <style:table-cell-properties fo:background-color="#00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28" style:family="table-cell" style:parent-style-name="Default">
      <style:table-cell-properties style:cell-protect="hidden-and-protected" style:print-content="false"/>
      <style:text-properties fo:font-size="12pt" style:font-size-asian="12pt" style:font-size-complex="12pt"/>
    </style:style>
    <style:style style:name="ce631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632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8" style:family="table-cell" style:parent-style-name="Default" style:data-style-name="N99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63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1" style:family="table-cell" style:parent-style-name="Default" style:data-style-name="N168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 style:data-style-name="N168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643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67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670" style:family="table-cell" style:parent-style-name="Default" style:data-style-name="N168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4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7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74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fals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679" style:family="table-cell" style:parent-style-name="Default">
      <style:table-cell-properties style:cell-protect="hidden-and-protected" style:print-content="false"/>
    </style:style>
    <style:style style:name="ce6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8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H79]=0))" style:apply-style-name="VRAI" style:base-cell-address="Données.F79"/>
    </style:style>
    <style:style style:name="ce7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H79]=0))" style:apply-style-name="VRAI" style:base-cell-address="Données.F79"/>
    </style:style>
    <style:style style:name="ce699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 style:data-style-name="N0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 style:data-style-name="N99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9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89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8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565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694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695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69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697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69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93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9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702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703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705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0000ff" fo:font-style="italic" style:font-style-asian="italic" style:font-style-complex="italic"/>
    </style:style>
    <style:style style:name="T16" style:family="text">
      <style:text-properties fo:color="#0000ff"/>
    </style:style>
    <style:style style:name="T17" style:family="text">
      <style:text-properties fo:color="#ff0000" fo:font-style="italic" style:font-style-asian="italic" style:font-style-complex="italic"/>
    </style:style>
    <style:style style:name="T18" style:family="text">
      <style:text-properties fo:color="#ff0000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fo:color="#ce181e" style:font-name="Symbol" fo:font-weight="bold" style:font-weight-asian="bold" style:font-weight-complex="bold"/>
    </style:style>
    <style:style style:name="T2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5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6" style:family="text">
      <style:text-properties fo:color="#0000ff" fo:font-weight="bold" style:font-weight-asian="bold" style:font-weight-complex="bold"/>
    </style:style>
    <style:style style:name="T27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28" style:family="text">
      <style:text-properties fo:font-style="italic" style:text-position="0% 100%" style:font-style-asian="italic" style:font-style-complex="italic"/>
    </style:style>
    <style:style style:name="T29" style:family="text">
      <style:text-properties fo:font-style="italic" style:font-style-asian="italic" style:font-style-complex="italic" style:text-position="-33% 58%"/>
    </style:style>
    <style:style style:name="T30" style:family="text">
      <style:text-properties fo:font-style="italic" style:text-position="-33% 58%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5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8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39" style:family="text">
      <style:text-properties fo:font-style="normal" style:text-position="-33% 58%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 loext:mime-type="image/png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4"/>
          <table:covered-table-cell table:style-name="ce18"/>
          <table:covered-table-cell table:number-columns-repeated="5" table:style-name="ce19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14"/>
          <table:table-cell table:style-name="ce18"/>
          <table:table-cell table:style-name="ce19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8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06mm" svg:height="7.46mm" svg:x="11.39mm" svg:y="4.3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64mm" svg:x="2.69mm" svg:y="4.2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3"/>
          <draw:control draw:z-index="1" draw:style-name="gr3" draw:text-style-name="P3" svg:width="45.05mm" svg:height="11.88mm" svg:x="193.93mm" svg:y="39.65mm" draw:control="control4"/>
          <draw:line draw:z-index="2" draw:style-name="gr4" draw:text-style-name="P2" svg:x1="186.83mm" svg:y1="165.47mm" svg:x2="186.83mm" svg:y2="177.14mm">
            <text:p/>
          </draw:line>
          <draw:frame draw:z-index="3" draw:style-name="gr5" draw:text-style-name="P1" svg:width="239.65mm" svg:height="151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165.03mm" svg:x2="427.95mm" svg:y2="177.49mm">
            <text:p/>
          </draw:line>
        </table:shapes>
        <table:table-column table:style-name="co2" table:default-cell-style-name="ce42"/>
        <table:table-column table:style-name="co3" table:default-cell-style-name="ce42"/>
        <table:table-column table:style-name="co4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7" table:default-cell-style-name="ce42"/>
        <table:table-column table:style-name="co1" table:number-columns-repeated="1011" table:default-cell-style-name="ce42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20*[Données.G15]/10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7">
          <table:table-cell table:style-name="ce44" office:value-type="string" calcext:value-type="string" table:number-columns-spanned="1" table:number-rows-spanned="2">
            <text:p>Racine de l’équation <text:span text:style-name="T5">f </text:span>(<text:span text:style-name="T5">x</text:span>) = 0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4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84" table:formula="of:=IF([.$A$31];IF([.B6]=[Données.C6];1;0);&quot;&quot;)" table:number-columns-spanned="2" table:number-rows-spanned="1">
            <text:p/>
          </table:table-cell>
          <table:covered-table-cell table:style-name="ce75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5" table:formula="of:=IF(AND([.$A$31];[.$A$32]);[Données.C6];&quot;&quot;)" table:number-columns-spanned="2" table:number-rows-spanned="1">
            <text:p/>
          </table:table-cell>
          <table:covered-table-cell table:style-name="ce75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1"/>
          <table:covered-table-cell table:style-name="ce97"/>
          <table:covered-table-cell table:style-name="ce81"/>
          <table:covered-table-cell table:style-name="ce142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mais laisser la police Wingdings 3.</text:p>
          </table:table-cell>
          <table:covered-table-cell table:style-name="ce81"/>
          <table:covered-table-cell table:style-name="ce97"/>
          <table:covered-table-cell table:style-name="ce81"/>
          <table:covered-table-cell table:style-name="ce142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96" table:number-columns-spanned="2" table:number-rows-spanned="1"/>
          <table:covered-table-cell table:style-name="ce96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172" table:formula="of:=IF(AND([.$A$31];[.$A$32]);[Données.C8];&quot;&quot;)" table:number-columns-spanned="2" table:number-rows-spanned="1">
            <text:p/>
          </table:table-cell>
          <table:covered-table-cell table:style-name="ce172" table:formula="of:=#REF!" office:value-type="string" office:string-value="" calcext:value-type="error">
            <text:p>#RÉF !</text:p>
          </table:covered-table-cell>
          <table:table-cell table:style-name="ce143" office:value-type="float" office:value="10" calcext:value-type="float">
            <text:p>10</text:p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90"/>
          <table:table-cell table:style-name="ce105" table:number-columns-spanned="2" table:number-rows-spanned="1"/>
          <table:covered-table-cell table:style-name="ce96"/>
          <table:table-cell table:style-name="ce160"/>
          <table:table-cell/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31];[.$A$32]);[Données.B9];&quot;&quot;)">
            <text:p/>
          </table:table-cell>
          <table:table-cell table:style-name="ce172" table:formula="of:=IF(AND([.$A$31];[.$A$32]);0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9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34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34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number-columns-repeated="1016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5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linked-cell="Parabole.A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Parabole.AB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5"/>
          <draw:control draw:z-index="1" draw:style-name="gr3" draw:text-style-name="P3" svg:width="45.05mm" svg:height="11.88mm" svg:x="194.93mm" svg:y="39.65mm" draw:control="control6"/>
          <draw:line draw:z-index="2" draw:style-name="gr4" draw:text-style-name="P2" svg:x1="218.43mm" svg:y1="166.22mm" svg:x2="218.43mm" svg:y2="178.68mm">
            <text:p/>
          </draw:line>
          <draw:frame draw:z-index="3" draw:style-name="gr5" draw:text-style-name="P1" svg:width="367.12mm" svg:height="299.25mm" svg:x="385.36mm" svg:y="0mm">
            <draw:object draw:notify-on-update-of-ranges="Données.J5:Données.J25 Données.K5:Données.K25 Données.F26:Données.F26 Données.G26:Données.G26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98.37mm" svg:y1="241.87mm" svg:x2="298.37mm" svg:y2="254.51mm">
            <text:p/>
          </draw:line>
          <draw:line draw:z-index="5" draw:style-name="gr4" draw:text-style-name="P2" svg:x1="298.47mm" svg:y1="166.04mm" svg:x2="298.47mm" svg:y2="177.51mm">
            <text:p/>
          </draw:line>
          <draw:line draw:z-index="6" draw:style-name="gr4" draw:text-style-name="P2" svg:x1="218.68mm" svg:y1="242.33mm" svg:x2="218.68mm" svg:y2="254.79mm">
            <text:p/>
          </draw:line>
        </table:shapes>
        <table:table-column table:style-name="co8" table:default-cell-style-name="ce42"/>
        <table:table-column table:style-name="co9" table:default-cell-style-name="ce42"/>
        <table:table-column table:style-name="co10" table:number-columns-repeated="5" table:default-cell-style-name="ce42"/>
        <table:table-column table:style-name="co9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number-columns-repeated="7" table:default-cell-style-name="ce42"/>
        <table:table-column table:style-name="co1" table:number-columns-repeated="1002" table:default-cell-style-name="ce42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20*[Données.H39]/17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 table:number-columns-spanned="2" table:number-rows-spanned="1">
            <text:p>Fonction définie sur [-10 ; 10]</text:p>
          </table:table-cell>
          <table:covered-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4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81" table:formula="of:=IF([.$AA$25];IF([.B6]=[Données.D26];1;0);&quot;&quot;)" office:value-type="boolean" office:boolean-value="false" calcext:value-type="boolean" table:number-columns-spanned="2" table:number-rows-spanned="1">
            <text:p>FAUX</text:p>
          </table:table-cell>
          <table:covered-table-cell table:style-name="ce168"/>
          <table:table-cell table:style-name="ce281" table:formula="of:=IF([.$AA$25];IF([.D6]=[Données.E26];1;0);&quot;&quot;)" office:value-type="boolean" office:boolean-value="false" calcext:value-type="boolean" table:number-columns-spanned="2" table:number-rows-spanned="1">
            <text:p>FAUX</text:p>
          </table:table-cell>
          <table:covered-table-cell table:style-name="ce146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3" table:formula="of:=IF(AND([.$AA$25];[.$AB$25]);[Données.D26];&quot;&quot;)" office:value-type="float" office:value="-9" calcext:value-type="float" table:number-columns-spanned="2" table:number-rows-spanned="1">
            <text:p>-9</text:p>
          </table:table-cell>
          <table:covered-table-cell table:style-name="ce72"/>
          <table:table-cell table:style-name="ce233" table:formula="of:=IF(AND([.$AA$25];[.$AB$25]);[Données.E26];&quot;&quot;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1" office:value-type="string" calcext:value-type="string" table:number-columns-spanned="5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00"/>
          <table:covered-table-cell table:style-name="ce97"/>
          <table:covered-table-cell table:style-name="ce200"/>
          <table:covered-table-cell table:style-name="ce142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mais laisser la police Wingdings 3.</text:p>
          </table:table-cell>
          <table:covered-table-cell table:style-name="ce200"/>
          <table:covered-table-cell table:style-name="ce97"/>
          <table:covered-table-cell table:style-name="ce200"/>
          <table:covered-table-cell table:style-name="ce142"/>
          <table:table-cell table:number-columns-repeated="1019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31" table:number-columns-spanned="2" table:number-rows-spanned="1"/>
          <table:covered-table-cell table:style-name="ce231"/>
          <table:table-cell table:style-name="ce242"/>
          <table:table-cell table:style-name="ce231" table:number-columns-spanned="2" table:number-rows-spanned="1"/>
          <table:covered-table-cell table:style-name="ce232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4" office:value-type="string" calcext:value-type="string">
            <text:p>Signe de <text:span text:style-name="T5">f </text:span>(<text:span text:style-name="T5">x</text:span>)</text:p>
          </table:table-cell>
          <table:table-cell table:style-name="ce211"/>
          <table:table-cell table:style-name="ce232" table:number-columns-spanned="2" table:number-rows-spanned="1"/>
          <table:covered-table-cell table:style-name="ce231"/>
          <table:table-cell table:style-name="ce227"/>
          <table:table-cell table:style-name="ce231" table:number-columns-spanned="2" table:number-rows-spanned="1"/>
          <table:covered-table-cell table:style-name="ce232"/>
          <table:table-cell table:style-name="ce258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12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194"/>
          <table:table-cell table:style-name="ce213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28];&quot;&quot;)" office:value-type="float" office:value="-10" calcext:value-type="float">
            <text:p>-10</text:p>
          </table:table-cell>
          <table:table-cell table:style-name="ce270" table:formula="of:=IF(AND([.$AA$25];[.$AB$25]);[Données.C28];&quot;&quot;)" office:value-type="float" office:value="-9" calcext:value-type="float" table:number-columns-spanned="2" table:number-rows-spanned="1">
            <text:p>-9</text:p>
          </table:table-cell>
          <table:covered-table-cell table:style-name="ce275"/>
          <table:table-cell table:style-name="ce323" table:formula="of:=IF(AND([.$AA$25];[.$AB$25]);[Données.E28];&quot;&quot;)" office:value-type="string" office:string-value="-1" calcext:value-type="string">
            <text:p>-1</text:p>
          </table:table-cell>
          <table:table-cell table:style-name="ce270" table:formula="of:=IF(AND([.$AA$25];[.$AB$25]);[Données.F28];&quot;&quot;)" office:value-type="float" office:value="7" calcext:value-type="float" table:number-columns-spanned="2" table:number-rows-spanned="1">
            <text:p>7</text:p>
          </table:table-cell>
          <table:covered-table-cell table:style-name="ce280"/>
          <table:table-cell table:style-name="ce282" table:formula="of:=IF(AND([.$AA$25];[.$AB$25]);[Données.H28];&quot;&quot;)" office:value-type="float" office:value="10" calcext:value-type="float">
            <text:p>10</text:p>
          </table:table-cell>
          <table:table-cell table:number-columns-repeated="1016"/>
        </table:table-row>
        <table:table-row table:style-name="ro7">
          <table:table-cell table:style-name="ce194" office:value-type="string" calcext:value-type="string">
            <text:p>Signe de <text:span text:style-name="T5">f </text:span>(<text:span text:style-name="T5">x</text:span>)</text:p>
          </table:table-cell>
          <table:table-cell table:style-name="ce252" table:formula="of:=IF(AND([.$AA$25];[.$AB$25]);[Données.B29];&quot;&quot;)" office:value-type="string" office:string-value="-" calcext:value-type="string">
            <text:p>-</text:p>
          </table:table-cell>
          <table:table-cell table:style-name="ce240" table:formula="of:=IF(AND([.$AA$25];[.$AB$25]);[Données.C29];&quot;&quot;)" office:value-type="float" office:value="0" calcext:value-type="float" table:number-columns-spanned="2" table:number-rows-spanned="1">
            <text:p>0</text:p>
          </table:table-cell>
          <table:covered-table-cell table:style-name="ce275"/>
          <table:table-cell table:style-name="ce240" table:formula="of:=IF(AND([.$AA$25];[.$AB$25]);[Données.E29];&quot;&quot;)" office:value-type="string" office:string-value="+" calcext:value-type="string">
            <text:p>+</text:p>
          </table:table-cell>
          <table:table-cell table:style-name="ce270" table:formula="of:=IF(AND([.$AA$25];[.$AB$25]);[Données.F29];&quot;&quot;)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310" table:formula="of:=IF(AND([.$AA$25];[.$AB$25]);[Données.H29];&quot;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65" table:formula="of:=IF(AND([.$AA$25];[.$AB$25]);[Données.B30];&quot;&quot;)">
            <text:p/>
          </table:table-cell>
          <table:table-cell table:style-name="ce276" table:formula="of:=IF(AND([.$AA$25];[.$AB$25]);IF([$Données.A26]&lt;0;&quot;k&quot;;&quot;&quot;);&quot;&quot;)" office:value-type="string" office:string-value="k" calcext:value-type="string" table:number-columns-spanned="2" table:number-rows-spanned="2">
            <text:p>k</text:p>
          </table:table-cell>
          <table:covered-table-cell table:style-name="ce303"/>
          <table:table-cell table:style-name="ce326" table:formula="of:=IF(AND([.$AA$25];[.$AB$25]);[Données.E30];&quot;&quot;)" office:value-type="float" office:value="1" calcext:value-type="float">
            <text:p>1</text:p>
          </table:table-cell>
          <table:table-cell table:style-name="ce276" table:formula="of:=IF(AND([.$AA$25];[.$AB$25]);IF([$Données.A26]&lt;0;&quot;&quot;;&quot;k&quot;);&quot;&quot;)" office:value-type="string" office:string-value="" calcext:value-type="string" table:number-columns-spanned="2" table:number-rows-spanned="2">
            <text:p></text:p>
          </table:table-cell>
          <table:covered-table-cell table:style-name="ce303"/>
          <table:table-cell table:style-name="ce339" table:formula="of:=IF(AND([.$AA$25];[.$AB$25]);[Données.H30];&quot;&quot;)">
            <text:p/>
          </table:table-cell>
          <table:table-cell table:number-columns-repeated="1016"/>
        </table:table-row>
        <table:table-row table:style-name="ro10">
          <table:covered-table-cell table:style-name="ce194"/>
          <table:table-cell table:style-name="ce271" table:formula="of:=IF(AND([.$AA$25];[.$AB$25]);[Données.B31];&quot;&quot;)" office:value-type="float" office:value="-0.265625" calcext:value-type="float">
            <text:p>-17/64 <text:s text:c="3"/></text:p>
          </table:table-cell>
          <table:covered-table-cell table:style-name="ce278"/>
          <table:covered-table-cell table:style-name="ce313"/>
          <table:table-cell table:style-name="ce324" table:formula="of:=IF(AND([.$AA$25];[.$AB$25]);[Données.E31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1];&quot;&quot;)" office:value-type="float" office:value="-0.890625" calcext:value-type="float">
            <text:p>-57/64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269"/>
          <table:table-cell table:number-columns-repeated="24"/>
          <table:table-cell table:number-columns-repeated="2" table:style-name="ce35" office:value-type="boolean" office:boolean-value="true" calcext:value-type="boolean">
            <text:p>VRAI</text:p>
          </table:table-cell>
          <table:table-cell table:number-columns-repeated="996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Droite et parabole" table:style-name="ta1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linked-cell="'Droite et parabole'.B3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roite et parabole'.B3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7"/>
          <draw:control draw:z-index="1" draw:style-name="gr3" draw:text-style-name="P3" svg:width="45.05mm" svg:height="11.88mm" svg:x="191.44mm" svg:y="45.65mm" draw:control="control8"/>
          <draw:frame draw:z-index="2" draw:style-name="gr5" draw:text-style-name="P1" svg:width="217.16mm" svg:height="184.78mm" svg:x="238.29mm" svg:y="0mm">
            <draw:object draw:notify-on-update-of-ranges="Données.J30:Données.J50 Données.K30:Données.K50 Données.J54:Données.J56 Données.K54:Données.K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300"/>
        <table:table-column table:style-name="co15" table:default-cell-style-name="ce42"/>
        <table:table-column table:style-name="co16" table:number-columns-repeated="11" table:default-cell-style-name="ce42"/>
        <table:table-column table:style-name="co1" table:number-columns-repeated="1007" table:default-cell-style-name="ce42"/>
        <table:table-column table:style-name="co1" table:number-columns-repeated="4" table:default-cell-style-name="ce300"/>
        <table:table-row table:style-name="ro11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20*[Données.M70]/21;&quot;&quot;)" office:value-type="float" office:value="0" calcext:value-type="float">
            <text:p>0</text:p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311" table:number-columns-repeated="2"/>
          <table:table-cell table:number-columns-repeated="1018"/>
        </table:table-row>
        <table:table-row table:style-name="ro7">
          <table:table-cell table:style-name="ce29" office:value-type="string" calcext:value-type="string" table:number-columns-spanned="5" table:number-rows-spanned="1">
            <text:p>Fonctions définies sur [-10 ; 10]</text:p>
          </table:table-cell>
          <table:covered-table-cell table:style-name="ce300"/>
          <table:covered-table-cell table:style-name="ce40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5">f </text:span><text:span text:style-name="T16">(</text:span><text:span text:style-name="T15">x</text:span><text:span text:style-name="T16">)</text:span> = <text:span text:style-name="T17">g</text:span><text:span text:style-name="T18">(</text:span><text:span text:style-name="T17">x</text:span><text:span text:style-name="T18">)</text:span></text:p>
          </table:table-cell>
          <table:covered-table-cell table:style-name="ce300"/>
          <table:covered-table-cell table:style-name="ce36"/>
          <table:covered-table-cell table:style-name="ce300"/>
          <table:covered-table-cell table:style-name="ce309"/>
          <table:covered-table-cell table:number-columns-repeated="2"/>
          <table:table-cell table:number-columns-repeated="1017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241"/>
          <table:table-cell table:style-name="ce232" table:number-columns-repeated="3"/>
          <table:table-cell table:style-name="ce369"/>
          <table:table-cell table:style-name="ce300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349" table:formula="of:=IF([.$B$31];IF([.C6]=[Données.B53];1;0);&quot;&quot;)" office:value-type="boolean" office:boolean-value="false" calcext:value-type="boolean">
            <text:p>FAUX</text:p>
          </table:table-cell>
          <table:table-cell table:style-name="ce362" table:formula="of:=IF([.$B$31];IF([.D6]=[Données.C53];1;0);&quot;&quot;)" office:value-type="boolean" office:boolean-value="false" calcext:value-type="boolean">
            <text:p>FAUX</text:p>
          </table:table-cell>
          <table:table-cell table:style-name="ce373" table:formula="of:=IF([.$B$31];IF([.E6]=[Données.D53];1;0);&quot;&quot;)" office:value-type="boolean" office:boolean-value="false" calcext:value-type="boolean">
            <text:p>FAUX</text:p>
          </table:table-cell>
          <table:table-cell table:style-name="ce382" table:formula="of:=IF([.$B$31];IF([.F6]=[Données.E53];1;0);&quot;&quot;)" office:value-type="boolean" office:boolean-value="false" calcext:value-type="boolean">
            <text:p>FAUX</text:p>
          </table:table-cell>
          <table:table-cell table:style-name="ce399" table:formula="of:=IF([.$B$31];IF([.G6]=[Données.F53];1;0);&quot;&quot;)" office:value-type="boolean" office:boolean-value="false" calcext:value-type="boolean">
            <text:p>FAUX</text:p>
          </table:table-cell>
          <table:table-cell table:style-name="ce300"/>
          <table:table-cell table:style-name="ce206"/>
          <table:table-cell table:number-columns-repeated="1015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132" table:formula="of:=IF(AND([.$B$31];[.$B$32]);[Données.B53];&quot;&quot;)" office:value-type="string" office:string-value="{" calcext:value-type="string">
            <text:p>{</text:p>
          </table:table-cell>
          <table:table-cell table:style-name="ce157" table:formula="of:=IF(AND([.$B$31];[.$B$32]);[Données.C53];&quot;&quot;)" office:value-type="float" office:value="-5" calcext:value-type="float">
            <text:p>-5</text:p>
          </table:table-cell>
          <table:table-cell table:style-name="ce179" table:formula="of:=IF(AND([.$B$31];[.$B$32]);[Données.D53];&quot;&quot;)" office:value-type="string" office:string-value=";" calcext:value-type="string">
            <text:p>;</text:p>
          </table:table-cell>
          <table:table-cell table:style-name="ce190" table:formula="of:=IF(AND([.$B$31];[.$B$32]);[Données.E53];&quot;&quot;)" office:value-type="float" office:value="5" calcext:value-type="float">
            <text:p>5</text:p>
          </table:table-cell>
          <table:table-cell table:style-name="ce202" table:formula="of:=IF(AND([.$B$31];[.$B$32]);[Données.F53];&quot;&quot;)" office:value-type="string" office:string-value="}" calcext:value-type="string">
            <text:p>}</text:p>
          </table:table-cell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57"/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294" office:value-type="string" calcext:value-type="string">
            <text:p> Tapez <text:span text:style-name="T19">ou</text:span> pour le symbole <text:span text:style-name="T20"></text:span> (union).</text:p>
          </table:table-cell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297" office:value-type="string" calcext:value-type="string">
            <text:p><text:span text:style-name="T21">Tapez </text:span><text:span text:style-name="T22">et</text:span><text:span text:style-name="T23"> pour le symbole </text:span><text:span text:style-name="T24"></text:span><text:span text:style-name="T23"> (intersection).</text:span></text:p>
          </table:table-cell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300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5">f </text:span><text:span text:style-name="T26">(</text:span><text:span text:style-name="T27">x</text:span><text:span text:style-name="T26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358"/>
          <table:table-cell table:style-name="ce380" table:formula="of:=[$Données.K6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5">g</text:span>(<text:span text:style-name="T5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105"/>
          <table:table-cell table:style-name="ce104" table:number-columns-repeated="4"/>
          <table:table-cell table:style-name="ce105" table:number-columns-repeated="2"/>
          <table:table-cell table:style-name="ce104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151" table:formula="of:=IF([.$B$31];IF([.C14]=[Données.B62];1;0);&quot;&quot;)" office:value-type="boolean" office:boolean-value="false" calcext:value-type="boolean">
            <text:p>FAUX</text:p>
          </table:table-cell>
          <table:table-cell table:style-name="ce151" table:formula="of:=IF([.$B$31];IF([.D14]=[Données.C62];1;0);&quot;&quot;)" office:value-type="boolean" office:boolean-value="false" calcext:value-type="boolean">
            <text:p>FAUX</text:p>
          </table:table-cell>
          <table:table-cell table:style-name="ce151" table:formula="of:=IF([.$B$31];IF([.E14]=[Données.D62];1;0);&quot;&quot;)" office:value-type="boolean" office:boolean-value="false" calcext:value-type="boolean">
            <text:p>FAUX</text:p>
          </table:table-cell>
          <table:table-cell table:style-name="ce151" table:formula="of:=IF([.$B$31];IF([.F14]=[Données.E62];1;0);&quot;&quot;)" office:value-type="boolean" office:boolean-value="false" calcext:value-type="boolean">
            <text:p>FAUX</text:p>
          </table:table-cell>
          <table:table-cell table:style-name="ce151" table:formula="of:=IF([.$B$31];IF([.G14]=[Données.F62];1;0);&quot;&quot;)" office:value-type="boolean" office:boolean-value="false" calcext:value-type="boolean">
            <text:p>FAUX</text:p>
          </table:table-cell>
          <table:table-cell table:style-name="ce377" table:formula="of:=IF([.$B$31];IF([.H14]=[Données.G62];1;0);&quot;&quot;)" office:value-type="boolean" office:boolean-value="false" calcext:value-type="boolean">
            <text:p>FAUX</text:p>
          </table:table-cell>
          <table:table-cell table:style-name="ce390" table:formula="of:=IF([.$B$31];IF([.I14]=[Données.H62];1;0);&quot;&quot;)" office:value-type="boolean" office:boolean-value="false" calcext:value-type="boolean">
            <text:p>FAUX</text:p>
          </table:table-cell>
          <table:table-cell table:style-name="ce394" table:formula="of:=IF([.$B$31];IF([.J14]=[Données.I62];1;0);&quot;&quot;)" office:value-type="boolean" office:boolean-value="false" calcext:value-type="boolean">
            <text:p>FAUX</text:p>
          </table:table-cell>
          <table:table-cell table:style-name="ce396" table:formula="of:=IF([.$B$31];IF([.K14]=[Données.J62];1;0);&quot;&quot;)" office:value-type="boolean" office:boolean-value="false" calcext:value-type="boolean">
            <text:p>FAUX</text:p>
          </table:table-cell>
          <table:table-cell table:style-name="ce398" table:formula="of:=IF([.$B$31];IF([.L14]=[Données.K62];1;0);&quot;&quot;)" office:value-type="boolean" office:boolean-value="false" calcext:value-type="boolean">
            <text:p>FAUX</text:p>
          </table:table-cell>
          <table:table-cell table:style-name="ce402" table:formula="of:=IF([.$B$31];IF([.M14]=[Données.L62];1;0);&quot;&quot;)" office:value-type="boolean" office:boolean-value="false" calcext:value-type="boolean">
            <text:p>FAUX</text:p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141" table:formula="of:=IF(AND([.$B$31];[.$B$32]);[Données.B63];&quot;&quot;)" office:value-type="string" office:string-value="[" calcext:value-type="string">
            <text:p>[</text:p>
          </table:table-cell>
          <table:table-cell table:style-name="ce141" table:formula="of:=IF(AND([.$B$31];[.$B$32]);[Données.C63];&quot;&quot;)" office:value-type="float" office:value="-10" calcext:value-type="float">
            <text:p>-10</text:p>
          </table:table-cell>
          <table:table-cell table:style-name="ce141" table:formula="of:=IF(AND([.$B$31];[.$B$32]);[Données.D63];&quot;&quot;)" office:value-type="string" office:string-value=";" calcext:value-type="string">
            <text:p>;</text:p>
          </table:table-cell>
          <table:table-cell table:style-name="ce141" table:formula="of:=IF(AND([.$B$31];[.$B$32]);[Données.E63];&quot;&quot;)" office:value-type="float" office:value="-5" calcext:value-type="float">
            <text:p>-5</text:p>
          </table:table-cell>
          <table:table-cell table:style-name="ce141" table:formula="of:=IF(AND([.$B$31];[.$B$32]);[Données.F63];&quot;&quot;)" office:value-type="string" office:string-value="[" calcext:value-type="string">
            <text:p>[</text:p>
          </table:table-cell>
          <table:table-cell table:style-name="ce428" table:formula="of:=IF(AND([.$B$31];[.$B$32]);[Données.G63];&quot;&quot;)" office:value-type="string" office:string-value="" calcext:value-type="string">
            <text:p></text:p>
          </table:table-cell>
          <table:table-cell table:style-name="ce141" table:formula="of:=IF(AND([.$B$31];[.$B$32]);[Données.H63];&quot;&quot;)" office:value-type="string" office:string-value="]" calcext:value-type="string">
            <text:p>]</text:p>
          </table:table-cell>
          <table:table-cell table:style-name="ce141" table:formula="of:=IF(AND([.$B$31];[.$B$32]);[Données.I63];&quot;&quot;)" office:value-type="float" office:value="5" calcext:value-type="float">
            <text:p>5</text:p>
          </table:table-cell>
          <table:table-cell table:style-name="ce141" table:formula="of:=IF(AND([.$B$31];[.$B$32]);[Données.J63];&quot;&quot;)" office:value-type="string" office:string-value=";" calcext:value-type="string">
            <text:p>;</text:p>
          </table:table-cell>
          <table:table-cell table:style-name="ce141" table:formula="of:=IF(AND([.$B$31];[.$B$32]);[Données.K63];&quot;&quot;)" office:value-type="float" office:value="10" calcext:value-type="float">
            <text:p>10</text:p>
          </table:table-cell>
          <table:table-cell table:style-name="ce141" table:formula="of:=IF(AND([.$B$31];[.$B$32]);[Données.L63];&quot;&quot;)" office:value-type="string" office:string-value="]" calcext:value-type="string">
            <text:p>]</text:p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311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300" table:number-columns-repeated="6"/>
          <table:table-cell table:number-columns-repeated="1011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5">f </text:span><text:span text:style-name="T26">(</text:span><text:span text:style-name="T27">x</text:span><text:span text:style-name="T26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65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5">g</text:span>(<text:span text:style-name="T5">x</text:span>)</text:p>
          </table:table-cell>
          <table:table-cell table:style-name="ce292" table:number-columns-repeated="2"/>
          <table:table-cell table:style-name="ce358"/>
          <table:table-cell table:style-name="ce408"/>
          <table:table-cell table:number-columns-repeated="1011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105"/>
          <table:table-cell table:style-name="ce104" table:number-columns-repeated="4"/>
          <table:table-cell table:style-name="ce105" table:number-columns-repeated="2"/>
          <table:table-cell table:style-name="ce104" table:number-columns-repeated="4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149" table:formula="of:=IF([.$B$31];IF([.C19]=[Données.B66];1;0);&quot;&quot;)" office:value-type="boolean" office:boolean-value="false" calcext:value-type="boolean">
            <text:p>FAUX</text:p>
          </table:table-cell>
          <table:table-cell table:style-name="ce149" table:formula="of:=IF([.$B$31];IF([.D19]=[Données.C66];1;0);&quot;&quot;)" office:value-type="boolean" office:boolean-value="false" calcext:value-type="boolean">
            <text:p>FAUX</text:p>
          </table:table-cell>
          <table:table-cell table:style-name="ce149" table:formula="of:=IF([.$B$31];IF([.E19]=[Données.D66];1;0);&quot;&quot;)" office:value-type="boolean" office:boolean-value="false" calcext:value-type="boolean">
            <text:p>FAUX</text:p>
          </table:table-cell>
          <table:table-cell table:style-name="ce149" table:formula="of:=IF([.$B$31];IF([.F19]=[Données.E66];1;0);&quot;&quot;)" office:value-type="boolean" office:boolean-value="false" calcext:value-type="boolean">
            <text:p>FAUX</text:p>
          </table:table-cell>
          <table:table-cell table:style-name="ce149" table:formula="of:=IF([.$B$31];IF([.G19]=[Données.F66];1;0);&quot;&quot;)" office:value-type="boolean" office:boolean-value="false" calcext:value-type="boolean">
            <text:p>FAUX</text:p>
          </table:table-cell>
          <table:table-cell table:style-name="ce149" table:formula="of:=IF([.$B$31];IF([.H19]=[Données.G66];1;0);&quot;&quot;)" office:value-type="boolean" office:boolean-value="true" calcext:value-type="boolean">
            <text:p>VRAI</text:p>
          </table:table-cell>
          <table:table-cell table:style-name="ce149" table:formula="of:=IF([.$B$31];IF([.I19]=[Données.H66];1;0);&quot;&quot;)" office:value-type="boolean" office:boolean-value="true" calcext:value-type="boolean">
            <text:p>VRAI</text:p>
          </table:table-cell>
          <table:table-cell table:style-name="ce149" table:formula="of:=IF([.$B$31];IF([.J19]=[Données.I66];1;0);&quot;&quot;)" office:value-type="boolean" office:boolean-value="true" calcext:value-type="boolean">
            <text:p>VRAI</text:p>
          </table:table-cell>
          <table:table-cell table:style-name="ce149" table:formula="of:=IF([.$B$31];IF([.K19]=[Données.J66];1;0);&quot;&quot;)" office:value-type="boolean" office:boolean-value="true" calcext:value-type="boolean">
            <text:p>VRAI</text:p>
          </table:table-cell>
          <table:table-cell table:style-name="ce149" table:formula="of:=IF([.$B$31];IF([.L19]=[Données.K66];1;0);&quot;&quot;)" office:value-type="boolean" office:boolean-value="true" calcext:value-type="boolean">
            <text:p>VRAI</text:p>
          </table:table-cell>
          <table:table-cell table:style-name="ce149" table:formula="of:=IF([.$B$31];IF([.M19]=[Données.L66];1;0);&quot;&quot;)" office:value-type="boolean" office:boolean-value="true" calcext:value-type="boolean">
            <text:p>VRAI</text:p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346" table:formula="of:=IF(AND([.$B$31];[.$B$32]);[Données.B67];&quot;&quot;)" office:value-type="string" office:string-value="]" calcext:value-type="string">
            <text:p>]</text:p>
          </table:table-cell>
          <table:table-cell table:style-name="ce355" table:formula="of:=IF(AND([.$B$31];[.$B$32]);[Données.C67];&quot;&quot;)" office:value-type="float" office:value="-5" calcext:value-type="float">
            <text:p>-5</text:p>
          </table:table-cell>
          <table:table-cell table:style-name="ce363" table:formula="of:=IF(AND([.$B$31];[.$B$32]);[Données.D67];&quot;&quot;)" office:value-type="string" office:string-value=";" calcext:value-type="string">
            <text:p>;</text:p>
          </table:table-cell>
          <table:table-cell table:style-name="ce370" table:formula="of:=IF(AND([.$B$31];[.$B$32]);[Données.E67];&quot;&quot;)" office:value-type="float" office:value="5" calcext:value-type="float">
            <text:p>5</text:p>
          </table:table-cell>
          <table:table-cell table:style-name="ce378" table:formula="of:=IF(AND([.$B$31];[.$B$32]);[Données.F67];&quot;&quot;)" office:value-type="string" office:string-value="[" calcext:value-type="string">
            <text:p>[</text:p>
          </table:table-cell>
          <table:table-cell table:style-name="ce383" table:formula="of:=IF(AND([.$B$31];[.$B$32]);[Données.G67];&quot;&quot;)">
            <text:p/>
          </table:table-cell>
          <table:table-cell table:style-name="ce386" table:formula="of:=IF(AND([.$B$31];[.$B$32]);[Données.H67];&quot;&quot;)">
            <text:p/>
          </table:table-cell>
          <table:table-cell table:style-name="ce388" table:formula="of:=IF(AND([.$B$31];[.$B$32]);[Données.I67];&quot;&quot;)">
            <text:p/>
          </table:table-cell>
          <table:table-cell table:style-name="ce389" table:formula="of:=IF(AND([.$B$31];[.$B$32]);[Données.J67];&quot;&quot;)">
            <text:p/>
          </table:table-cell>
          <table:table-cell table:style-name="ce389" table:formula="of:=IF(AND([.$B$31];[.$B$32]);[Données.K67];&quot;&quot;)">
            <text:p/>
          </table:table-cell>
          <table:table-cell table:style-name="ce389" table:formula="of:=IF(AND([.$B$31];[.$B$32]);[Données.L67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roite et parabole'.I7:'Droite et parabole'.I7">
            <calcext:condition calcext:apply-style-name="VRAI" calcext:value="formula-is(IF([.K7]=0))" calcext:base-cell-address="'Droite et parabole'.I7"/>
            <calcext:condition calcext:apply-style-name="FAUX" calcext:value="formula-is(IF([.K7]=1))" calcext:base-cell-address="'Droite et parabole'.I7"/>
          </calcext:conditional-format>
          <calcext:conditional-format calcext:target-range-address="'Droite et parabole'.H12:'Droite et parabole'.I12 'Droite et parabole'.I8:'Droite et parabole'.I11">
            <calcext:condition calcext:apply-style-name="VRAI" calcext:value="formula-is(IF([.H7]=0))" calcext:base-cell-address="'Droite et parabole'.H8"/>
            <calcext:condition calcext:apply-style-name="FAUX" calcext:value="formula-is(IF([.H7]=1))" calcext:base-cell-address="'Droite et parabole'.H8"/>
          </calcext:conditional-format>
          <calcext:conditional-format calcext:target-range-address="'Droite et parabole'.C7:'Droite et parabole'.C12 'Droite et parabole'.E12:'Droite et parabole'.G12">
            <calcext:condition calcext:apply-style-name="VRAI" calcext:value="formula-is(IF([.C6]=0))" calcext:base-cell-address="'Droite et parabole'.C7"/>
            <calcext:condition calcext:apply-style-name="FAUX" calcext:value="formula-is(IF([.C6]=1))" calcext:base-cell-address="'Droite et parabole'.C7"/>
          </calcext:conditional-format>
          <calcext:conditional-format calcext:target-range-address="'Droite et parabole'.C8:'Droite et parabole'.C11">
            <calcext:condition calcext:apply-style-name="VRAI" calcext:value="formula-is(IF([.C7]=0))" calcext:base-cell-address="'Droite et parabole'.C8"/>
            <calcext:condition calcext:apply-style-name="FAUX" calcext:value="formula-is(IF([.C7]=1))" calcext:base-cell-address="'Droite et parabole'.C8"/>
          </calcext:conditional-format>
          <calcext:conditional-format calcext:target-range-address="'Droite et parabole'.C7:'Droite et parabole'.C7">
            <calcext:condition calcext:apply-style-name="FAUX" calcext:value="formula-is(IF([.C7]=1))" calcext:base-cell-address="'Droite et parabole'.C7"/>
            <calcext:condition calcext:apply-style-name="VRAI" calcext:value="formula-is(IF([.C7]=0))" calcext:base-cell-address="'Droite et parabole'.C7"/>
          </calcext:conditional-format>
          <calcext:conditional-format calcext:target-range-address="'Droite et parabole'.D7:'Droite et parabole'.D7">
            <calcext:condition calcext:apply-style-name="FAUX" calcext:value="formula-is(IF([.D7]=1))" calcext:base-cell-address="'Droite et parabole'.D7"/>
            <calcext:condition calcext:apply-style-name="VRAI" calcext:value="formula-is(IF([.D7]=0))" calcext:base-cell-address="'Droite et parabole'.D7"/>
          </calcext:conditional-format>
          <calcext:conditional-format calcext:target-range-address="'Droite et parabole'.E7:'Droite et parabole'.E7">
            <calcext:condition calcext:apply-style-name="FAUX" calcext:value="formula-is(IF([.E7]=1))" calcext:base-cell-address="'Droite et parabole'.E7"/>
            <calcext:condition calcext:apply-style-name="VRAI" calcext:value="formula-is(IF([.E7]=0))" calcext:base-cell-address="'Droite et parabole'.E7"/>
          </calcext:conditional-format>
          <calcext:conditional-format calcext:target-range-address="'Droite et parabole'.F7:'Droite et parabole'.F7">
            <calcext:condition calcext:apply-style-name="FAUX" calcext:value="formula-is(IF([.F7]=1))" calcext:base-cell-address="'Droite et parabole'.F7"/>
            <calcext:condition calcext:apply-style-name="VRAI" calcext:value="formula-is(IF([.F7]=0))" calcext:base-cell-address="'Droite et parabole'.F7"/>
          </calcext:conditional-format>
          <calcext:conditional-format calcext:target-range-address="'Droite et parabole'.G7:'Droite et parabole'.G7">
            <calcext:condition calcext:apply-style-name="FAUX" calcext:value="formula-is(IF([.G7]=1))" calcext:base-cell-address="'Droite et parabole'.G7"/>
            <calcext:condition calcext:apply-style-name="VRAI" calcext:value="formula-is(IF([.G7]=0))" calcext:base-cell-address="'Droite et parabole'.G7"/>
          </calcext:conditional-format>
          <calcext:conditional-format calcext:target-range-address="'Droite et parabole'.C8:'Droite et parabole'.C11">
            <calcext:condition calcext:apply-style-name="FAUX" calcext:value="formula-is(IF([.C7]=1))" calcext:base-cell-address="'Droite et parabole'.C8"/>
            <calcext:condition calcext:apply-style-name="VRAI" calcext:value="formula-is(IF([.C7]=0))" calcext:base-cell-address="'Droite et parabole'.C8"/>
          </calcext:conditional-format>
          <calcext:conditional-format calcext:target-range-address="'Droite et parabole'.D8:'Droite et parabole'.D11">
            <calcext:condition calcext:apply-style-name="VRAI" calcext:value="formula-is(IF([.D7]=0))" calcext:base-cell-address="'Droite et parabole'.D8"/>
            <calcext:condition calcext:apply-style-name="FAUX" calcext:value="formula-is(IF([.D7]=1))" calcext:base-cell-address="'Droite et parabole'.D8"/>
          </calcext:conditional-format>
          <calcext:conditional-format calcext:target-range-address="'Droite et parabole'.D8:'Droite et parabole'.D11">
            <calcext:condition calcext:apply-style-name="FAUX" calcext:value="formula-is(IF([.D7]=1))" calcext:base-cell-address="'Droite et parabole'.D8"/>
            <calcext:condition calcext:apply-style-name="VRAI" calcext:value="formula-is(IF([.D7]=0))" calcext:base-cell-address="'Droite et parabole'.D8"/>
          </calcext:conditional-format>
          <calcext:conditional-format calcext:target-range-address="'Droite et parabole'.E8:'Droite et parabole'.E11">
            <calcext:condition calcext:apply-style-name="VRAI" calcext:value="formula-is(IF([.E7]=0))" calcext:base-cell-address="'Droite et parabole'.E8"/>
            <calcext:condition calcext:apply-style-name="FAUX" calcext:value="formula-is(IF([.E7]=1))" calcext:base-cell-address="'Droite et parabole'.E8"/>
          </calcext:conditional-format>
          <calcext:conditional-format calcext:target-range-address="'Droite et parabole'.E8:'Droite et parabole'.E11">
            <calcext:condition calcext:apply-style-name="FAUX" calcext:value="formula-is(IF([.E7]=1))" calcext:base-cell-address="'Droite et parabole'.E8"/>
            <calcext:condition calcext:apply-style-name="VRAI" calcext:value="formula-is(IF([.E7]=0))" calcext:base-cell-address="'Droite et parabole'.E8"/>
          </calcext:conditional-format>
          <calcext:conditional-format calcext:target-range-address="'Droite et parabole'.F8:'Droite et parabole'.F11">
            <calcext:condition calcext:apply-style-name="VRAI" calcext:value="formula-is(IF([.F7]=0))" calcext:base-cell-address="'Droite et parabole'.F8"/>
            <calcext:condition calcext:apply-style-name="FAUX" calcext:value="formula-is(IF([.F7]=1))" calcext:base-cell-address="'Droite et parabole'.F8"/>
          </calcext:conditional-format>
          <calcext:conditional-format calcext:target-range-address="'Droite et parabole'.F8:'Droite et parabole'.F11">
            <calcext:condition calcext:apply-style-name="FAUX" calcext:value="formula-is(IF([.F7]=1))" calcext:base-cell-address="'Droite et parabole'.F8"/>
            <calcext:condition calcext:apply-style-name="VRAI" calcext:value="formula-is(IF([.F7]=0))" calcext:base-cell-address="'Droite et parabole'.F8"/>
          </calcext:conditional-format>
          <calcext:conditional-format calcext:target-range-address="'Droite et parabole'.G8:'Droite et parabole'.G11">
            <calcext:condition calcext:apply-style-name="VRAI" calcext:value="formula-is(IF([.G7]=0))" calcext:base-cell-address="'Droite et parabole'.G8"/>
            <calcext:condition calcext:apply-style-name="FAUX" calcext:value="formula-is(IF([.G7]=1))" calcext:base-cell-address="'Droite et parabole'.G8"/>
          </calcext:conditional-format>
          <calcext:conditional-format calcext:target-range-address="'Droite et parabole'.G8:'Droite et parabole'.G11">
            <calcext:condition calcext:apply-style-name="FAUX" calcext:value="formula-is(IF([.G7]=1))" calcext:base-cell-address="'Droite et parabole'.G8"/>
            <calcext:condition calcext:apply-style-name="VRAI" calcext:value="formula-is(IF([.G7]=0))" calcext:base-cell-address="'Droite et parabole'.G8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7:'Droite et parabole'.C17">
            <calcext:condition calcext:apply-style-name="VRAI" calcext:value="formula-is(IF([.C16]=0))" calcext:base-cell-address="'Droite et parabole'.C17"/>
            <calcext:condition calcext:apply-style-name="FAUX" calcext:value="formula-is(IF([.C16]=1))" calcext:base-cell-address="'Droite et parabole'.C17"/>
          </calcext:conditional-format>
          <calcext:conditional-format calcext:target-range-address="'Droite et parabole'.C17:'Droite et parabole'.C17">
            <calcext:condition calcext:apply-style-name="FAUX" calcext:value="formula-is(IF([.C16]=1))" calcext:base-cell-address="'Droite et parabole'.C17"/>
            <calcext:condition calcext:apply-style-name="VRAI" calcext:value="formula-is(IF([.C16]=0))" calcext:base-cell-address="'Droite et parabole'.C17"/>
          </calcext:conditional-format>
          <calcext:conditional-format calcext:target-range-address="'Droite et parabole'.D17:'Droite et parabole'.D17">
            <calcext:condition calcext:apply-style-name="VRAI" calcext:value="formula-is(IF([.D16]=0))" calcext:base-cell-address="'Droite et parabole'.D17"/>
            <calcext:condition calcext:apply-style-name="FAUX" calcext:value="formula-is(IF([.D16]=1))" calcext:base-cell-address="'Droite et parabole'.D17"/>
          </calcext:conditional-format>
          <calcext:conditional-format calcext:target-range-address="'Droite et parabole'.D17:'Droite et parabole'.D17">
            <calcext:condition calcext:apply-style-name="FAUX" calcext:value="formula-is(IF([.D16]=1))" calcext:base-cell-address="'Droite et parabole'.D17"/>
            <calcext:condition calcext:apply-style-name="VRAI" calcext:value="formula-is(IF([.D16]=0))" calcext:base-cell-address="'Droite et parabole'.D17"/>
          </calcext:conditional-format>
          <calcext:conditional-format calcext:target-range-address="'Droite et parabole'.E17:'Droite et parabole'.E17">
            <calcext:condition calcext:apply-style-name="VRAI" calcext:value="formula-is(IF([.E16]=0))" calcext:base-cell-address="'Droite et parabole'.E17"/>
            <calcext:condition calcext:apply-style-name="FAUX" calcext:value="formula-is(IF([.E16]=1))" calcext:base-cell-address="'Droite et parabole'.E17"/>
          </calcext:conditional-format>
          <calcext:conditional-format calcext:target-range-address="'Droite et parabole'.E17:'Droite et parabole'.E17">
            <calcext:condition calcext:apply-style-name="FAUX" calcext:value="formula-is(IF([.E16]=1))" calcext:base-cell-address="'Droite et parabole'.E17"/>
            <calcext:condition calcext:apply-style-name="VRAI" calcext:value="formula-is(IF([.E16]=0))" calcext:base-cell-address="'Droite et parabole'.E17"/>
          </calcext:conditional-format>
          <calcext:conditional-format calcext:target-range-address="'Droite et parabole'.F17:'Droite et parabole'.F17">
            <calcext:condition calcext:apply-style-name="VRAI" calcext:value="formula-is(IF([.F16]=0))" calcext:base-cell-address="'Droite et parabole'.F17"/>
            <calcext:condition calcext:apply-style-name="FAUX" calcext:value="formula-is(IF([.F16]=1))" calcext:base-cell-address="'Droite et parabole'.F17"/>
          </calcext:conditional-format>
          <calcext:conditional-format calcext:target-range-address="'Droite et parabole'.F17:'Droite et parabole'.F17">
            <calcext:condition calcext:apply-style-name="FAUX" calcext:value="formula-is(IF([.F16]=1))" calcext:base-cell-address="'Droite et parabole'.F17"/>
            <calcext:condition calcext:apply-style-name="VRAI" calcext:value="formula-is(IF([.F16]=0))" calcext:base-cell-address="'Droite et parabole'.F17"/>
          </calcext:conditional-format>
          <calcext:conditional-format calcext:target-range-address="'Droite et parabole'.G17:'Droite et parabole'.G17">
            <calcext:condition calcext:apply-style-name="VRAI" calcext:value="formula-is(IF([.G16]=0))" calcext:base-cell-address="'Droite et parabole'.G17"/>
            <calcext:condition calcext:apply-style-name="FAUX" calcext:value="formula-is(IF([.G16]=1))" calcext:base-cell-address="'Droite et parabole'.G17"/>
          </calcext:conditional-format>
          <calcext:conditional-format calcext:target-range-address="'Droite et parabole'.G17:'Droite et parabole'.G17">
            <calcext:condition calcext:apply-style-name="FAUX" calcext:value="formula-is(IF([.G16]=1))" calcext:base-cell-address="'Droite et parabole'.G17"/>
            <calcext:condition calcext:apply-style-name="VRAI" calcext:value="formula-is(IF([.G16]=0))" calcext:base-cell-address="'Droite et parabole'.G17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">
            <calcext:condition calcext:apply-style-name="VRAI" calcext:value="formula-is(IF([.C15]=0))" calcext:base-cell-address="'Droite et parabole'.C16"/>
            <calcext:condition calcext:apply-style-name="FAUX" calcext:value="formula-is(IF([.C15]=1))" calcext:base-cell-address="'Droite et parabole'.C16"/>
          </calcext:conditional-format>
          <calcext:conditional-format calcext:target-range-address="'Droite et parabole'.C15:'Droite et parabole'.G15">
            <calcext:condition calcext:apply-style-name="FAUX" calcext:value="formula-is(IF([.C15]=1))" calcext:base-cell-address="'Droite et parabole'.C15"/>
            <calcext:condition calcext:apply-style-name="VRAI" calcext:value="formula-is(IF([.C15]=0))" calcext:base-cell-address="'Droite et parabole'.C15"/>
          </calcext:conditional-format>
          <calcext:conditional-format calcext:target-range-address="'Droite et parabole'.C16:'Droite et parabole'.M16">
            <calcext:condition calcext:apply-style-name="FAUX" calcext:value="formula-is(IF([.C15]=1))" calcext:base-cell-address="'Droite et parabole'.C16"/>
            <calcext:condition calcext:apply-style-name="VRAI" calcext:value="formula-is(IF([.C15]=0))" calcext:base-cell-address="'Droite et parabole'.C16"/>
          </calcext:conditional-format>
          <calcext:conditional-format calcext:target-range-address="'Droite et parabole'.C20:'Droite et parabole'.M20">
            <calcext:condition calcext:apply-style-name="VRAI" calcext:value="formula-is(IF([.C$20]=0))" calcext:base-cell-address="'Droite et parabole'.C20"/>
            <calcext:condition calcext:apply-style-name="FAUX" calcext:value="formula-is(IF([.C20]=1))" calcext:base-cell-address="'Droite et parabole'.C20"/>
          </calcext:conditional-format>
          <calcext:conditional-format calcext:target-range-address="'Droite et parabole'.C21:'Droite et parabole'.C21">
            <calcext:condition calcext:apply-style-name="VRAI" calcext:value="formula-is(IF([.C$20]=0))" calcext:base-cell-address="'Droite et parabole'.C21"/>
            <calcext:condition calcext:apply-style-name="FAUX" calcext:value="formula-is(IF([.C$20]=1))" calcext:base-cell-address="'Droite et parabole'.C21"/>
          </calcext:conditional-format>
          <calcext:conditional-format calcext:target-range-address="'Droite et parabole'.D21:'Droite et parabole'.D21">
            <calcext:condition calcext:apply-style-name="VRAI" calcext:value="formula-is(IF([.D$20]=0))" calcext:base-cell-address="'Droite et parabole'.D21"/>
            <calcext:condition calcext:apply-style-name="FAUX" calcext:value="formula-is(IF([.D$20]=1))" calcext:base-cell-address="'Droite et parabole'.D21"/>
          </calcext:conditional-format>
          <calcext:conditional-format calcext:target-range-address="'Droite et parabole'.E21:'Droite et parabole'.E21">
            <calcext:condition calcext:apply-style-name="VRAI" calcext:value="formula-is(IF([.E$20]=0))" calcext:base-cell-address="'Droite et parabole'.E21"/>
            <calcext:condition calcext:apply-style-name="FAUX" calcext:value="formula-is(IF([.E$20]=1))" calcext:base-cell-address="'Droite et parabole'.E21"/>
          </calcext:conditional-format>
          <calcext:conditional-format calcext:target-range-address="'Droite et parabole'.F21:'Droite et parabole'.F21">
            <calcext:condition calcext:apply-style-name="VRAI" calcext:value="formula-is(IF([.F$20]=0))" calcext:base-cell-address="'Droite et parabole'.F21"/>
            <calcext:condition calcext:apply-style-name="FAUX" calcext:value="formula-is(IF([.F$20]=1))" calcext:base-cell-address="'Droite et parabole'.F21"/>
          </calcext:conditional-format>
          <calcext:conditional-format calcext:target-range-address="'Droite et parabole'.G21:'Droite et parabole'.G21">
            <calcext:condition calcext:apply-style-name="VRAI" calcext:value="formula-is(IF([.G$20]=0))" calcext:base-cell-address="'Droite et parabole'.G21"/>
            <calcext:condition calcext:apply-style-name="FAUX" calcext:value="formula-is(IF([.G$20]=1))" calcext:base-cell-address="'Droite et parabole'.G21"/>
          </calcext:conditional-format>
          <calcext:conditional-format calcext:target-range-address="'Droite et parabole'.H21:'Droite et parabole'.H21">
            <calcext:condition calcext:apply-style-name="VRAI" calcext:value="formula-is(IF([.H$20]=0))" calcext:base-cell-address="'Droite et parabole'.H21"/>
            <calcext:condition calcext:apply-style-name="FAUX" calcext:value="formula-is(IF([.H$20]=1))" calcext:base-cell-address="'Droite et parabole'.H21"/>
          </calcext:conditional-format>
          <calcext:conditional-format calcext:target-range-address="'Droite et parabole'.I21:'Droite et parabole'.I21">
            <calcext:condition calcext:apply-style-name="VRAI" calcext:value="formula-is(IF([.I$20]=0))" calcext:base-cell-address="'Droite et parabole'.I21"/>
            <calcext:condition calcext:apply-style-name="FAUX" calcext:value="formula-is(IF([.I$20]=1))" calcext:base-cell-address="'Droite et parabole'.I21"/>
          </calcext:conditional-format>
          <calcext:conditional-format calcext:target-range-address="'Droite et parabole'.J21:'Droite et parabole'.J21">
            <calcext:condition calcext:apply-style-name="VRAI" calcext:value="formula-is(IF([.J$20]=0))" calcext:base-cell-address="'Droite et parabole'.J21"/>
            <calcext:condition calcext:apply-style-name="FAUX" calcext:value="formula-is(IF([.J$20]=1))" calcext:base-cell-address="'Droite et parabole'.J21"/>
          </calcext:conditional-format>
          <calcext:conditional-format calcext:target-range-address="'Droite et parabole'.K21:'Droite et parabole'.M21">
            <calcext:condition calcext:apply-style-name="VRAI" calcext:value="formula-is(IF([.K$20]=0))" calcext:base-cell-address="'Droite et parabole'.K21"/>
            <calcext:condition calcext:apply-style-name="FAUX" calcext:value="formula-is(IF([.K$20]=1))" calcext:base-cell-address="'Droite et parabole'.K21"/>
          </calcext:conditional-format>
          <calcext:conditional-format calcext:target-range-address="'Droite et parabole'.H15:'Droite et parabole'.H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I15:'Droite et parabole'.I15">
            <calcext:condition calcext:apply-style-name="FAUX" calcext:value="formula-is(IF([.I15]=1))" calcext:base-cell-address="'Droite et parabole'.I15"/>
            <calcext:condition calcext:apply-style-name="VRAI" calcext:value="formula-is(IF([.I15]=0))" calcext:base-cell-address="'Droite et parabole'.I15"/>
          </calcext:conditional-format>
          <calcext:conditional-format calcext:target-range-address="'Droite et parabole'.J15:'Droite et parabole'.J15">
            <calcext:condition calcext:apply-style-name="FAUX" calcext:value="formula-is(IF([.J15]=1))" calcext:base-cell-address="'Droite et parabole'.J15"/>
            <calcext:condition calcext:apply-style-name="VRAI" calcext:value="formula-is(IF([.J15]=0))" calcext:base-cell-address="'Droite et parabole'.J15"/>
          </calcext:conditional-format>
          <calcext:conditional-format calcext:target-range-address="'Droite et parabole'.K15:'Droite et parabole'.K15">
            <calcext:condition calcext:apply-style-name="FAUX" calcext:value="formula-is(IF([.K15]=1))" calcext:base-cell-address="'Droite et parabole'.K15"/>
            <calcext:condition calcext:apply-style-name="VRAI" calcext:value="formula-is(IF([.K15]=0))" calcext:base-cell-address="'Droite et parabole'.K15"/>
          </calcext:conditional-format>
          <calcext:conditional-format calcext:target-range-address="'Droite et parabole'.L15:'Droite et parabole'.L15">
            <calcext:condition calcext:apply-style-name="FAUX" calcext:value="formula-is(IF([.L15]=1))" calcext:base-cell-address="'Droite et parabole'.L15"/>
            <calcext:condition calcext:apply-style-name="VRAI" calcext:value="formula-is(IF([.L15]=0))" calcext:base-cell-address="'Droite et parabole'.L15"/>
          </calcext:conditional-format>
          <calcext:conditional-format calcext:target-range-address="'Droite et parabole'.M15:'Droite et parabole'.M15">
            <calcext:condition calcext:apply-style-name="FAUX" calcext:value="formula-is(IF([.M15]=1))" calcext:base-cell-address="'Droite et parabole'.M15"/>
            <calcext:condition calcext:apply-style-name="VRAI" calcext:value="formula-is(IF([.M15]=0))" calcext:base-cell-address="'Droite et parabole'.M15"/>
          </calcext:conditional-format>
        </calcext:conditional-formats>
      </table:table>
      <table:table table:name="Courbe" table:style-name="ta1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linked-cell="Courbe.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Courbe.A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9"/>
          <draw:control draw:z-index="1" draw:style-name="gr3" draw:text-style-name="P3" svg:width="45.05mm" svg:height="11.88mm" svg:x="148.93mm" svg:y="39.65mm" draw:control="control10"/>
          <draw:line draw:z-index="2" draw:style-name="gr4" draw:text-style-name="P2" svg:x1="189.83mm" svg:y1="181.17mm" svg:x2="189.83mm" svg:y2="192.84mm">
            <text:p/>
          </draw:line>
          <draw:line draw:z-index="3" draw:style-name="gr6" draw:text-style-name="P2" svg:x1="277.31mm" svg:y1="181.19mm" svg:x2="277.31mm" svg:y2="192.84mm">
            <text:p/>
          </draw:line>
          <draw:line draw:z-index="4" draw:style-name="gr4" draw:text-style-name="P2" svg:x1="189.7mm" svg:y1="216.74mm" svg:x2="189.7mm" svg:y2="229.2mm">
            <text:p/>
          </draw:line>
          <draw:line draw:z-index="5" draw:style-name="gr4" draw:text-style-name="P2" svg:x1="277.07mm" svg:y1="217.1mm" svg:x2="277.07mm" svg:y2="228.57mm">
            <text:p/>
          </draw:line>
          <draw:line draw:z-index="6" draw:style-name="gr6" draw:text-style-name="P2" svg:x1="363.75mm" svg:y1="181.19mm" svg:x2="363.75mm" svg:y2="192.84mm">
            <text:p/>
          </draw:line>
          <draw:line draw:z-index="7" draw:style-name="gr6" draw:text-style-name="P2" svg:x1="451.11mm" svg:y1="181.19mm" svg:x2="451.11mm" svg:y2="192.84mm">
            <text:p/>
          </draw:line>
          <draw:line draw:z-index="8" draw:style-name="gr6" draw:text-style-name="P2" svg:x1="538.85mm" svg:y1="181.19mm" svg:x2="538.85mm" svg:y2="192.84mm">
            <text:p/>
          </draw:line>
          <draw:line draw:z-index="9" draw:style-name="gr6" draw:text-style-name="P2" svg:x1="624.97mm" svg:y1="180.87mm" svg:x2="624.97mm" svg:y2="192.52mm">
            <text:p/>
          </draw:line>
          <draw:line draw:z-index="10" draw:style-name="gr6" draw:text-style-name="P2" svg:x1="712.58mm" svg:y1="180.87mm" svg:x2="712.58mm" svg:y2="192.52mm">
            <text:p/>
          </draw:line>
          <draw:line draw:z-index="11" draw:style-name="gr6" draw:text-style-name="P2" svg:x1="799.72mm" svg:y1="181.31mm" svg:x2="799.72mm" svg:y2="192.96mm">
            <text:p/>
          </draw:line>
          <draw:line draw:z-index="12" draw:style-name="gr4" draw:text-style-name="P2" svg:x1="364.68mm" svg:y1="217.57mm" svg:x2="364.68mm" svg:y2="229.04mm">
            <text:p/>
          </draw:line>
          <draw:line draw:z-index="13" draw:style-name="gr4" draw:text-style-name="P2" svg:x1="450.91mm" svg:y1="217.68mm" svg:x2="450.91mm" svg:y2="229.15mm">
            <text:p/>
          </draw:line>
          <draw:line draw:z-index="14" draw:style-name="gr4" draw:text-style-name="P2" svg:x1="625.89mm" svg:y1="217.57mm" svg:x2="625.89mm" svg:y2="229.04mm">
            <text:p/>
          </draw:line>
          <draw:line draw:z-index="15" draw:style-name="gr4" draw:text-style-name="P2" svg:x1="712.57mm" svg:y1="217.69mm" svg:x2="712.57mm" svg:y2="229.16mm">
            <text:p/>
          </draw:line>
          <draw:line draw:z-index="16" draw:style-name="gr4" draw:text-style-name="P2" svg:x1="799.26mm" svg:y1="217.68mm" svg:x2="799.26mm" svg:y2="229.15mm">
            <text:p/>
          </draw:line>
          <draw:frame draw:z-index="17" draw:style-name="gr5" draw:text-style-name="P1" svg:width="584.57mm" svg:height="158.97mm" svg:x="249.21mm" svg:y="0.01mm">
            <draw:object draw:notify-on-update-of-ranges="Données.Z3:Données.Z27 Aide.A1:Aide.A1 Données.AB3:Données.A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8" draw:style-name="gr6" draw:text-style-name="P2" svg:x1="538.38mm" svg:y1="217.54mm" svg:x2="538.38mm" svg:y2="229.19mm">
            <text:p/>
          </draw:line>
        </table:shapes>
        <table:table-column table:style-name="co17" table:default-cell-style-name="ce42"/>
        <table:table-column table:style-name="co18" table:number-columns-repeated="26" table:default-cell-style-name="ce42"/>
        <table:table-column table:style-name="co1" table:number-columns-repeated="992" table:default-cell-style-name="ce42"/>
        <table:table-column table:style-name="co1" table:number-columns-repeated="5" table:default-cell-style-name="ce147"/>
        <table:table-row table:style-name="ro14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5];20*[Données.G37]/9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100" office:value-type="string" calcext:value-type="string">
            <text:p>Fonction définie sur [-11 ; 11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44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12">x</text:span><text:span text:style-name="T14">1</text:span></text:p>
          </table:table-cell>
          <table:table-cell table:style-name="ce44" office:value-type="string" calcext:value-type="string">
            <text:p><text:span text:style-name="T5">x</text:span><text:span text:style-name="T14">2</text:span></text:p>
          </table:table-cell>
          <table:table-cell table:style-name="ce107" office:value-type="string" calcext:value-type="string">
            <text:p><text:span text:style-name="T5">x</text:span><text:span text:style-name="T14">3</text:span></text:p>
          </table:table-cell>
          <table:table-cell table:style-name="ce44" office:value-type="string" calcext:value-type="string">
            <text:p><text:span text:style-name="T5">x</text:span><text:span text:style-name="T14">4</text:span></text:p>
          </table:table-cell>
          <table:table-cell table:style-name="Default" table:number-columns-repeated="4"/>
          <table:table-cell table:style-name="ce61"/>
          <table:table-cell table:number-columns-repeated="1014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4"/>
          <table:table-cell table:style-name="ce112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1" table:formula="of:=IF([$Données.Y31]=&quot;&quot;;&quot;&quot;;IF([.$A$25];IF([.B6]=[$Données.Y31];1;0);&quot;&quot;))" office:value-type="string" office:string-value="" calcext:value-type="error">
            <text:p>Err :522</text:p>
          </table:table-cell>
          <table:table-cell table:style-name="ce101" table:formula="of:=IF([$Données.Z31]=&quot;&quot;;&quot;&quot;;IF([.$A$25];IF([.C6]=[$Données.Z31];1;0);&quot;&quot;))" office:value-type="string" office:string-value="" calcext:value-type="error">
            <text:p>Err :522</text:p>
          </table:table-cell>
          <table:table-cell table:style-name="ce101" table:formula="of:=IF([$Données.AA31]=&quot;&quot;;&quot;&quot;;IF([.$A$25];IF([.D6]=[$Données.AA31];1;0);&quot;&quot;))" office:value-type="string" office:string-value="" calcext:value-type="error">
            <text:p>Err :522</text:p>
          </table:table-cell>
          <table:table-cell table:style-name="ce101" table:formula="of:=IF([$Données.AB31]=&quot;&quot;;&quot;&quot;;IF([.$A$25];IF([.E6]=[$Données.AB31];1;0);&quot;&quot;))">
            <text:p/>
          </table:table-cell>
          <table:table-cell table:style-name="Default" table:number-columns-repeated="4"/>
          <table:table-cell table:style-name="ce113"/>
          <table:table-cell table:number-columns-repeated="1014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102" table:formula="of:=IF(AND([.$A$25];[.$A$26]);[Données.Y31];&quot;&quot;)" office:value-type="string" office:string-value="" calcext:value-type="error">
            <text:p>Err :522</text:p>
          </table:table-cell>
          <table:table-cell table:style-name="ce102" table:formula="of:=IF(AND([.$A$25];[.$A$26]);[Données.Z31];&quot;&quot;)" office:value-type="string" office:string-value="" calcext:value-type="error">
            <text:p>Err :522</text:p>
          </table:table-cell>
          <table:table-cell table:style-name="ce102" table:formula="of:=IF(AND([.$A$25];[.$A$26]);[Données.AA31];&quot;&quot;)" office:value-type="string" office:string-value="" calcext:value-type="error">
            <text:p>Err :522</text:p>
          </table:table-cell>
          <table:table-cell table:style-name="ce102" table:formula="of:=IF(AND([.$A$25];[.$A$26]);[Données.AB31];&quot;&quot;)">
            <text:p/>
          </table:table-cell>
          <table:table-cell table:style-name="Default" table:number-columns-repeated="4"/>
          <table:table-cell table:style-name="ce443"/>
          <table:table-cell table:number-columns-repeated="1014"/>
        </table:table-row>
        <table:table-row table:style-name="ro15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5">x</text:span><text:span text:style-name="T14">5</text:span></text:p>
          </table:table-cell>
          <table:table-cell table:style-name="ce44" office:value-type="string" calcext:value-type="string">
            <text:p><text:span text:style-name="T28">x</text:span><text:span text:style-name="T14">6</text:span></text:p>
          </table:table-cell>
          <table:table-cell table:style-name="ce44" office:value-type="string" calcext:value-type="string">
            <text:p><text:span text:style-name="T5">x</text:span><text:span text:style-name="T14">7</text:span></text:p>
          </table:table-cell>
          <table:table-cell table:style-name="ce45" office:value-type="string" calcext:value-type="string">
            <text:p><text:span text:style-name="T5">x</text:span><text:span text:style-name="T29">8</text:span></text:p>
          </table:table-cell>
          <table:table-cell table:number-columns-repeated="1019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3"/>
          <table:table-cell/>
          <table:table-cell table:style-name="ce158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3" table:formula="of:=IF([$Données.AC31]=&quot;&quot;;&quot;&quot;;IF([.$A$25];IF([.B10]=[$Données.AC31];1;0);&quot;&quot;))">
            <text:p/>
          </table:table-cell>
          <table:table-cell table:style-name="ce103" table:formula="of:=IF([$Données.AD31]=&quot;&quot;;&quot;&quot;;IF([.$A$25];IF([.C10]=[$Données.AD31];1;0);&quot;&quot;))">
            <text:p/>
          </table:table-cell>
          <table:table-cell table:style-name="ce103" table:formula="of:=IF([$Données.AE31]=&quot;&quot;;&quot;&quot;;IF([.$A$25];IF([.D10]=[$Données.AE31];1;0);&quot;&quot;))">
            <text:p/>
          </table:table-cell>
          <table:table-cell table:style-name="ce103" table:formula="of:=IF([$Données.AF31]=&quot;&quot;;&quot;&quot;;IF([.$A$25];IF([.E10]=[$Données.AF31];1;0);&quot;&quot;))">
            <text:p/>
          </table:table-cell>
          <table:table-cell table:style-name="Default" table:number-columns-repeated="3"/>
          <table:table-cell table:number-columns-repeated="1016"/>
        </table:table-row>
        <table:table-row table:style-name="ro7" table:number-rows-repeated="2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1" calcext:value-type="float">
            <text:p>-11</text:p>
          </table:table-cell>
          <table:table-cell table:style-name="ce74" table:number-columns-spanned="2" table:number-rows-spanned="1"/>
          <table:covered-table-cell table:style-name="ce65"/>
          <table:table-cell table:style-name="ce172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43" office:value-type="float" office:value="11" calcext:value-type="float">
            <text:p>11</text:p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 table:style-name="ce58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44"/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table:formula="of:=IF(AND([.$A$25];[.$A$26]);[$Données.Y3];&quot;&quot;)" office:value-type="float" office:value="-11" calcext:value-type="float">
            <text:p>-11</text:p>
          </table:table-cell>
          <table:table-cell table:style-name="ce172" table:formula="of:=IF(AND([.$A$25];[.$A$26]);[$Données.Y31]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172" table:formula="of:=#REF!" office:value-type="string" office:string-value="" calcext:value-type="error">
            <text:p>#RÉF !</text:p>
          </table:covered-table-cell>
          <table:table-cell table:style-name="ce108" table:formula="of:=IF(AND([.$A$25];[.$A$26]);IF(OR([.C17]=&quot;&quot;;[$Données.$Y$25]&gt;[.F17]);&quot;&quot;;[$Données.$Y$25]);&quot;&quot;)" office:value-type="string" office:string-value="" calcext:value-type="error">
            <text:p>Err :522</text:p>
          </table:table-cell>
          <table:table-cell table:style-name="ce172" table:formula="of:=IF(AND([.$A$25];[.$A$26]);[$Données.Z31]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70"/>
          <table:table-cell table:style-name="ce108" table:formula="of:=IF(AND([.$A$25];[.$A$26]);IF(OR([.F17]=&quot;&quot;;[$Données.$Y$25]&gt;[.I17]);&quot;&quot;;[$Données.$Y$25]);&quot;&quot;)" office:value-type="string" office:string-value="" calcext:value-type="error">
            <text:p>Err :522</text:p>
          </table:table-cell>
          <table:table-cell table:style-name="ce172" table:formula="of:=IF(AND([.$A$25];[.$A$26]);[$Données.AA31]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70"/>
          <table:table-cell table:style-name="ce115" table:formula="of:=IF(AND([.$A$25];[.$A$26]);IF(OR([.I17]=&quot;&quot;;[$Données.$Y$25]&gt;[.L17]);&quot;&quot;;[$Données.$Y$25]);&quot;&quot;)" office:value-type="string" office:string-value="" calcext:value-type="error">
            <text:p>Err :522</text:p>
          </table:table-cell>
          <table:table-cell table:style-name="ce172" table:formula="of:=IF(AND([.$A$25];[.$A$26]);[$Données.AB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L17]=&quot;&quot;;[$Données.$Y$25]&gt;[.O17]);&quot;&quot;;[$Données.$Y$25]);&quot;&quot;)">
            <text:p/>
          </table:table-cell>
          <table:table-cell table:style-name="ce172" table:formula="of:=IF(AND([.$A$25];[.$A$26]);[$Données.AC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O17]=&quot;&quot;;[$Données.$Y$25]&gt;[.R17]);&quot;&quot;;[$Données.$Y$25]);&quot;&quot;)">
            <text:p/>
          </table:table-cell>
          <table:table-cell table:style-name="ce172" table:formula="of:=IF(AND([.$A$25];[.$A$26]);[$Données.AD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R17]=&quot;&quot;;[$Données.$Y$25]&gt;[.U17]);&quot;&quot;;[$Données.$Y$25]);&quot;&quot;)">
            <text:p/>
          </table:table-cell>
          <table:table-cell table:style-name="ce172" table:formula="of:=IF(AND([.$A$25];[.$A$26]);[$Données.AE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U17]=&quot;&quot;;[$Données.$Y$25]&gt;[.X17]);&quot;&quot;;[$Données.$Y$25]);&quot;&quot;)">
            <text:p/>
          </table:table-cell>
          <table:table-cell table:style-name="ce172" table:formula="of:=IF(AND([.$A$25];[.$A$26]);[$Données.AF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X17]=&quot;&quot;;[$Données.$Y$25]&gt;[.AA17]);&quot;&quot;;[$Données.$Y$25]);&quot;&quot;)">
            <text:p/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5];[.$A$26]);[$Données.Y34];&quot;&quot;)" office:value-type="string" office:string-value="" calcext:value-type="error">
            <text:p>Err :522</text:p>
          </table:table-cell>
          <table:table-cell table:style-name="ce172" table:formula="of:=IF(AND([.$A$25];[.$A$26]);IF([$Données.Y31]=&quot;&quot;;&quot;&quot;;0)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Z34];&quot;&quot;)" office:value-type="string" office:string-value="" calcext:value-type="error">
            <text:p>Err :522</text:p>
          </table:table-cell>
          <table:table-cell table:style-name="ce172" table:formula="of:=IF(AND([.$A$25];[.$A$26]);IF([$Données.Z31]=&quot;&quot;;&quot;&quot;;0)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11" table:formula="of:=IF(AND([.$A$25];[.$A$26]);[$Données.AA34];&quot;&quot;)" office:value-type="string" office:string-value="" calcext:value-type="error">
            <text:p>Err :522</text:p>
          </table:table-cell>
          <table:table-cell table:style-name="ce172" table:formula="of:=IF(AND([.$A$25];[.$A$26]);IF([$Données.AA31]=&quot;&quot;;&quot;&quot;;0);&quot;&quot;)" office:value-type="string" office:string-value="" calcext:value-type="error" table:number-columns-spanned="2" table:number-rows-spanned="1">
            <text:p>Err :522</text:p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AB34];&quot;&quot;)">
            <text:p/>
          </table:table-cell>
          <table:table-cell table:style-name="ce172" table:formula="of:=IF(AND([.$A$25];[.$A$26]);IF([$Données.AB31]=&quot;&quot;;&quot;&quot;;0)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AC34];&quot;&quot;)">
            <text:p/>
          </table:table-cell>
          <table:table-cell table:style-name="ce172" table:formula="of:=IF(AND([.$A$25];[.$A$26]);IF([$Données.AC31]=&quot;&quot;;&quot;&quot;;0)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AD34];&quot;&quot;)">
            <text:p/>
          </table:table-cell>
          <table:table-cell table:style-name="ce172" table:formula="of:=IF(AND([.$A$25];[.$A$26]);IF([$Données.AD31]=&quot;&quot;;&quot;&quot;;0)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AE34];&quot;&quot;)">
            <text:p/>
          </table:table-cell>
          <table:table-cell table:style-name="ce172" table:formula="of:=IF(AND([.$A$25];[.$A$26]);IF([$Données.AE31]=&quot;&quot;;&quot;&quot;;0)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72" table:formula="of:=IF(AND([.$A$25];[.$A$26]);[$Données.AF34];&quot;&quot;)">
            <text:p/>
          </table:table-cell>
          <table:table-cell table:style-name="ce172" table:formula="of:=IF(AND([.$A$25];[.$A$26]);IF([$Données.AF31]=&quot;&quot;;&quot;&quot;;0);&quot;&quot;)" table:number-columns-spanned="2" table:number-rows-spanned="1">
            <text:p/>
          </table:table-cell>
          <table:covered-table-cell table:style-name="ce172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5];[.$A$26]);[$Données.AG34];&quot;&quot;)">
            <text:p/>
          </table:table-cell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23" office:value-type="string" calcext:value-type="string">
            <text:p>En cours de construction</text:p>
          </table:table-cell>
          <table:table-cell table:number-columns-repeated="8"/>
          <table:table-cell table:style-name="ce146"/>
          <table:table-cell table:number-columns-repeated="101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urbe.B8:Courbe.E8">
            <calcext:condition calcext:apply-style-name="VRAI" calcext:value="formula-is(IF([.B7]=0))" calcext:base-cell-address="Courbe.B8"/>
            <calcext:condition calcext:apply-style-name="FAUX" calcext:value="formula-is(IF([.B7]=1))" calcext:base-cell-address="Courbe.B8"/>
          </calcext:conditional-format>
          <calcext:conditional-format calcext:target-range-address="Courbe.J8:Courbe.J8">
            <calcext:condition calcext:apply-style-name="VRAI" calcext:value="formula-is(IF([.J7]=0))" calcext:base-cell-address="Courbe.J8"/>
            <calcext:condition calcext:apply-style-name="FAUX" calcext:value="formula-is(IF([.J7]=1))" calcext:base-cell-address="Courbe.J8"/>
          </calcext:conditional-format>
          <calcext:conditional-format calcext:target-range-address="Courbe.J7:Courbe.J7">
            <calcext:condition calcext:apply-style-name="VRAI" calcext:value="formula-is(IF([.J7]=0))" calcext:base-cell-address="Courbe.J7"/>
            <calcext:condition calcext:apply-style-name="FAUX" calcext:value="formula-is(IF([.J7]=1))" calcext:base-cell-address="Courbe.J7"/>
          </calcext:conditional-format>
          <calcext:conditional-format calcext:target-range-address="Courbe.B7:Courbe.E7">
            <calcext:condition calcext:apply-style-name="VRAI" calcext:value="formula-is(IF([.B7]=0))" calcext:base-cell-address="Courbe.B7"/>
            <calcext:condition calcext:apply-style-name="FAUX" calcext:value="formula-is(IF([.B7]=1))" calcext:base-cell-address="Courbe.B7"/>
          </calcext:conditional-format>
          <calcext:conditional-format calcext:target-range-address="Courbe.B11:Courbe.E11">
            <calcext:condition calcext:apply-style-name="VRAI" calcext:value="formula-is(IF([.B11]=0))" calcext:base-cell-address="Courbe.B11"/>
            <calcext:condition calcext:apply-style-name="FAUX" calcext:value="formula-is(IF([.B11]=1))" calcext:base-cell-address="Courbe.B11"/>
          </calcext:conditional-format>
        </calcext:conditional-formats>
      </table:table>
      <table:table table:name="Données" table:style-name="ta2" table:protected="true" table:protection-key="0F7WAhMg9wxuBmOj2MNIB9X6jx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style-name="gr5" draw:text-style-name="P1" svg:width="251.75mm" svg:height="158.97mm" svg:x="646.09mm" svg:y="9.67mm">
            <draw:object draw:notify-on-update-of-ranges="Données.Z3:Données.Z27 Aide.A1:Aide.A1 Données.AB3:Données.AB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5" draw:text-style-name="P1" svg:width="528.9mm" svg:height="232.26mm" svg:x="73.82mm" svg:y="453.27mm">
            <draw:object draw:notify-on-update-of-ranges="Données.D113:Données.X113 Données.D81:Données.Y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5" draw:text-style-name="P1" svg:width="428.64mm" svg:height="232.49mm" svg:x="66.29mm" svg:y="699.18mm">
            <draw:object draw:notify-on-update-of-ranges="Données.D113:Données.X113 Données.D114:Données.X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9" table:default-cell-style-name="ce445"/>
        <table:table-column table:style-name="co20" table:default-cell-style-name="ce445"/>
        <table:table-column table:style-name="co1" table:number-columns-repeated="5" table:default-cell-style-name="ce445"/>
        <table:table-column table:style-name="co21" table:default-cell-style-name="ce445"/>
        <table:table-column table:style-name="co1" table:number-columns-repeated="2" table:default-cell-style-name="ce445"/>
        <table:table-column table:style-name="co22" table:default-cell-style-name="ce445"/>
        <table:table-column table:style-name="co1" table:default-cell-style-name="ce445"/>
        <table:table-column table:style-name="co23" table:default-cell-style-name="ce445"/>
        <table:table-column table:style-name="co1" table:number-columns-repeated="4" table:default-cell-style-name="ce445"/>
        <table:table-column table:style-name="co24" table:default-cell-style-name="ce445"/>
        <table:table-column table:style-name="co1" table:default-cell-style-name="ce445"/>
        <table:table-column table:style-name="co25" table:default-cell-style-name="ce445"/>
        <table:table-column table:style-name="co26" table:default-cell-style-name="ce445"/>
        <table:table-column table:style-name="co1" table:number-columns-repeated="1003" table:default-cell-style-name="ce445"/>
        <table:table-row table:style-name="ro3">
          <table:table-cell table:style-name="ce435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484"/>
          <table:covered-table-cell table:style-name="ce541"/>
          <table:covered-table-cell table:style-name="ce571"/>
          <table:covered-table-cell table:number-columns-repeated="9"/>
          <table:table-cell table:number-columns-repeated="8"/>
          <table:table-cell table:style-name="ce585"/>
          <table:table-cell table:style-name="ce450" table:number-columns-repeated="16"/>
          <table:table-cell table:number-columns-repeated="986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585" table:number-columns-repeated="18"/>
          <table:table-cell table:style-name="ce450"/>
          <table:table-cell table:style-name="ce539" office:value-type="string" calcext:value-type="string">
            <text:p>Rang aléa</text:p>
          </table:table-cell>
          <table:table-cell table:style-name="ce539" office:value-type="string" calcext:value-type="string">
            <text:p>Coeff</text:p>
          </table:table-cell>
          <table:table-cell table:style-name="ce564" office:value-type="string" calcext:value-type="string">
            <text:p>x</text:p>
          </table:table-cell>
          <table:table-cell table:number-columns-repeated="2" table:style-name="ce564" office:value-type="string" calcext:value-type="string">
            <text:p>y</text:p>
          </table:table-cell>
          <table:table-cell table:style-name="ce704" office:value-type="string" calcext:value-type="string">
            <text:p>choix</text:p>
          </table:table-cell>
          <table:table-cell table:style-name="ce704" office:value-type="string" calcext:value-type="string">
            <text:p>rang 0</text:p>
          </table:table-cell>
          <table:table-cell table:style-name="ce704" office:value-type="string" calcext:value-type="string">
            <text:p>Tri</text:p>
          </table:table-cell>
          <table:table-cell table:number-columns-repeated="2" table:style-name="ce704" office:value-type="string" calcext:value-type="string">
            <text:p>Signe</text:p>
          </table:table-cell>
          <table:table-cell table:style-name="ce450" table:number-columns-repeated="5"/>
          <table:table-cell/>
          <table:table-cell table:style-name="ce585" table:number-columns-repeated="985"/>
        </table:table-row>
        <table:table-row table:style-name="ro16">
          <table:table-cell table:style-name="ce437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450"/>
          <table:table-cell table:style-name="ce450"/>
          <table:table-cell table:style-name="ce645" office:value-type="string" calcext:value-type="string" table:number-columns-spanned="3" table:number-rows-spanned="1">
            <text:p>Graphique parabole <text:span text:style-name="T5">C</text:span><text:span text:style-name="T29">f</text:span></text:p>
          </table:table-cell>
          <table:covered-table-cell table:style-name="ce450"/>
          <table:covered-table-cell table:style-name="ce476"/>
          <table:table-cell table:style-name="ce673" table:number-columns-repeated="3"/>
          <table:table-cell table:style-name="ce675" office:value-type="string" calcext:value-type="string">
            <text:p>num</text:p>
          </table:table-cell>
          <table:table-cell table:style-name="ce675" office:value-type="string" calcext:value-type="string">
            <text:p>Dénom</text:p>
          </table:table-cell>
          <table:table-cell table:number-columns-repeated="3" table:style-name="ce675" office:value-type="string" calcext:value-type="string">
            <text:p>Fraction</text:p>
          </table:table-cell>
          <table:table-cell table:style-name="ce585"/>
          <table:table-cell table:style-name="ce483"/>
          <table:table-cell table:style-name="ce540"/>
          <table:table-cell table:style-name="ce691" table:formula="of:=IF([.X4]&lt;&gt;0;SIGN([.X4]);IF([.X5]&lt;&gt;0;SIGN([.X5]);IF([.X6]&lt;&gt;0;SIGN([.X6]);IF([.X7]&lt;&gt;0;SIGN([.X7]);IF([.X8]&lt;&gt;0;SIGN([.X8]);IF([.X9]&lt;&gt;0;SIGN([.X9]);SIGN([.X10])))))))" office:value-type="string" office:string-value="" calcext:value-type="error">
            <text:p>Err :522</text:p>
          </table:table-cell>
          <table:table-cell table:style-name="ce568" office:value-type="float" office:value="-11" calcext:value-type="float">
            <text:p>-11</text:p>
          </table:table-cell>
          <table:table-cell table:style-name="ce700" table:formula="of:=RANDBETWEEN(1;9)" office:value-type="float" office:value="4" calcext:value-type="float">
            <text:p>4</text:p>
          </table:table-cell>
          <table:table-cell table:style-name="ce702" table:formula="of:=[.X3]*[.Z3]" office:value-type="string" office:string-value="" calcext:value-type="error">
            <text:p>Err :522</text:p>
          </table:table-cell>
          <table:table-cell table:style-name="ce540" table:number-columns-repeated="3"/>
          <table:table-cell table:style-name="ce540" table:formula="of:=IF([.AA3]=0;0;IF(SIGN([.AA3]);&quot;+&quot;;&quot;-&quot;))" office:value-type="string" office:string-value="" calcext:value-type="error">
            <text:p>Err :522</text:p>
          </table:table-cell>
          <table:table-cell table:style-name="ce540" table:formula="of:=SIGN([.AA3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16">
          <table:table-cell table:style-name="ce450" table:number-columns-repeated="9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text:span text:style-name="T39">1</text:span></text:p>
          </table:table-cell>
          <table:table-cell table:style-name="ce439" office:value-type="string" calcext:value-type="string">
            <text:p>y<text:span text:style-name="T14">2</text:span></text:p>
          </table:table-cell>
          <table:table-cell table:style-name="ce675" office:value-type="string" calcext:value-type="string">
            <text:p>Num</text:p>
          </table:table-cell>
          <table:table-cell table:style-name="ce675" office:value-type="string" calcext:value-type="string">
            <text:p>Dénom</text:p>
          </table:table-cell>
          <table:table-cell table:style-name="ce675" office:value-type="string" calcext:value-type="string">
            <text:p>PGCD</text:p>
          </table:table-cell>
          <table:table-cell table:number-columns-repeated="4" table:style-name="ce675" office:value-type="string" calcext:value-type="string">
            <text:p>simp</text:p>
          </table:table-cell>
          <table:table-cell table:style-name="ce675" office:value-type="string" calcext:value-type="string">
            <text:p>texte</text:p>
          </table:table-cell>
          <table:table-cell table:style-name="ce585"/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617457" calcext:value-type="float">
            <text:p>617457</text:p>
          </table:table-cell>
          <table:table-cell table:style-name="ce440" table:formula="of:=IF(OR([.V4]=[.$AD$4];[.V4]=[.$AD$5];[.V4]=[.$AD$6];[.V4]=[.$AD$7];[.V4]=[.$AD$8];[.V4]=[.$AD$9];[.V4]=[.$AD$10];[.V4]=[.$AD$11];[.V4]=[.$AD$12]);0;IF([.V4]&lt;[.$AD$4];1;IF([.V4]&lt;[.$AD$5];-1;IF([.V4]&lt;[.$AD$6];1;IF([.V4]&lt;[.$AD$7];-1;IF([.V4]&lt;[.$AD$8];1;IF([.V4]&lt;[.$AD$9];-1;IF([.V4]&lt;[.$AD$10];1;IF([.V4]&lt;[.$AD$11];-1;IF([.V4]&lt;[.$AD$12];1;-1))))))))))" office:value-type="string" office:string-value="" calcext:value-type="error">
            <text:p>Err :522</text:p>
          </table:table-cell>
          <table:table-cell table:style-name="ce565" office:value-type="float" office:value="-10" calcext:value-type="float">
            <text:p>-10</text:p>
          </table:table-cell>
          <table:table-cell table:style-name="ce440" table:formula="of:=RANDBETWEEN(1;9)" office:value-type="float" office:value="7" calcext:value-type="float">
            <text:p>7</text:p>
          </table:table-cell>
          <table:table-cell table:style-name="ce703" table:formula="of:=[.X4]*[.Z4]" office:value-type="string" office:string-value="" calcext:value-type="error">
            <text:p>Err :522</text:p>
          </table:table-cell>
          <table:table-cell table:style-name="ce440" table:formula="of:=RANK([.W4];[.$X$4:.$X$26];0)" office:value-type="string" office:string-value="" calcext:value-type="error">
            <text:p>Err :522</text:p>
          </table:table-cell>
          <table:table-cell table:style-name="ce440" table:formula="of:=IF([.V4]&lt;=[.$Y$29];RANK([.AB4];[.$AB$4]:INDIRECT(CONCATENATE(&quot;W&quot;&amp;[.$Y$29]+3));1);&quot;&quot;)" office:value-type="string" office:string-value="" calcext:value-type="error">
            <text:p>Err :522</text:p>
          </table:table-cell>
          <table:table-cell table:style-name="ce440" table:formula="of:=IF([.AC4]=&quot;&quot;;&quot;&quot;;INDEX([.$AB$4]:INDIRECT(CONCATENATE(&quot;W&quot;&amp;[.$Y$29]+3));MATCH([.V4];[.$AC$4]:INDIRECT(CONCATENATE(&quot;X&quot;&amp;[.$Y$29]+3));0)))" office:value-type="string" office:string-value="" calcext:value-type="error">
            <text:p>Err :522</text:p>
          </table:table-cell>
          <table:table-cell table:style-name="ce440" table:formula="of:=IF([.AA4]=0;0;IF(SIGN([.AA4]);&quot;+&quot;;&quot;-&quot;))" office:value-type="string" office:string-value="" calcext:value-type="error">
            <text:p>Err :522</text:p>
          </table:table-cell>
          <table:table-cell table:style-name="ce440" table:formula="of:=SIGN([.AA4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17"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548" office:value-type="string" calcext:value-type="string">
            <text:p><text:span text:style-name="T12">x</text:span><text:span text:style-name="T38">0</text:span></text:p>
          </table:table-cell>
          <table:table-cell table:style-name="ce572"/>
          <table:table-cell table:style-name="ce450" table:number-columns-repeated="2"/>
          <table:table-cell table:style-name="ce645" office:value-type="string" calcext:value-type="string" table:number-columns-spanned="2" table:number-rows-spanned="1">
            <text:p>Graphique droite 1</text:p>
          </table:table-cell>
          <table:covered-table-cell table:style-name="ce450"/>
          <table:table-cell table:style-name="ce450"/>
          <table:table-cell table:style-name="ce440" office:value-type="float" office:value="-10" calcext:value-type="float">
            <text:p>-10</text:p>
          </table:table-cell>
          <table:table-cell table:style-name="ce670" table:formula="of:=[.$A$26]*[.J5]^2+[.$B$26]*[.J5]+[.$C$26]" office:value-type="float" office:value="-0.265625" calcext:value-type="float">
            <text:p>-17/64 <text:s text:c="2"/></text:p>
          </table:table-cell>
          <table:table-cell table:style-name="ce440" table:formula="of:=[.$A$26]*[.J5]^2+[.$B$26]*[.J5]+[.$C$26]" office:value-type="float" office:value="-0.265625" calcext:value-type="float">
            <text:p>-0,265625</text:p>
          </table:table-cell>
          <table:table-cell table:style-name="ce676" table:formula="of:=[.K5]*[.N5]" office:value-type="float" office:value="-272" calcext:value-type="float">
            <text:p>-272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5]);ABS([.N5]))" office:value-type="float" office:value="16" calcext:value-type="float">
            <text:p>16</text:p>
          </table:table-cell>
          <table:table-cell table:style-name="ce682" table:formula="of:=[.M5]/[.O5]" office:value-type="float" office:value="-17" calcext:value-type="float">
            <text:p>-17</text:p>
          </table:table-cell>
          <table:table-cell table:style-name="ce682" table:formula="of:=[.N5]/[.O5]" office:value-type="float" office:value="64" calcext:value-type="float">
            <text:p>64</text:p>
          </table:table-cell>
          <table:table-cell table:style-name="ce699" table:formula="of:=[.P5]/[.Q5]" office:value-type="float" office:value="-0.265625" calcext:value-type="float">
            <text:p>-17/64 <text:s text:c="4"/></text:p>
          </table:table-cell>
          <table:table-cell table:style-name="ce706" table:formula="of:=IF([.P5]=0;&quot;0&quot;;(IF([.P5]=[.Q5];&quot;1&quot;;(IF([.P5]=-[.Q5];&quot;-1&quot;;IF([.Q5]=1;TEXT([.P5];10);[.R5]))))))" office:value-type="float" office:value="-0.265625" calcext:value-type="float">
            <text:p>-17/64 <text:s text:c="3"/></text:p>
          </table:table-cell>
          <table:table-cell table:style-name="ce440" table:formula="of:=IF([.P5]=0;&quot;0&quot;;(IF([.P5]=[.Q5];&quot;1&quot;;(IF([.P5]=-[.Q5];&quot;-1&quot;;IF([.Q5]=1;[.P5];CONCATENATE([.P5];&quot;/&quot;;[.Q5])))))))" office:value-type="string" office:string-value="-17/64" calcext:value-type="string">
            <text:p>-17/64</text:p>
          </table:table-cell>
          <table:table-cell table:style-name="ce585"/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948968" calcext:value-type="float">
            <text:p>948968</text:p>
          </table:table-cell>
          <table:table-cell table:style-name="ce540" table:formula="of:=IF(OR([.V5]=[.$AD$4];[.V5]=[.$AD$5];[.V5]=[.$AD$6];[.V5]=[.$AD$7];[.V5]=[.$AD$8];[.V5]=[.$AD$9];[.V5]=[.$AD$10];[.V5]=[.$AD$11];[.V5]=[.$AD$12]);0;IF([.V5]&lt;[.$AD$4];1;IF([.V5]&lt;[.$AD$5];-1;IF([.V5]&lt;[.$AD$6];1;IF([.V5]&lt;[.$AD$7];-1;IF([.V5]&lt;[.$AD$8];1;IF([.V5]&lt;[.$AD$9];-1;IF([.V5]&lt;[.$AD$10];1;IF([.V5]&lt;[.$AD$11];-1;IF([.V5]&lt;[.$AD$12];1;-1))))))))))" office:value-type="string" office:string-value="" calcext:value-type="error">
            <text:p>Err :522</text:p>
          </table:table-cell>
          <table:table-cell table:style-name="ce568" office:value-type="float" office:value="-9" calcext:value-type="float">
            <text:p>-9</text:p>
          </table:table-cell>
          <table:table-cell table:style-name="ce540" table:formula="of:=RANDBETWEEN(1;9)" office:value-type="float" office:value="8" calcext:value-type="float">
            <text:p>8</text:p>
          </table:table-cell>
          <table:table-cell table:style-name="ce702" table:formula="of:=[.X5]*[.Z5]" office:value-type="string" office:string-value="" calcext:value-type="error">
            <text:p>Err :522</text:p>
          </table:table-cell>
          <table:table-cell table:style-name="ce540" table:formula="of:=RANK([.W5];[.$X$4:.$X$26];0)" office:value-type="string" office:string-value="" calcext:value-type="error">
            <text:p>Err :522</text:p>
          </table:table-cell>
          <table:table-cell table:style-name="ce540" table:formula="of:=IF([.V5]&lt;=[.$Y$29];RANK([.AB5];[.$AB$4]:INDIRECT(CONCATENATE(&quot;W&quot;&amp;[.$Y$29]+3));1);&quot;&quot;)" office:value-type="string" office:string-value="" calcext:value-type="error">
            <text:p>Err :522</text:p>
          </table:table-cell>
          <table:table-cell table:style-name="ce540" table:formula="of:=IF([.AC5]=&quot;&quot;;&quot;&quot;;INDEX([.$AB$4]:INDIRECT(CONCATENATE(&quot;W&quot;&amp;[.$Y$29]+3));MATCH([.V5];[.$AC$4]:INDIRECT(CONCATENATE(&quot;X&quot;&amp;[.$Y$29]+3));0)))" office:value-type="string" office:string-value="" calcext:value-type="error">
            <text:p>Err :522</text:p>
          </table:table-cell>
          <table:table-cell table:style-name="ce540" table:formula="of:=IF([.AA5]=0;0;IF(SIGN([.AA5]);&quot;+&quot;;&quot;-&quot;))" office:value-type="string" office:string-value="" calcext:value-type="error">
            <text:p>Err :522</text:p>
          </table:table-cell>
          <table:table-cell table:style-name="ce540" table:formula="of:=SIGN([.AA5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0" table:formula="of:=IF(RANDBETWEEN(1;2)=1;-1;1)" office:value-type="float" office:value="1" calcext:value-type="float">
            <text:p>1</text:p>
          </table:table-cell>
          <table:table-cell table:style-name="ce440" table:formula="of:=RANDBETWEEN(-6;6)" office:value-type="float" office:value="-3" calcext:value-type="float">
            <text:p>-3</text:p>
          </table:table-cell>
          <table:table-cell table:style-name="ce549" table:formula="of:=-[.B6]/[.A6]" office:value-type="float" office:value="3" calcext:value-type="float">
            <text:p>3</text:p>
          </table:table-cell>
          <table:table-cell table:style-name="ce572"/>
          <table:table-cell table:style-name="ce450" table:number-columns-repeated="2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50"/>
          <table:table-cell table:style-name="ce440" office:value-type="float" office:value="-9" calcext:value-type="float">
            <text:p>-9</text:p>
          </table:table-cell>
          <table:table-cell table:style-name="ce670" table:formula="of:=[.$A$26]*[.J6]^2+[.$B$26]*[.J6]+[.$C$26]" office:value-type="float" office:value="0" calcext:value-type="float">
            <text:p>0/1 <text:s text:c="3"/></text:p>
          </table:table-cell>
          <table:table-cell table:style-name="ce440" table:formula="of:=[.$A$26]*[.J6]^2+[.$B$26]*[.J6]+[.$C$26]" office:value-type="float" office:value="0" calcext:value-type="float">
            <text:p>0</text:p>
          </table:table-cell>
          <table:table-cell table:style-name="ce676" table:formula="of:=[.K6]*[.N6]" office:value-type="float" office:value="0" calcext:value-type="float">
            <text:p>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6]);ABS([.N6]))" office:value-type="float" office:value="1024" calcext:value-type="float">
            <text:p>1024</text:p>
          </table:table-cell>
          <table:table-cell table:style-name="ce682" table:formula="of:=[.M6]/[.O6]" office:value-type="float" office:value="0" calcext:value-type="float">
            <text:p>0</text:p>
          </table:table-cell>
          <table:table-cell table:style-name="ce682" table:formula="of:=[.N6]/[.O6]" office:value-type="float" office:value="1" calcext:value-type="float">
            <text:p>1</text:p>
          </table:table-cell>
          <table:table-cell table:style-name="ce699" table:formula="of:=[.P6]/[.Q6]" office:value-type="float" office:value="0" calcext:value-type="float">
            <text:p>0/1 <text:s text:c="5"/></text:p>
          </table:table-cell>
          <table:table-cell table:style-name="ce706" table:formula="of:=IF([.P6]=0;&quot;0&quot;;(IF([.P6]=[.Q6];&quot;1&quot;;(IF([.P6]=-[.Q6];&quot;-1&quot;;IF([.Q6]=1;TEXT([.P6];10);[.R6]))))))" office:value-type="string" office:string-value="0" calcext:value-type="string">
            <text:p>0</text:p>
          </table:table-cell>
          <table:table-cell table:style-name="ce440" table:formula="of:=IF([.P6]=0;&quot;0&quot;;(IF([.P6]=[.Q6];&quot;1&quot;;(IF([.P6]=-[.Q6];&quot;-1&quot;;IF([.Q6]=1;[.P6];CONCATENATE([.P6];&quot;/&quot;;[.Q6])))))))" office:value-type="string" office:string-value="0" calcext:value-type="string">
            <text:p>0</text:p>
          </table:table-cell>
          <table:table-cell table:style-name="ce585"/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525732" calcext:value-type="float">
            <text:p>525732</text:p>
          </table:table-cell>
          <table:table-cell table:style-name="ce440" table:formula="of:=IF(OR([.V6]=[.$AD$4];[.V6]=[.$AD$5];[.V6]=[.$AD$6];[.V6]=[.$AD$7];[.V6]=[.$AD$8];[.V6]=[.$AD$9];[.V6]=[.$AD$10];[.V6]=[.$AD$11];[.V6]=[.$AD$12]);0;IF([.V6]&lt;[.$AD$4];1;IF([.V6]&lt;[.$AD$5];-1;IF([.V6]&lt;[.$AD$6];1;IF([.V6]&lt;[.$AD$7];-1;IF([.V6]&lt;[.$AD$8];1;IF([.V6]&lt;[.$AD$9];-1;IF([.V6]&lt;[.$AD$10];1;IF([.V6]&lt;[.$AD$11];-1;IF([.V6]&lt;[.$AD$12];1;-1))))))))))" office:value-type="string" office:string-value="" calcext:value-type="error">
            <text:p>Err :522</text:p>
          </table:table-cell>
          <table:table-cell table:style-name="ce565" office:value-type="float" office:value="-8" calcext:value-type="float">
            <text:p>-8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703" table:formula="of:=[.X6]*[.Z6]" office:value-type="string" office:string-value="" calcext:value-type="error">
            <text:p>Err :522</text:p>
          </table:table-cell>
          <table:table-cell table:style-name="ce440" table:formula="of:=RANK([.W6];[.$X$4:.$X$26];0)" office:value-type="string" office:string-value="" calcext:value-type="error">
            <text:p>Err :522</text:p>
          </table:table-cell>
          <table:table-cell table:style-name="ce440" table:formula="of:=IF([.V6]&lt;=[.$Y$29];RANK([.AB6];[.$AB$4]:INDIRECT(CONCATENATE(&quot;W&quot;&amp;[.$Y$29]+3));1);&quot;&quot;)" office:value-type="string" office:string-value="" calcext:value-type="error">
            <text:p>Err :522</text:p>
          </table:table-cell>
          <table:table-cell table:style-name="ce440" table:formula="of:=IF([.AC6]=&quot;&quot;;&quot;&quot;;INDEX([.$AB$4]:INDIRECT(CONCATENATE(&quot;W&quot;&amp;[.$Y$29]+3));MATCH([.V6];[.$AC$4]:INDIRECT(CONCATENATE(&quot;X&quot;&amp;[.$Y$29]+3));0)))" office:value-type="string" office:string-value="" calcext:value-type="error">
            <text:p>Err :522</text:p>
          </table:table-cell>
          <table:table-cell table:style-name="ce440" table:formula="of:=IF([.AA6]=0;0;IF(SIGN([.AA6]);&quot;+&quot;;&quot;-&quot;))" office:value-type="string" office:string-value="" calcext:value-type="error">
            <text:p>Err :522</text:p>
          </table:table-cell>
          <table:table-cell table:style-name="ce440" table:formula="of:=SIGN([.AA6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450" table:number-columns-repeated="2"/>
          <table:table-cell table:style-name="ce440" office:value-type="float" office:value="-10" calcext:value-type="float">
            <text:p>-10</text:p>
          </table:table-cell>
          <table:table-cell table:style-name="ce440" table:formula="of:=[.$A$6]*[.G7]+[.$B$6]" office:value-type="float" office:value="-13" calcext:value-type="float">
            <text:p>-13</text:p>
          </table:table-cell>
          <table:table-cell table:style-name="ce450"/>
          <table:table-cell table:style-name="ce440" office:value-type="float" office:value="-8" calcext:value-type="float">
            <text:p>-8</text:p>
          </table:table-cell>
          <table:table-cell table:style-name="ce670" table:formula="of:=[.$A$26]*[.J7]^2+[.$B$26]*[.J7]+[.$C$26]" office:value-type="float" office:value="0.234375" calcext:value-type="float">
            <text:p>15/64 <text:s text:c="2"/></text:p>
          </table:table-cell>
          <table:table-cell table:style-name="ce440" table:formula="of:=[.$A$26]*[.J7]^2+[.$B$26]*[.J7]+[.$C$26]" office:value-type="float" office:value="0.234375" calcext:value-type="float">
            <text:p>0,234375</text:p>
          </table:table-cell>
          <table:table-cell table:style-name="ce676" table:formula="of:=[.K7]*[.N7]" office:value-type="float" office:value="240" calcext:value-type="float">
            <text:p>24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7]);ABS([.N7]))" office:value-type="float" office:value="16" calcext:value-type="float">
            <text:p>16</text:p>
          </table:table-cell>
          <table:table-cell table:style-name="ce682" table:formula="of:=[.M7]/[.O7]" office:value-type="float" office:value="15" calcext:value-type="float">
            <text:p>15</text:p>
          </table:table-cell>
          <table:table-cell table:style-name="ce682" table:formula="of:=[.N7]/[.O7]" office:value-type="float" office:value="64" calcext:value-type="float">
            <text:p>64</text:p>
          </table:table-cell>
          <table:table-cell table:style-name="ce699" table:formula="of:=[.P7]/[.Q7]" office:value-type="float" office:value="0.234375" calcext:value-type="float">
            <text:p>15/64 <text:s text:c="4"/></text:p>
          </table:table-cell>
          <table:table-cell table:style-name="ce706" table:formula="of:=IF([.P7]=0;&quot;0&quot;;(IF([.P7]=[.Q7];&quot;1&quot;;(IF([.P7]=-[.Q7];&quot;-1&quot;;IF([.Q7]=1;TEXT([.P7];10);[.R7]))))))" office:value-type="float" office:value="0.234375" calcext:value-type="float">
            <text:p>15/64 <text:s text:c="3"/></text:p>
          </table:table-cell>
          <table:table-cell table:style-name="ce440" table:formula="of:=IF([.P7]=0;&quot;0&quot;;(IF([.P7]=[.Q7];&quot;1&quot;;(IF([.P7]=-[.Q7];&quot;-1&quot;;IF([.Q7]=1;[.P7];CONCATENATE([.P7];&quot;/&quot;;[.Q7])))))))" office:value-type="string" office:string-value="15/64" calcext:value-type="string">
            <text:p>15/64</text:p>
          </table:table-cell>
          <table:table-cell table:style-name="ce585"/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963031" calcext:value-type="float">
            <text:p>963031</text:p>
          </table:table-cell>
          <table:table-cell table:style-name="ce540" table:formula="of:=IF(OR([.V7]=[.$AD$4];[.V7]=[.$AD$5];[.V7]=[.$AD$6];[.V7]=[.$AD$7];[.V7]=[.$AD$8];[.V7]=[.$AD$9];[.V7]=[.$AD$10];[.V7]=[.$AD$11];[.V7]=[.$AD$12]);0;IF([.V7]&lt;[.$AD$4];1;IF([.V7]&lt;[.$AD$5];-1;IF([.V7]&lt;[.$AD$6];1;IF([.V7]&lt;[.$AD$7];-1;IF([.V7]&lt;[.$AD$8];1;IF([.V7]&lt;[.$AD$9];-1;IF([.V7]&lt;[.$AD$10];1;IF([.V7]&lt;[.$AD$11];-1;IF([.V7]&lt;[.$AD$12];1;-1))))))))))" office:value-type="string" office:string-value="" calcext:value-type="error">
            <text:p>Err :522</text:p>
          </table:table-cell>
          <table:table-cell table:style-name="ce568" office:value-type="float" office:value="-7" calcext:value-type="float">
            <text:p>-7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702" table:formula="of:=[.X7]*[.Z7]" office:value-type="string" office:string-value="" calcext:value-type="error">
            <text:p>Err :522</text:p>
          </table:table-cell>
          <table:table-cell table:style-name="ce540" table:formula="of:=RANK([.W7];[.$X$4:.$X$26];0)" office:value-type="string" office:string-value="" calcext:value-type="error">
            <text:p>Err :522</text:p>
          </table:table-cell>
          <table:table-cell table:style-name="ce540" table:formula="of:=IF([.V7]&lt;=[.$Y$29];RANK([.AB7];[.$AB$4]:INDIRECT(CONCATENATE(&quot;W&quot;&amp;[.$Y$29]+3));1);&quot;&quot;)">
            <text:p/>
          </table:table-cell>
          <table:table-cell table:style-name="ce540" table:formula="of:=IF([.AC7]=&quot;&quot;;&quot;&quot;;INDEX([.$AB$4]:INDIRECT(CONCATENATE(&quot;W&quot;&amp;[.$Y$29]+3));MATCH([.V7];[.$AC$4]:INDIRECT(CONCATENATE(&quot;X&quot;&amp;[.$Y$29]+3));0)))">
            <text:p/>
          </table:table-cell>
          <table:table-cell table:style-name="ce540" table:formula="of:=IF([.AA7]=0;0;IF(SIGN([.AA7]);&quot;+&quot;;&quot;-&quot;))" office:value-type="string" office:string-value="" calcext:value-type="error">
            <text:p>Err :522</text:p>
          </table:table-cell>
          <table:table-cell table:style-name="ce540" table:formula="of:=SIGN([.AA7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24" table:formula="of:=[.C6]" office:value-type="float" office:value="3" calcext:value-type="float" table:number-columns-spanned="2" table:number-rows-spanned="1">
            <text:p>3</text:p>
          </table:table-cell>
          <table:covered-table-cell table:style-name="ce528" table:formula="of:=#REF!" office:value-type="string" office:string-value="" calcext:value-type="error">
            <text:p>#RÉF !</text:p>
          </table:covered-table-cell>
          <table:table-cell table:style-name="ce586" office:value-type="float" office:value="10" calcext:value-type="float">
            <text:p>10</text:p>
          </table:table-cell>
          <table:table-cell table:style-name="ce596"/>
          <table:table-cell table:style-name="ce440" office:value-type="float" office:value="10" calcext:value-type="float">
            <text:p>10</text:p>
          </table:table-cell>
          <table:table-cell table:style-name="ce440" table:formula="of:=[.$A$6]*[.G8]+[.$B$6]" office:value-type="float" office:value="7" calcext:value-type="float">
            <text:p>7</text:p>
          </table:table-cell>
          <table:table-cell table:style-name="ce450"/>
          <table:table-cell table:style-name="ce440" office:value-type="float" office:value="-7" calcext:value-type="float">
            <text:p>-7</text:p>
          </table:table-cell>
          <table:table-cell table:style-name="ce670" table:formula="of:=[.$A$26]*[.J8]^2+[.$B$26]*[.J8]+[.$C$26]" office:value-type="float" office:value="0.4375" calcext:value-type="float">
            <text:p>7/16 <text:s text:c="2"/></text:p>
          </table:table-cell>
          <table:table-cell table:style-name="ce440" table:formula="of:=[.$A$26]*[.J8]^2+[.$B$26]*[.J8]+[.$C$26]" office:value-type="float" office:value="0.4375" calcext:value-type="float">
            <text:p>0,4375</text:p>
          </table:table-cell>
          <table:table-cell table:style-name="ce676" table:formula="of:=[.K8]*[.N8]" office:value-type="float" office:value="448" calcext:value-type="float">
            <text:p>44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8]);ABS([.N8]))" office:value-type="float" office:value="64" calcext:value-type="float">
            <text:p>64</text:p>
          </table:table-cell>
          <table:table-cell table:style-name="ce682" table:formula="of:=[.M8]/[.O8]" office:value-type="float" office:value="7" calcext:value-type="float">
            <text:p>7</text:p>
          </table:table-cell>
          <table:table-cell table:style-name="ce682" table:formula="of:=[.N8]/[.O8]" office:value-type="float" office:value="16" calcext:value-type="float">
            <text:p>16</text:p>
          </table:table-cell>
          <table:table-cell table:style-name="ce699" table:formula="of:=[.P8]/[.Q8]" office:value-type="float" office:value="0.4375" calcext:value-type="float">
            <text:p>7/16 <text:s text:c="4"/></text:p>
          </table:table-cell>
          <table:table-cell table:style-name="ce706" table:formula="of:=IF([.P8]=0;&quot;0&quot;;(IF([.P8]=[.Q8];&quot;1&quot;;(IF([.P8]=-[.Q8];&quot;-1&quot;;IF([.Q8]=1;TEXT([.P8];10);[.R8]))))))" office:value-type="float" office:value="0.4375" calcext:value-type="float">
            <text:p>7/16 <text:s text:c="3"/></text:p>
          </table:table-cell>
          <table:table-cell table:style-name="ce440" table:formula="of:=IF([.P8]=0;&quot;0&quot;;(IF([.P8]=[.Q8];&quot;1&quot;;(IF([.P8]=-[.Q8];&quot;-1&quot;;IF([.Q8]=1;[.P8];CONCATENATE([.P8];&quot;/&quot;;[.Q8])))))))" office:value-type="string" office:string-value="7/16" calcext:value-type="string">
            <text:p>7/16</text:p>
          </table:table-cell>
          <table:table-cell table:style-name="ce585"/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676232" calcext:value-type="float">
            <text:p>676232</text:p>
          </table:table-cell>
          <table:table-cell table:style-name="ce440" table:formula="of:=IF(OR([.V8]=[.$AD$4];[.V8]=[.$AD$5];[.V8]=[.$AD$6];[.V8]=[.$AD$7];[.V8]=[.$AD$8];[.V8]=[.$AD$9];[.V8]=[.$AD$10];[.V8]=[.$AD$11];[.V8]=[.$AD$12]);0;IF([.V8]&lt;[.$AD$4];1;IF([.V8]&lt;[.$AD$5];-1;IF([.V8]&lt;[.$AD$6];1;IF([.V8]&lt;[.$AD$7];-1;IF([.V8]&lt;[.$AD$8];1;IF([.V8]&lt;[.$AD$9];-1;IF([.V8]&lt;[.$AD$10];1;IF([.V8]&lt;[.$AD$11];-1;IF([.V8]&lt;[.$AD$12];1;-1))))))))))" office:value-type="string" office:string-value="" calcext:value-type="error">
            <text:p>Err :522</text:p>
          </table:table-cell>
          <table:table-cell table:style-name="ce694" office:value-type="float" office:value="-6" calcext:value-type="float">
            <text:p>-6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X8]*[.Z8]" office:value-type="string" office:string-value="" calcext:value-type="error">
            <text:p>Err :522</text:p>
          </table:table-cell>
          <table:table-cell table:style-name="ce440" table:formula="of:=RANK([.W8];[.$X$4:.$X$26];0)" office:value-type="string" office:string-value="" calcext:value-type="error">
            <text:p>Err :522</text:p>
          </table:table-cell>
          <table:table-cell table:style-name="ce440" table:formula="of:=IF([.V8]&lt;=[.$Y$29];RANK([.AB8];[.$AB$4]:INDIRECT(CONCATENATE(&quot;W&quot;&amp;[.$Y$29]+3));1);&quot;&quot;)">
            <text:p/>
          </table:table-cell>
          <table:table-cell table:style-name="ce440" table:formula="of:=IF([.AC8]=&quot;&quot;;&quot;&quot;;INDEX([.$AB$4]:INDIRECT(CONCATENATE(&quot;W&quot;&amp;[.$Y$29]+3));MATCH([.V8];[.$AC$4]:INDIRECT(CONCATENATE(&quot;X&quot;&amp;[.$Y$29]+3));0)))">
            <text:p/>
          </table:table-cell>
          <table:table-cell table:style-name="ce440" table:formula="of:=IF([.AA8]=0;0;IF(SIGN([.AA8]);&quot;+&quot;;&quot;-&quot;))" office:value-type="string" office:string-value="" calcext:value-type="error">
            <text:p>Err :522</text:p>
          </table:table-cell>
          <table:table-cell table:style-name="ce440" table:formula="of:=SIGN([.AA8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H7]&gt;0;&quot;+&quot;;&quot;-&quot;)" office:value-type="string" office:string-value="-" calcext:value-type="string">
            <text:p>-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8" table:formula="of:=IF([.$C$40];#REF!;&quot;&quot;)">
            <text:p/>
          </table:covered-table-cell>
          <table:table-cell table:style-name="ce589" table:formula="of:=IF([.H8]&gt;0;&quot;+&quot;;&quot;-&quot;)" office:value-type="string" office:string-value="+" calcext:value-type="string">
            <text:p>+</text:p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6" calcext:value-type="float">
            <text:p>-6</text:p>
          </table:table-cell>
          <table:table-cell table:style-name="ce670" table:formula="of:=[.$A$26]*[.J9]^2+[.$B$26]*[.J9]+[.$C$26]" office:value-type="float" office:value="0.609375" calcext:value-type="float">
            <text:p>39/64 <text:s text:c="2"/></text:p>
          </table:table-cell>
          <table:table-cell table:style-name="ce440" table:formula="of:=[.$A$26]*[.J9]^2+[.$B$26]*[.J9]+[.$C$26]" office:value-type="float" office:value="0.609375" calcext:value-type="float">
            <text:p>0,609375</text:p>
          </table:table-cell>
          <table:table-cell table:style-name="ce676" table:formula="of:=[.K9]*[.N9]" office:value-type="float" office:value="624" calcext:value-type="float">
            <text:p>624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9]);ABS([.N9]))" office:value-type="float" office:value="16" calcext:value-type="float">
            <text:p>16</text:p>
          </table:table-cell>
          <table:table-cell table:style-name="ce682" table:formula="of:=[.M9]/[.O9]" office:value-type="float" office:value="39" calcext:value-type="float">
            <text:p>39</text:p>
          </table:table-cell>
          <table:table-cell table:style-name="ce682" table:formula="of:=[.N9]/[.O9]" office:value-type="float" office:value="64" calcext:value-type="float">
            <text:p>64</text:p>
          </table:table-cell>
          <table:table-cell table:style-name="ce699" table:formula="of:=[.P9]/[.Q9]" office:value-type="float" office:value="0.609375" calcext:value-type="float">
            <text:p>39/64 <text:s text:c="4"/></text:p>
          </table:table-cell>
          <table:table-cell table:style-name="ce706" table:formula="of:=IF([.P9]=0;&quot;0&quot;;(IF([.P9]=[.Q9];&quot;1&quot;;(IF([.P9]=-[.Q9];&quot;-1&quot;;IF([.Q9]=1;TEXT([.P9];10);[.R9]))))))" office:value-type="float" office:value="0.609375" calcext:value-type="float">
            <text:p>39/64 <text:s text:c="3"/></text:p>
          </table:table-cell>
          <table:table-cell table:style-name="ce440" table:formula="of:=IF([.P9]=0;&quot;0&quot;;(IF([.P9]=[.Q9];&quot;1&quot;;(IF([.P9]=-[.Q9];&quot;-1&quot;;IF([.Q9]=1;[.P9];CONCATENATE([.P9];&quot;/&quot;;[.Q9])))))))" office:value-type="string" office:string-value="39/64" calcext:value-type="string">
            <text:p>39/64</text:p>
          </table:table-cell>
          <table:table-cell table:style-name="ce585"/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46193" calcext:value-type="float">
            <text:p>46193</text:p>
          </table:table-cell>
          <table:table-cell table:style-name="ce540" table:formula="of:=IF(OR([.V9]=[.$AD$4];[.V9]=[.$AD$5];[.V9]=[.$AD$6];[.V9]=[.$AD$7];[.V9]=[.$AD$8];[.V9]=[.$AD$9];[.V9]=[.$AD$10];[.V9]=[.$AD$11];[.V9]=[.$AD$12]);0;IF([.V9]&lt;[.$AD$4];1;IF([.V9]&lt;[.$AD$5];-1;IF([.V9]&lt;[.$AD$6];1;IF([.V9]&lt;[.$AD$7];-1;IF([.V9]&lt;[.$AD$8];1;IF([.V9]&lt;[.$AD$9];-1;IF([.V9]&lt;[.$AD$10];1;IF([.V9]&lt;[.$AD$11];-1;IF([.V9]&lt;[.$AD$12];1;-1))))))))))" office:value-type="string" office:string-value="" calcext:value-type="error">
            <text:p>Err :522</text:p>
          </table:table-cell>
          <table:table-cell table:style-name="ce695" office:value-type="float" office:value="-5" calcext:value-type="float">
            <text:p>-5</text:p>
          </table:table-cell>
          <table:table-cell table:style-name="ce540" table:formula="of:=RANDBETWEEN(1;9)" office:value-type="float" office:value="1" calcext:value-type="float">
            <text:p>1</text:p>
          </table:table-cell>
          <table:table-cell table:style-name="ce702" table:formula="of:=[.X9]*[.Z9]" office:value-type="string" office:string-value="" calcext:value-type="error">
            <text:p>Err :522</text:p>
          </table:table-cell>
          <table:table-cell table:style-name="ce540" table:formula="of:=RANK([.W9];[.$X$4:.$X$26];0)" office:value-type="string" office:string-value="" calcext:value-type="error">
            <text:p>Err :522</text:p>
          </table:table-cell>
          <table:table-cell table:style-name="ce540" table:formula="of:=IF([.V9]&lt;=[.$Y$29];RANK([.AB9];[.$AB$4]:INDIRECT(CONCATENATE(&quot;W&quot;&amp;[.$Y$29]+3));1);&quot;&quot;)">
            <text:p/>
          </table:table-cell>
          <table:table-cell table:style-name="ce540" table:formula="of:=IF([.AC9]=&quot;&quot;;&quot;&quot;;INDEX([.$AB$4]:INDIRECT(CONCATENATE(&quot;W&quot;&amp;[.$Y$29]+3));MATCH([.V9];[.$AC$4]:INDIRECT(CONCATENATE(&quot;X&quot;&amp;[.$Y$29]+3));0)))">
            <text:p/>
          </table:table-cell>
          <table:table-cell table:style-name="ce540" table:formula="of:=IF([.AA9]=0;0;IF(SIGN([.AA9]);&quot;+&quot;;&quot;-&quot;))" office:value-type="string" office:string-value="" calcext:value-type="error">
            <text:p>Err :522</text:p>
          </table:table-cell>
          <table:table-cell table:style-name="ce540" table:formula="of:=SIGN([.AA9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4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3" table:formula="of:=IF([.A6]&gt;0;&quot;&quot;;[.H7])">
            <text:p/>
          </table:table-cell>
          <table:table-cell table:style-name="ce554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581"/>
          <table:table-cell table:style-name="ce594" table:formula="of:=IF([.A6]&gt;0;[.H8];&quot;&quot;)" office:value-type="float" office:value="7" calcext:value-type="float">
            <text:p>7</text:p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5" calcext:value-type="float">
            <text:p>-5</text:p>
          </table:table-cell>
          <table:table-cell table:style-name="ce670" table:formula="of:=[.$A$26]*[.J10]^2+[.$B$26]*[.J10]+[.$C$26]" office:value-type="float" office:value="0.75" calcext:value-type="float">
            <text:p>3/4 <text:s text:c="3"/></text:p>
          </table:table-cell>
          <table:table-cell table:style-name="ce440" table:formula="of:=[.$A$26]*[.J10]^2+[.$B$26]*[.J10]+[.$C$26]" office:value-type="float" office:value="0.75" calcext:value-type="float">
            <text:p>0,75</text:p>
          </table:table-cell>
          <table:table-cell table:style-name="ce676" table:formula="of:=[.K10]*[.N10]" office:value-type="float" office:value="768" calcext:value-type="float">
            <text:p>76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0]);ABS([.N10]))" office:value-type="float" office:value="256" calcext:value-type="float">
            <text:p>256</text:p>
          </table:table-cell>
          <table:table-cell table:style-name="ce682" table:formula="of:=[.M10]/[.O10]" office:value-type="float" office:value="3" calcext:value-type="float">
            <text:p>3</text:p>
          </table:table-cell>
          <table:table-cell table:style-name="ce682" table:formula="of:=[.N10]/[.O10]" office:value-type="float" office:value="4" calcext:value-type="float">
            <text:p>4</text:p>
          </table:table-cell>
          <table:table-cell table:style-name="ce699" table:formula="of:=[.P10]/[.Q10]" office:value-type="float" office:value="0.75" calcext:value-type="float">
            <text:p>3/4 <text:s text:c="5"/></text:p>
          </table:table-cell>
          <table:table-cell table:style-name="ce706" table:formula="of:=IF([.P10]=0;&quot;0&quot;;(IF([.P10]=[.Q10];&quot;1&quot;;(IF([.P10]=-[.Q10];&quot;-1&quot;;IF([.Q10]=1;TEXT([.P10];10);[.R10]))))))" office:value-type="float" office:value="0.75" calcext:value-type="float">
            <text:p>3/4 <text:s text:c="4"/></text:p>
          </table:table-cell>
          <table:table-cell table:style-name="ce440" table:formula="of:=IF([.P10]=0;&quot;0&quot;;(IF([.P10]=[.Q10];&quot;1&quot;;(IF([.P10]=-[.Q10];&quot;-1&quot;;IF([.Q10]=1;[.P10];CONCATENATE([.P10];&quot;/&quot;;[.Q10])))))))" office:value-type="string" office:string-value="3/4" calcext:value-type="string">
            <text:p>3/4</text:p>
          </table:table-cell>
          <table:table-cell table:style-name="ce585"/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220381" calcext:value-type="float">
            <text:p>220381</text:p>
          </table:table-cell>
          <table:table-cell table:style-name="ce440" table:formula="of:=IF(OR([.V10]=[.$AD$4];[.V10]=[.$AD$5];[.V10]=[.$AD$6];[.V10]=[.$AD$7];[.V10]=[.$AD$8];[.V10]=[.$AD$9];[.V10]=[.$AD$10];[.V10]=[.$AD$11];[.V10]=[.$AD$12]);0;IF([.V10]&lt;[.$AD$4];1;IF([.V10]&lt;[.$AD$5];-1;IF([.V10]&lt;[.$AD$6];1;IF([.V10]&lt;[.$AD$7];-1;IF([.V10]&lt;[.$AD$8];1;IF([.V10]&lt;[.$AD$9];-1;IF([.V10]&lt;[.$AD$10];1;IF([.V10]&lt;[.$AD$11];-1;IF([.V10]&lt;[.$AD$12];1;-1))))))))))" office:value-type="string" office:string-value="" calcext:value-type="error">
            <text:p>Err :522</text:p>
          </table:table-cell>
          <table:table-cell table:style-name="ce696" office:value-type="float" office:value="-4" calcext:value-type="float">
            <text:p>-4</text:p>
          </table:table-cell>
          <table:table-cell table:style-name="ce440" table:formula="of:=RANDBETWEEN(1;9)" office:value-type="float" office:value="1" calcext:value-type="float">
            <text:p>1</text:p>
          </table:table-cell>
          <table:table-cell table:style-name="ce703" table:formula="of:=[.X10]*[.Z10]" office:value-type="string" office:string-value="" calcext:value-type="error">
            <text:p>Err :522</text:p>
          </table:table-cell>
          <table:table-cell table:style-name="ce440" table:formula="of:=RANK([.W10];[.$X$4:.$X$26];0)" office:value-type="string" office:string-value="" calcext:value-type="error">
            <text:p>Err :522</text:p>
          </table:table-cell>
          <table:table-cell table:style-name="ce440" table:formula="of:=IF([.V10]&lt;=[.$Y$29];RANK([.AB10];[.$AB$4]:INDIRECT(CONCATENATE(&quot;W&quot;&amp;[.$Y$29]+3));1);&quot;&quot;)">
            <text:p/>
          </table:table-cell>
          <table:table-cell table:style-name="ce440" table:formula="of:=IF([.AC10]=&quot;&quot;;&quot;&quot;;INDEX([.$AB$4]:INDIRECT(CONCATENATE(&quot;W&quot;&amp;[.$Y$29]+3));MATCH([.V10];[.$AC$4]:INDIRECT(CONCATENATE(&quot;X&quot;&amp;[.$Y$29]+3));0)))">
            <text:p/>
          </table:table-cell>
          <table:table-cell table:style-name="ce440" table:formula="of:=IF([.AA10]=0;0;IF(SIGN([.AA10]);&quot;+&quot;;&quot;-&quot;))" office:value-type="string" office:string-value="" calcext:value-type="error">
            <text:p>Err :522</text:p>
          </table:table-cell>
          <table:table-cell table:style-name="ce440" table:formula="of:=SIGN([.AA10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covered-table-cell table:style-name="ce450"/>
          <table:table-cell table:style-name="ce494" table:formula="of:=IF([.A6]&gt;0;[.H7];&quot;&quot;)" office:value-type="float" office:value="-13" calcext:value-type="float">
            <text:p>-13</text:p>
          </table:table-cell>
          <table:covered-table-cell table:number-columns-repeated="2" table:style-name="ce552"/>
          <table:table-cell table:style-name="ce595" table:formula="of:=IF([.A6]&gt;0;&quot;&quot;;[.H8])">
            <text:p/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4" calcext:value-type="float">
            <text:p>-4</text:p>
          </table:table-cell>
          <table:table-cell table:style-name="ce670" table:formula="of:=[.$A$26]*[.J11]^2+[.$B$26]*[.J11]+[.$C$26]" office:value-type="float" office:value="0.859375" calcext:value-type="float">
            <text:p>55/64 <text:s text:c="2"/></text:p>
          </table:table-cell>
          <table:table-cell table:style-name="ce440" table:formula="of:=[.$A$26]*[.J11]^2+[.$B$26]*[.J11]+[.$C$26]" office:value-type="float" office:value="0.859375" calcext:value-type="float">
            <text:p>0,859375</text:p>
          </table:table-cell>
          <table:table-cell table:style-name="ce676" table:formula="of:=[.K11]*[.N11]" office:value-type="float" office:value="880" calcext:value-type="float">
            <text:p>88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1]);ABS([.N11]))" office:value-type="float" office:value="16" calcext:value-type="float">
            <text:p>16</text:p>
          </table:table-cell>
          <table:table-cell table:style-name="ce682" table:formula="of:=[.M11]/[.O11]" office:value-type="float" office:value="55" calcext:value-type="float">
            <text:p>55</text:p>
          </table:table-cell>
          <table:table-cell table:style-name="ce682" table:formula="of:=[.N11]/[.O11]" office:value-type="float" office:value="64" calcext:value-type="float">
            <text:p>64</text:p>
          </table:table-cell>
          <table:table-cell table:style-name="ce699" table:formula="of:=[.P11]/[.Q11]" office:value-type="float" office:value="0.859375" calcext:value-type="float">
            <text:p>55/64 <text:s text:c="4"/></text:p>
          </table:table-cell>
          <table:table-cell table:style-name="ce706" table:formula="of:=IF([.P11]=0;&quot;0&quot;;(IF([.P11]=[.Q11];&quot;1&quot;;(IF([.P11]=-[.Q11];&quot;-1&quot;;IF([.Q11]=1;TEXT([.P11];10);[.R11]))))))" office:value-type="float" office:value="0.859375" calcext:value-type="float">
            <text:p>55/64 <text:s text:c="3"/></text:p>
          </table:table-cell>
          <table:table-cell table:style-name="ce440" table:formula="of:=IF([.P11]=0;&quot;0&quot;;(IF([.P11]=[.Q11];&quot;1&quot;;(IF([.P11]=-[.Q11];&quot;-1&quot;;IF([.Q11]=1;[.P11];CONCATENATE([.P11];&quot;/&quot;;[.Q11])))))))" office:value-type="string" office:string-value="55/64" calcext:value-type="string">
            <text:p>55/64</text:p>
          </table:table-cell>
          <table:table-cell table:style-name="ce585"/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531784" calcext:value-type="float">
            <text:p>531784</text:p>
          </table:table-cell>
          <table:table-cell table:style-name="ce540" table:formula="of:=IF(OR([.V11]=[.$AD$4];[.V11]=[.$AD$5];[.V11]=[.$AD$6];[.V11]=[.$AD$7];[.V11]=[.$AD$8];[.V11]=[.$AD$9];[.V11]=[.$AD$10];[.V11]=[.$AD$11];[.V11]=[.$AD$12]);0;IF([.V11]&lt;[.$AD$4];1;IF([.V11]&lt;[.$AD$5];-1;IF([.V11]&lt;[.$AD$6];1;IF([.V11]&lt;[.$AD$7];-1;IF([.V11]&lt;[.$AD$8];1;IF([.V11]&lt;[.$AD$9];-1;IF([.V11]&lt;[.$AD$10];1;IF([.V11]&lt;[.$AD$11];-1;IF([.V11]&lt;[.$AD$12];1;-1))))))))))" office:value-type="string" office:string-value="" calcext:value-type="error">
            <text:p>Err :522</text:p>
          </table:table-cell>
          <table:table-cell table:style-name="ce697" office:value-type="float" office:value="-3" calcext:value-type="float">
            <text:p>-3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702" table:formula="of:=[.X11]*[.Z11]" office:value-type="string" office:string-value="" calcext:value-type="error">
            <text:p>Err :522</text:p>
          </table:table-cell>
          <table:table-cell table:style-name="ce540" table:formula="of:=RANK([.W11];[.$X$4:.$X$26];0)" office:value-type="string" office:string-value="" calcext:value-type="error">
            <text:p>Err :522</text:p>
          </table:table-cell>
          <table:table-cell table:style-name="ce540" table:formula="of:=IF([.V11]&lt;=[.$Y$29];RANK([.AB11];[.$AB$4]:INDIRECT(CONCATENATE(&quot;W&quot;&amp;[.$Y$29]+3));1);&quot;&quot;)">
            <text:p/>
          </table:table-cell>
          <table:table-cell table:style-name="ce540" table:formula="of:=IF([.AC11]=&quot;&quot;;&quot;&quot;;INDEX([.$AB$4]:INDIRECT(CONCATENATE(&quot;W&quot;&amp;[.$Y$29]+3));MATCH([.V11];[.$AC$4]:INDIRECT(CONCATENATE(&quot;X&quot;&amp;[.$Y$29]+3));0)))">
            <text:p/>
          </table:table-cell>
          <table:table-cell table:style-name="ce540" table:formula="of:=IF([.AA11]=0;0;IF(SIGN([.AA11]);&quot;+&quot;;&quot;-&quot;))" office:value-type="string" office:string-value="" calcext:value-type="error">
            <text:p>Err :522</text:p>
          </table:table-cell>
          <table:table-cell table:style-name="ce540" table:formula="of:=SIGN([.AA11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number-columns-repeated="5"/>
          <table:table-cell table:style-name="ce585" table:number-columns-repeated="2"/>
          <table:table-cell table:style-name="ce450" table:number-columns-repeated="2"/>
          <table:table-cell table:style-name="ce440" office:value-type="float" office:value="-3" calcext:value-type="float">
            <text:p>-3</text:p>
          </table:table-cell>
          <table:table-cell table:style-name="ce670" table:formula="of:=[.$A$26]*[.J12]^2+[.$B$26]*[.J12]+[.$C$26]" office:value-type="float" office:value="0.9375" calcext:value-type="float">
            <text:p>15/16 <text:s text:c="2"/></text:p>
          </table:table-cell>
          <table:table-cell table:style-name="ce440" table:formula="of:=[.$A$26]*[.J12]^2+[.$B$26]*[.J12]+[.$C$26]" office:value-type="float" office:value="0.9375" calcext:value-type="float">
            <text:p>0,9375</text:p>
          </table:table-cell>
          <table:table-cell table:style-name="ce676" table:formula="of:=[.K12]*[.N12]" office:value-type="float" office:value="960" calcext:value-type="float">
            <text:p>96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2]);ABS([.N12]))" office:value-type="float" office:value="64" calcext:value-type="float">
            <text:p>64</text:p>
          </table:table-cell>
          <table:table-cell table:style-name="ce682" table:formula="of:=[.M12]/[.O12]" office:value-type="float" office:value="15" calcext:value-type="float">
            <text:p>15</text:p>
          </table:table-cell>
          <table:table-cell table:style-name="ce682" table:formula="of:=[.N12]/[.O12]" office:value-type="float" office:value="16" calcext:value-type="float">
            <text:p>16</text:p>
          </table:table-cell>
          <table:table-cell table:style-name="ce699" table:formula="of:=[.P12]/[.Q12]" office:value-type="float" office:value="0.9375" calcext:value-type="float">
            <text:p>15/16 <text:s text:c="4"/></text:p>
          </table:table-cell>
          <table:table-cell table:style-name="ce706" table:formula="of:=IF([.P12]=0;&quot;0&quot;;(IF([.P12]=[.Q12];&quot;1&quot;;(IF([.P12]=-[.Q12];&quot;-1&quot;;IF([.Q12]=1;TEXT([.P12];10);[.R12]))))))" office:value-type="float" office:value="0.9375" calcext:value-type="float">
            <text:p>15/16 <text:s text:c="3"/></text:p>
          </table:table-cell>
          <table:table-cell table:style-name="ce440" table:formula="of:=IF([.P12]=0;&quot;0&quot;;(IF([.P12]=[.Q12];&quot;1&quot;;(IF([.P12]=-[.Q12];&quot;-1&quot;;IF([.Q12]=1;[.P12];CONCATENATE([.P12];&quot;/&quot;;[.Q12])))))))" office:value-type="string" office:string-value="15/16" calcext:value-type="string">
            <text:p>15/16</text:p>
          </table:table-cell>
          <table:table-cell table:style-name="ce585"/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398980" calcext:value-type="float">
            <text:p>398980</text:p>
          </table:table-cell>
          <table:table-cell table:style-name="ce440" table:formula="of:=IF(OR([.V12]=[.$AD$4];[.V12]=[.$AD$5];[.V12]=[.$AD$6];[.V12]=[.$AD$7];[.V12]=[.$AD$8];[.V12]=[.$AD$9];[.V12]=[.$AD$10];[.V12]=[.$AD$11];[.V12]=[.$AD$12]);0;IF([.V12]&lt;[.$AD$4];1;IF([.V12]&lt;[.$AD$5];-1;IF([.V12]&lt;[.$AD$6];1;IF([.V12]&lt;[.$AD$7];-1;IF([.V12]&lt;[.$AD$8];1;IF([.V12]&lt;[.$AD$9];-1;IF([.V12]&lt;[.$AD$10];1;IF([.V12]&lt;[.$AD$11];-1;IF([.V12]&lt;[.$AD$12];1;-1))))))))))" office:value-type="string" office:string-value="" calcext:value-type="error">
            <text:p>Err :522</text:p>
          </table:table-cell>
          <table:table-cell table:style-name="ce696" office:value-type="float" office:value="-2" calcext:value-type="float">
            <text:p>-2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X12]*[.Z12]" office:value-type="string" office:string-value="" calcext:value-type="error">
            <text:p>Err :522</text:p>
          </table:table-cell>
          <table:table-cell table:style-name="ce440" table:formula="of:=RANK([.W12];[.$X$4:.$X$26];0)" office:value-type="string" office:string-value="" calcext:value-type="error">
            <text:p>Err :522</text:p>
          </table:table-cell>
          <table:table-cell table:style-name="ce440" table:formula="of:=IF([.V12]&lt;=[.$Y$29];RANK([.AB12];[.$AB$4]:INDIRECT(CONCATENATE(&quot;W&quot;&amp;[.$Y$29]+3));1);&quot;&quot;)">
            <text:p/>
          </table:table-cell>
          <table:table-cell table:style-name="ce440" table:formula="of:=IF([.AC12]=&quot;&quot;;&quot;&quot;;INDEX([.$AB$4]:INDIRECT(CONCATENATE(&quot;W&quot;&amp;[.$Y$29]+3));MATCH([.V12];[.$AC$4]:INDIRECT(CONCATENATE(&quot;X&quot;&amp;[.$Y$29]+3));0)))">
            <text:p/>
          </table:table-cell>
          <table:table-cell table:style-name="ce440" table:formula="of:=IF([.AA12]=0;0;IF(SIGN([.AA12]);&quot;+&quot;;&quot;-&quot;))" office:value-type="string" office:string-value="" calcext:value-type="error">
            <text:p>Err :522</text:p>
          </table:table-cell>
          <table:table-cell table:style-name="ce440" table:formula="of:=SIGN([.AA12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69" office:value-type="string" calcext:value-type="string" table:number-columns-spanned="4" table:number-rows-spanned="1">
            <text:p>Tableau points droite</text:p>
          </table:table-cell>
          <table:covered-table-cell table:style-name="ce450"/>
          <table:covered-table-cell table:style-name="ce551"/>
          <table:covered-table-cell/>
          <table:table-cell table:number-columns-repeated="3"/>
          <table:table-cell table:style-name="ce450" table:number-columns-repeated="2"/>
          <table:table-cell table:style-name="ce440" office:value-type="float" office:value="-2" calcext:value-type="float">
            <text:p>-2</text:p>
          </table:table-cell>
          <table:table-cell table:style-name="ce670" table:formula="of:=[.$A$26]*[.J13]^2+[.$B$26]*[.J13]+[.$C$26]" office:value-type="float" office:value="0.984375" calcext:value-type="float">
            <text:p>63/64 <text:s text:c="2"/></text:p>
          </table:table-cell>
          <table:table-cell table:style-name="ce440" table:formula="of:=[.$A$26]*[.J13]^2+[.$B$26]*[.J13]+[.$C$26]" office:value-type="float" office:value="0.984375" calcext:value-type="float">
            <text:p>0,984375</text:p>
          </table:table-cell>
          <table:table-cell table:style-name="ce676" table:formula="of:=[.K13]*[.N13]" office:value-type="float" office:value="1008" calcext:value-type="float">
            <text:p>100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3]);ABS([.N13]))" office:value-type="float" office:value="16" calcext:value-type="float">
            <text:p>16</text:p>
          </table:table-cell>
          <table:table-cell table:style-name="ce682" table:formula="of:=[.M13]/[.O13]" office:value-type="float" office:value="63" calcext:value-type="float">
            <text:p>63</text:p>
          </table:table-cell>
          <table:table-cell table:style-name="ce682" table:formula="of:=[.N13]/[.O13]" office:value-type="float" office:value="64" calcext:value-type="float">
            <text:p>64</text:p>
          </table:table-cell>
          <table:table-cell table:style-name="ce699" table:formula="of:=[.P13]/[.Q13]" office:value-type="float" office:value="0.984375" calcext:value-type="float">
            <text:p>63/64 <text:s text:c="4"/></text:p>
          </table:table-cell>
          <table:table-cell table:style-name="ce706" table:formula="of:=IF([.P13]=0;&quot;0&quot;;(IF([.P13]=[.Q13];&quot;1&quot;;(IF([.P13]=-[.Q13];&quot;-1&quot;;IF([.Q13]=1;TEXT([.P13];10);[.R13]))))))" office:value-type="float" office:value="0.984375" calcext:value-type="float">
            <text:p>63/64 <text:s text:c="3"/></text:p>
          </table:table-cell>
          <table:table-cell table:style-name="ce440" table:formula="of:=IF([.P13]=0;&quot;0&quot;;(IF([.P13]=[.Q13];&quot;1&quot;;(IF([.P13]=-[.Q13];&quot;-1&quot;;IF([.Q13]=1;[.P13];CONCATENATE([.P13];&quot;/&quot;;[.Q13])))))))" office:value-type="string" office:string-value="63/64" calcext:value-type="string">
            <text:p>63/64</text:p>
          </table:table-cell>
          <table:table-cell table:style-name="ce585"/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315290" calcext:value-type="float">
            <text:p>315290</text:p>
          </table:table-cell>
          <table:table-cell table:style-name="ce540" table:formula="of:=IF(OR([.V13]=[.$AD$4];[.V13]=[.$AD$5];[.V13]=[.$AD$6];[.V13]=[.$AD$7];[.V13]=[.$AD$8];[.V13]=[.$AD$9];[.V13]=[.$AD$10];[.V13]=[.$AD$11];[.V13]=[.$AD$12]);0;IF([.V13]&lt;[.$AD$4];1;IF([.V13]&lt;[.$AD$5];-1;IF([.V13]&lt;[.$AD$6];1;IF([.V13]&lt;[.$AD$7];-1;IF([.V13]&lt;[.$AD$8];1;IF([.V13]&lt;[.$AD$9];-1;IF([.V13]&lt;[.$AD$10];1;IF([.V13]&lt;[.$AD$11];-1;IF([.V13]&lt;[.$AD$12];1;-1))))))))))" office:value-type="string" office:string-value="" calcext:value-type="error">
            <text:p>Err :522</text:p>
          </table:table-cell>
          <table:table-cell table:style-name="ce697" office:value-type="float" office:value="-1" calcext:value-type="float">
            <text:p>-1</text:p>
          </table:table-cell>
          <table:table-cell table:style-name="ce540" table:formula="of:=RANDBETWEEN(1;9)" office:value-type="float" office:value="5" calcext:value-type="float">
            <text:p>5</text:p>
          </table:table-cell>
          <table:table-cell table:style-name="ce702" table:formula="of:=[.X13]*[.Z13]" office:value-type="string" office:string-value="" calcext:value-type="error">
            <text:p>Err :522</text:p>
          </table:table-cell>
          <table:table-cell table:style-name="ce540" table:formula="of:=RANK([.W13];[.$X$4:.$X$26];0)" office:value-type="string" office:string-value="" calcext:value-type="error">
            <text:p>Err :522</text:p>
          </table:table-cell>
          <table:table-cell table:style-name="ce540" table:formula="of:=IF([.V13]&lt;=[.$Y$29];RANK([.AB13];[.$AB$4]:INDIRECT(CONCATENATE(&quot;W&quot;&amp;[.$Y$29]+3));1);&quot;&quot;)">
            <text:p/>
          </table:table-cell>
          <table:table-cell table:style-name="ce540" table:formula="of:=IF([.AC13]=&quot;&quot;;&quot;&quot;;INDEX([.$AB$4]:INDIRECT(CONCATENATE(&quot;W&quot;&amp;[.$Y$29]+3));MATCH([.V13];[.$AC$4]:INDIRECT(CONCATENATE(&quot;X&quot;&amp;[.$Y$29]+3));0)))">
            <text:p/>
          </table:table-cell>
          <table:table-cell table:style-name="ce540" table:formula="of:=IF([.AA13]=0;0;IF(SIGN([.AA13]);&quot;+&quot;;&quot;-&quot;))" office:value-type="string" office:string-value="" calcext:value-type="error">
            <text:p>Err :522</text:p>
          </table:table-cell>
          <table:table-cell table:style-name="ce540" table:formula="of:=SIGN([.AA13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7" office:value-type="string" calcext:value-type="string">
            <text:p>Points</text:p>
          </table:table-cell>
          <table:table-cell table:formula="of:=IF([.B8]=[Droite.B13];1;0)" office:value-type="float" office:value="0" calcext:value-type="float">
            <text:p>0</text:p>
          </table:table-cell>
          <table:table-cell table:style-name="ce440" table:formula="of:=IF([.C8]=[Droite.C13];1;0)" office:value-type="float" office:value="0" calcext:value-type="float">
            <text:p>0</text:p>
          </table:table-cell>
          <table:table-cell table:formula="of:=IF([.E8]=[Droite.E13];1;0)" office:value-type="float" office:value="0" calcext:value-type="float">
            <text:p>0</text:p>
          </table:table-cell>
          <table:table-cell table:style-name="ce440" office:value-type="string" calcext:value-type="string">
            <text:p>racines</text:p>
          </table:table-cell>
          <table:table-cell table:style-name="ce450"/>
          <table:table-cell table:style-name="ce440" office:value-type="string" calcext:value-type="string">
            <text:p>Total</text:p>
          </table:table-cell>
          <table:table-cell table:style-name="ce450" table:number-columns-repeated="2"/>
          <table:table-cell table:style-name="ce440" office:value-type="float" office:value="-1" calcext:value-type="float">
            <text:p>-1</text:p>
          </table:table-cell>
          <table:table-cell table:style-name="ce670" table:formula="of:=[.$A$26]*[.J14]^2+[.$B$26]*[.J14]+[.$C$26]" office:value-type="float" office:value="1" calcext:value-type="float">
            <text:p>1/1 <text:s text:c="3"/></text:p>
          </table:table-cell>
          <table:table-cell table:style-name="ce440" table:formula="of:=[.$A$26]*[.J14]^2+[.$B$26]*[.J14]+[.$C$26]" office:value-type="float" office:value="1" calcext:value-type="float">
            <text:p>1</text:p>
          </table:table-cell>
          <table:table-cell table:style-name="ce676" table:formula="of:=[.K14]*[.N14]" office:value-type="float" office:value="1024" calcext:value-type="float">
            <text:p>1024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4]);ABS([.N14]))" office:value-type="float" office:value="1024" calcext:value-type="float">
            <text:p>1024</text:p>
          </table:table-cell>
          <table:table-cell table:style-name="ce682" table:formula="of:=[.M14]/[.O14]" office:value-type="float" office:value="1" calcext:value-type="float">
            <text:p>1</text:p>
          </table:table-cell>
          <table:table-cell table:style-name="ce682" table:formula="of:=[.N14]/[.O14]" office:value-type="float" office:value="1" calcext:value-type="float">
            <text:p>1</text:p>
          </table:table-cell>
          <table:table-cell table:style-name="ce699" table:formula="of:=[.P14]/[.Q14]" office:value-type="float" office:value="1" calcext:value-type="float">
            <text:p>1/1 <text:s text:c="5"/></text:p>
          </table:table-cell>
          <table:table-cell table:style-name="ce706" table:formula="of:=IF([.P14]=0;&quot;0&quot;;(IF([.P14]=[.Q14];&quot;1&quot;;(IF([.P14]=-[.Q14];&quot;-1&quot;;IF([.Q14]=1;TEXT([.P14];10);[.R14]))))))" office:value-type="string" office:string-value="1" calcext:value-type="string">
            <text:p>1</text:p>
          </table:table-cell>
          <table:table-cell table:style-name="ce440" table:formula="of:=IF([.P14]=0;&quot;0&quot;;(IF([.P14]=[.Q14];&quot;1&quot;;(IF([.P14]=-[.Q14];&quot;-1&quot;;IF([.Q14]=1;[.P14];CONCATENATE([.P14];&quot;/&quot;;[.Q14])))))))" office:value-type="string" office:string-value="1" calcext:value-type="string">
            <text:p>1</text:p>
          </table:table-cell>
          <table:table-cell table:style-name="ce585"/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656447" calcext:value-type="float">
            <text:p>656447</text:p>
          </table:table-cell>
          <table:table-cell table:style-name="ce440" table:formula="of:=IF(OR([.V14]=[.$AD$4];[.V14]=[.$AD$5];[.V14]=[.$AD$6];[.V14]=[.$AD$7];[.V14]=[.$AD$8];[.V14]=[.$AD$9];[.V14]=[.$AD$10];[.V14]=[.$AD$11];[.V14]=[.$AD$12]);0;IF([.V14]&lt;[.$AD$4];1;IF([.V14]&lt;[.$AD$5];-1;IF([.V14]&lt;[.$AD$6];1;IF([.V14]&lt;[.$AD$7];-1;IF([.V14]&lt;[.$AD$8];1;IF([.V14]&lt;[.$AD$9];-1;IF([.V14]&lt;[.$AD$10];1;IF([.V14]&lt;[.$AD$11];-1;IF([.V14]&lt;[.$AD$12];1;-1))))))))))" office:value-type="string" office:string-value="" calcext:value-type="error">
            <text:p>Err :522</text:p>
          </table:table-cell>
          <table:table-cell table:style-name="ce696" office:value-type="float" office:value="0" calcext:value-type="float">
            <text:p>0</text:p>
          </table:table-cell>
          <table:table-cell table:style-name="ce440" table:formula="of:=RANDBETWEEN(1;9)" office:value-type="float" office:value="3" calcext:value-type="float">
            <text:p>3</text:p>
          </table:table-cell>
          <table:table-cell table:style-name="ce703" table:formula="of:=[.X14]*[.Z14]" office:value-type="string" office:string-value="" calcext:value-type="error">
            <text:p>Err :522</text:p>
          </table:table-cell>
          <table:table-cell table:style-name="ce440" table:formula="of:=RANK([.W14];[.$X$4:.$X$26];0)" office:value-type="string" office:string-value="" calcext:value-type="error">
            <text:p>Err :522</text:p>
          </table:table-cell>
          <table:table-cell table:style-name="ce440" table:formula="of:=IF([.V14]&lt;=[.$Y$29];RANK([.AB14];[.$AB$4]:INDIRECT(CONCATENATE(&quot;W&quot;&amp;[.$Y$29]+3));1);&quot;&quot;)">
            <text:p/>
          </table:table-cell>
          <table:table-cell table:style-name="ce440" table:formula="of:=IF([.AC14]=&quot;&quot;;&quot;&quot;;INDEX([.$AB$4]:INDIRECT(CONCATENATE(&quot;W&quot;&amp;[.$Y$29]+3));MATCH([.V14];[.$AC$4]:INDIRECT(CONCATENATE(&quot;X&quot;&amp;[.$Y$29]+3));0)))">
            <text:p/>
          </table:table-cell>
          <table:table-cell table:style-name="ce440" table:formula="of:=IF([.AA14]=0;0;IF(SIGN([.AA14]);&quot;+&quot;;&quot;-&quot;))" office:value-type="string" office:string-value="" calcext:value-type="error">
            <text:p>Err :522</text:p>
          </table:table-cell>
          <table:table-cell table:style-name="ce440" table:formula="of:=SIGN([.AA14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9]=[Droite.B14];1;0)" office:value-type="float" office:value="0" calcext:value-type="float">
            <text:p>0</text:p>
          </table:table-cell>
          <table:table-cell table:style-name="ce553" table:formula="of:=IF(ISBLANK([Droite.C14])=0;IF([Droite.C14]=0;1;0))" office:value-type="float" office:value="0" calcext:value-type="float">
            <text:p>0</text:p>
          </table:table-cell>
          <table:table-cell table:style-name="ce523" table:formula="of:=IF([.E9]=[Droite.E14];1;0)" office:value-type="float" office:value="0" calcext:value-type="float">
            <text:p>0</text:p>
          </table:table-cell>
          <table:table-cell table:style-name="ce523" table:formula="of:=IF([.C6]=[Droite.B6];1;0)" office:value-type="float" office:value="0" calcext:value-type="float">
            <text:p>0</text:p>
          </table:table-cell>
          <table:table-cell table:style-name="ce450"/>
          <table:table-cell table:style-name="ce440" table:formula="of:=SUM([.B14:.F17])" office:value-type="float" office:value="0" calcext:value-type="float">
            <text:p>0</text:p>
          </table:table-cell>
          <table:table-cell table:style-name="ce450" table:number-columns-repeated="2"/>
          <table:table-cell table:style-name="ce440" office:value-type="float" office:value="0" calcext:value-type="float">
            <text:p>0</text:p>
          </table:table-cell>
          <table:table-cell table:style-name="ce670" table:formula="of:=[.$A$26]*[.J15]^2+[.$B$26]*[.J15]+[.$C$26]" office:value-type="float" office:value="0.984375" calcext:value-type="float">
            <text:p>63/64 <text:s text:c="2"/></text:p>
          </table:table-cell>
          <table:table-cell table:style-name="ce440" table:formula="of:=[.$A$26]*[.J15]^2+[.$B$26]*[.J15]+[.$C$26]" office:value-type="float" office:value="0.984375" calcext:value-type="float">
            <text:p>0,984375</text:p>
          </table:table-cell>
          <table:table-cell table:style-name="ce676" table:formula="of:=[.K15]*[.N15]" office:value-type="float" office:value="1008" calcext:value-type="float">
            <text:p>100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5]);ABS([.N15]))" office:value-type="float" office:value="16" calcext:value-type="float">
            <text:p>16</text:p>
          </table:table-cell>
          <table:table-cell table:style-name="ce682" table:formula="of:=[.M15]/[.O15]" office:value-type="float" office:value="63" calcext:value-type="float">
            <text:p>63</text:p>
          </table:table-cell>
          <table:table-cell table:style-name="ce682" table:formula="of:=[.N15]/[.O15]" office:value-type="float" office:value="64" calcext:value-type="float">
            <text:p>64</text:p>
          </table:table-cell>
          <table:table-cell table:style-name="ce699" table:formula="of:=[.P15]/[.Q15]" office:value-type="float" office:value="0.984375" calcext:value-type="float">
            <text:p>63/64 <text:s text:c="4"/></text:p>
          </table:table-cell>
          <table:table-cell table:style-name="ce706" table:formula="of:=IF([.P15]=0;&quot;0&quot;;(IF([.P15]=[.Q15];&quot;1&quot;;(IF([.P15]=-[.Q15];&quot;-1&quot;;IF([.Q15]=1;TEXT([.P15];10);[.R15]))))))" office:value-type="float" office:value="0.984375" calcext:value-type="float">
            <text:p>63/64 <text:s text:c="3"/></text:p>
          </table:table-cell>
          <table:table-cell table:style-name="ce440" table:formula="of:=IF([.P15]=0;&quot;0&quot;;(IF([.P15]=[.Q15];&quot;1&quot;;(IF([.P15]=-[.Q15];&quot;-1&quot;;IF([.Q15]=1;[.P15];CONCATENATE([.P15];&quot;/&quot;;[.Q15])))))))" office:value-type="string" office:string-value="63/64" calcext:value-type="string">
            <text:p>63/64</text:p>
          </table:table-cell>
          <table:table-cell table:style-name="ce585"/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514095" calcext:value-type="float">
            <text:p>514095</text:p>
          </table:table-cell>
          <table:table-cell table:style-name="ce540" table:formula="of:=IF(OR([.V15]=[.$AD$4];[.V15]=[.$AD$5];[.V15]=[.$AD$6];[.V15]=[.$AD$7];[.V15]=[.$AD$8];[.V15]=[.$AD$9];[.V15]=[.$AD$10];[.V15]=[.$AD$11];[.V15]=[.$AD$12]);0;IF([.V15]&lt;[.$AD$4];1;IF([.V15]&lt;[.$AD$5];-1;IF([.V15]&lt;[.$AD$6];1;IF([.V15]&lt;[.$AD$7];-1;IF([.V15]&lt;[.$AD$8];1;IF([.V15]&lt;[.$AD$9];-1;IF([.V15]&lt;[.$AD$10];1;IF([.V15]&lt;[.$AD$11];-1;IF([.V15]&lt;[.$AD$12];1;-1))))))))))" office:value-type="string" office:string-value="" calcext:value-type="error">
            <text:p>Err :522</text:p>
          </table:table-cell>
          <table:table-cell table:style-name="ce697" office:value-type="float" office:value="1" calcext:value-type="float">
            <text:p>1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702" table:formula="of:=[.X15]*[.Z15]" office:value-type="string" office:string-value="" calcext:value-type="error">
            <text:p>Err :522</text:p>
          </table:table-cell>
          <table:table-cell table:style-name="ce540" table:formula="of:=RANK([.W15];[.$X$4:.$X$26];0)" office:value-type="string" office:string-value="" calcext:value-type="error">
            <text:p>Err :522</text:p>
          </table:table-cell>
          <table:table-cell table:style-name="ce540" table:formula="of:=IF([.V15]&lt;=[.$Y$29];RANK([.AB15];[.$AB$4]:INDIRECT(CONCATENATE(&quot;W&quot;&amp;[.$Y$29]+3));1);&quot;&quot;)">
            <text:p/>
          </table:table-cell>
          <table:table-cell table:style-name="ce540" table:formula="of:=IF([.AC15]=&quot;&quot;;&quot;&quot;;INDEX([.$AB$4]:INDIRECT(CONCATENATE(&quot;W&quot;&amp;[.$Y$29]+3));MATCH([.V15];[.$AC$4]:INDIRECT(CONCATENATE(&quot;X&quot;&amp;[.$Y$29]+3));0)))">
            <text:p/>
          </table:table-cell>
          <table:table-cell table:style-name="ce540" table:formula="of:=IF([.AA15]=0;0;IF(SIGN([.AA15]);&quot;+&quot;;&quot;-&quot;))" office:value-type="string" office:string-value="" calcext:value-type="error">
            <text:p>Err :522</text:p>
          </table:table-cell>
          <table:table-cell table:style-name="ce540" table:formula="of:=SIGN([.AA15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7" table:formula="of:=IF(ISBLANK([$Droite.B15]);0;IF(AND(ISBLANK([$Droite.B16]);[$Droite.B15]=[.B10]);1;0))" office:value-type="float" office:value="0" calcext:value-type="float">
            <text:p>0</text:p>
          </table:table-cell>
          <table:table-cell table:style-name="ce523" table:formula="of:=IF(ISBLANK([$Droite.C15]);0;IF(AND([$Droite.C15]=&quot;m&quot;;[.A6]&lt;0);1;IF(AND([$Droite.C15]=&quot;k&quot;;[.A6]&gt;=0);1;0)))" office:value-type="float" office:value="0" calcext:value-type="float" table:number-columns-spanned="3" table:number-rows-spanned="2">
            <text:p>0</text:p>
          </table:table-cell>
          <table:covered-table-cell table:style-name="ce578"/>
          <table:covered-table-cell table:style-name="ce440"/>
          <table:table-cell table:style-name="ce497" table:formula="of:=IF(ISBLANK([$Droite.E15]);0;IF(AND(ISBLANK([$Droite.E16]);[$Droite.E15]=[.E10]);1;0))" office:value-type="float" office:value="0" calcext:value-type="float">
            <text:p>0</text:p>
          </table:table-cell>
          <table:table-cell table:style-name="ce585"/>
          <table:table-cell table:style-name="ce638"/>
          <table:table-cell table:style-name="ce450"/>
          <table:table-cell table:style-name="ce440" office:value-type="float" office:value="1" calcext:value-type="float">
            <text:p>1</text:p>
          </table:table-cell>
          <table:table-cell table:style-name="ce670" table:formula="of:=[.$A$26]*[.J16]^2+[.$B$26]*[.J16]+[.$C$26]" office:value-type="float" office:value="0.9375" calcext:value-type="float">
            <text:p>15/16 <text:s text:c="2"/></text:p>
          </table:table-cell>
          <table:table-cell table:style-name="ce440" table:formula="of:=[.$A$26]*[.J16]^2+[.$B$26]*[.J16]+[.$C$26]" office:value-type="float" office:value="0.9375" calcext:value-type="float">
            <text:p>0,9375</text:p>
          </table:table-cell>
          <table:table-cell table:style-name="ce676" table:formula="of:=[.K16]*[.N16]" office:value-type="float" office:value="960" calcext:value-type="float">
            <text:p>96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6]);ABS([.N16]))" office:value-type="float" office:value="64" calcext:value-type="float">
            <text:p>64</text:p>
          </table:table-cell>
          <table:table-cell table:style-name="ce682" table:formula="of:=[.M16]/[.O16]" office:value-type="float" office:value="15" calcext:value-type="float">
            <text:p>15</text:p>
          </table:table-cell>
          <table:table-cell table:style-name="ce682" table:formula="of:=[.N16]/[.O16]" office:value-type="float" office:value="16" calcext:value-type="float">
            <text:p>16</text:p>
          </table:table-cell>
          <table:table-cell table:style-name="ce699" table:formula="of:=[.P16]/[.Q16]" office:value-type="float" office:value="0.9375" calcext:value-type="float">
            <text:p>15/16 <text:s text:c="4"/></text:p>
          </table:table-cell>
          <table:table-cell table:style-name="ce706" table:formula="of:=IF([.P16]=0;&quot;0&quot;;(IF([.P16]=[.Q16];&quot;1&quot;;(IF([.P16]=-[.Q16];&quot;-1&quot;;IF([.Q16]=1;TEXT([.P16];10);[.R16]))))))" office:value-type="float" office:value="0.9375" calcext:value-type="float">
            <text:p>15/16 <text:s text:c="3"/></text:p>
          </table:table-cell>
          <table:table-cell table:style-name="ce440" table:formula="of:=IF([.P16]=0;&quot;0&quot;;(IF([.P16]=[.Q16];&quot;1&quot;;(IF([.P16]=-[.Q16];&quot;-1&quot;;IF([.Q16]=1;[.P16];CONCATENATE([.P16];&quot;/&quot;;[.Q16])))))))" office:value-type="string" office:string-value="15/16" calcext:value-type="string">
            <text:p>15/16</text:p>
          </table:table-cell>
          <table:table-cell table:style-name="ce585"/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778018" calcext:value-type="float">
            <text:p>778018</text:p>
          </table:table-cell>
          <table:table-cell table:style-name="ce440" table:formula="of:=IF(OR([.V16]=[.$AD$4];[.V16]=[.$AD$5];[.V16]=[.$AD$6];[.V16]=[.$AD$7];[.V16]=[.$AD$8];[.V16]=[.$AD$9];[.V16]=[.$AD$10];[.V16]=[.$AD$11];[.V16]=[.$AD$12]);0;IF([.V16]&lt;[.$AD$4];1;IF([.V16]&lt;[.$AD$5];-1;IF([.V16]&lt;[.$AD$6];1;IF([.V16]&lt;[.$AD$7];-1;IF([.V16]&lt;[.$AD$8];1;IF([.V16]&lt;[.$AD$9];-1;IF([.V16]&lt;[.$AD$10];1;IF([.V16]&lt;[.$AD$11];-1;IF([.V16]&lt;[.$AD$12];1;-1))))))))))" office:value-type="string" office:string-value="" calcext:value-type="error">
            <text:p>Err :522</text:p>
          </table:table-cell>
          <table:table-cell table:style-name="ce696" office:value-type="float" office:value="2" calcext:value-type="float">
            <text:p>2</text:p>
          </table:table-cell>
          <table:table-cell table:style-name="ce440" table:formula="of:=RANDBETWEEN(1;9)" office:value-type="float" office:value="4" calcext:value-type="float">
            <text:p>4</text:p>
          </table:table-cell>
          <table:table-cell table:style-name="ce703" table:formula="of:=[.X16]*[.Z16]" office:value-type="string" office:string-value="" calcext:value-type="error">
            <text:p>Err :522</text:p>
          </table:table-cell>
          <table:table-cell table:style-name="ce440" table:formula="of:=RANK([.W16];[.$X$4:.$X$26];0)" office:value-type="string" office:string-value="" calcext:value-type="error">
            <text:p>Err :522</text:p>
          </table:table-cell>
          <table:table-cell table:style-name="ce440" table:formula="of:=IF([.V16]&lt;=[.$Y$29];RANK([.AB16];[.$AB$4]:INDIRECT(CONCATENATE(&quot;W&quot;&amp;[.$Y$29]+3));1);&quot;&quot;)">
            <text:p/>
          </table:table-cell>
          <table:table-cell table:style-name="ce440" table:formula="of:=IF([.AC16]=&quot;&quot;;&quot;&quot;;INDEX([.$AB$4]:INDIRECT(CONCATENATE(&quot;W&quot;&amp;[.$Y$29]+3));MATCH([.V16];[.$AC$4]:INDIRECT(CONCATENATE(&quot;X&quot;&amp;[.$Y$29]+3));0)))">
            <text:p/>
          </table:table-cell>
          <table:table-cell table:style-name="ce440" table:formula="of:=IF([.AA16]=0;0;IF(SIGN([.AA16]);&quot;+&quot;;&quot;-&quot;))" office:value-type="string" office:string-value="" calcext:value-type="error">
            <text:p>Err :522</text:p>
          </table:table-cell>
          <table:table-cell table:style-name="ce440" table:formula="of:=SIGN([.AA16])" office:value-type="string" office:string-value="" calcext:value-type="error">
            <text:p>Err :522</text:p>
          </table:table-cell>
          <table:table-cell table:number-columns-repeated="4"/>
          <table:table-cell table:style-name="ce585" table:number-columns-repeated="987"/>
          <table:table-cell table:style-name="Default"/>
        </table:table-row>
        <table:table-row table:style-name="ro3">
          <table:covered-table-cell table:style-name="ce449"/>
          <table:table-cell table:style-name="ce498" table:formula="of:=IF(ISBLANK([$Droite.B16]);0;IF(AND(ISBLANK([$Droite.B15]);[$Droite.B16]=[.B11]);1;0))" office:value-type="float" office:value="0" calcext:value-type="float">
            <text:p>0</text:p>
          </table:table-cell>
          <table:covered-table-cell table:number-columns-repeated="3" table:style-name="ce557"/>
          <table:table-cell table:style-name="ce498" table:formula="of:=IF(ISBLANK([$Droite.E16]);0;IF(AND(ISBLANK([$Droite.E15]);[$Droite.E16]=[.E11]);1;0))" office:value-type="float" office:value="0" calcext:value-type="float">
            <text:p>0</text:p>
          </table:table-cell>
          <table:table-cell/>
          <table:table-cell table:style-name="ce450" table:number-columns-repeated="2"/>
          <table:table-cell table:style-name="ce440" office:value-type="float" office:value="2" calcext:value-type="float">
            <text:p>2</text:p>
          </table:table-cell>
          <table:table-cell table:style-name="ce670" table:formula="of:=[.$A$26]*[.J17]^2+[.$B$26]*[.J17]+[.$C$26]" office:value-type="float" office:value="0.859375" calcext:value-type="float">
            <text:p>55/64 <text:s text:c="2"/></text:p>
          </table:table-cell>
          <table:table-cell table:style-name="ce440" table:formula="of:=[.$A$26]*[.J17]^2+[.$B$26]*[.J17]+[.$C$26]" office:value-type="float" office:value="0.859375" calcext:value-type="float">
            <text:p>0,859375</text:p>
          </table:table-cell>
          <table:table-cell table:style-name="ce676" table:formula="of:=[.K17]*[.N17]" office:value-type="float" office:value="880" calcext:value-type="float">
            <text:p>88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7]);ABS([.N17]))" office:value-type="float" office:value="16" calcext:value-type="float">
            <text:p>16</text:p>
          </table:table-cell>
          <table:table-cell table:style-name="ce682" table:formula="of:=[.M17]/[.O17]" office:value-type="float" office:value="55" calcext:value-type="float">
            <text:p>55</text:p>
          </table:table-cell>
          <table:table-cell table:style-name="ce682" table:formula="of:=[.N17]/[.O17]" office:value-type="float" office:value="64" calcext:value-type="float">
            <text:p>64</text:p>
          </table:table-cell>
          <table:table-cell table:style-name="ce699" table:formula="of:=[.P17]/[.Q17]" office:value-type="float" office:value="0.859375" calcext:value-type="float">
            <text:p>55/64 <text:s text:c="4"/></text:p>
          </table:table-cell>
          <table:table-cell table:style-name="ce706" table:formula="of:=IF([.P17]=0;&quot;0&quot;;(IF([.P17]=[.Q17];&quot;1&quot;;(IF([.P17]=-[.Q17];&quot;-1&quot;;IF([.Q17]=1;TEXT([.P17];10);[.R17]))))))" office:value-type="float" office:value="0.859375" calcext:value-type="float">
            <text:p>55/64 <text:s text:c="3"/></text:p>
          </table:table-cell>
          <table:table-cell table:style-name="ce440" table:formula="of:=IF([.P17]=0;&quot;0&quot;;(IF([.P17]=[.Q17];&quot;1&quot;;(IF([.P17]=-[.Q17];&quot;-1&quot;;IF([.Q17]=1;[.P17];CONCATENATE([.P17];&quot;/&quot;;[.Q17])))))))" office:value-type="string" office:string-value="55/64" calcext:value-type="string">
            <text:p>55/64</text:p>
          </table:table-cell>
          <table:table-cell/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863200" calcext:value-type="float">
            <text:p>863200</text:p>
          </table:table-cell>
          <table:table-cell table:style-name="ce540" table:formula="of:=IF(OR([.V17]=[.$AD$4];[.V17]=[.$AD$5];[.V17]=[.$AD$6];[.V17]=[.$AD$7];[.V17]=[.$AD$8];[.V17]=[.$AD$9];[.V17]=[.$AD$10];[.V17]=[.$AD$11];[.V17]=[.$AD$12]);0;IF([.V17]&lt;[.$AD$4];1;IF([.V17]&lt;[.$AD$5];-1;IF([.V17]&lt;[.$AD$6];1;IF([.V17]&lt;[.$AD$7];-1;IF([.V17]&lt;[.$AD$8];1;IF([.V17]&lt;[.$AD$9];-1;IF([.V17]&lt;[.$AD$10];1;IF([.V17]&lt;[.$AD$11];-1;IF([.V17]&lt;[.$AD$12];1;-1))))))))))" office:value-type="string" office:string-value="" calcext:value-type="error">
            <text:p>Err :522</text:p>
          </table:table-cell>
          <table:table-cell table:style-name="ce697" office:value-type="float" office:value="3" calcext:value-type="float">
            <text:p>3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702" table:formula="of:=[.X17]*[.Z17]" office:value-type="string" office:string-value="" calcext:value-type="error">
            <text:p>Err :522</text:p>
          </table:table-cell>
          <table:table-cell table:style-name="ce540" table:formula="of:=RANK([.W17];[.$X$4:.$X$26];0)" office:value-type="string" office:string-value="" calcext:value-type="error">
            <text:p>Err :522</text:p>
          </table:table-cell>
          <table:table-cell table:style-name="ce540" table:formula="of:=IF([.V17]&lt;=[.$Y$29];RANK([.AB17];[.$AB$4]:INDIRECT(CONCATENATE(&quot;W&quot;&amp;[.$Y$29]+3));1);&quot;&quot;)">
            <text:p/>
          </table:table-cell>
          <table:table-cell table:style-name="ce540" table:formula="of:=IF([.AC17]=&quot;&quot;;&quot;&quot;;INDEX([.$AB$4]:INDIRECT(CONCATENATE(&quot;W&quot;&amp;[.$Y$29]+3));MATCH([.V17];[.$AC$4]:INDIRECT(CONCATENATE(&quot;X&quot;&amp;[.$Y$29]+3));0)))">
            <text:p/>
          </table:table-cell>
          <table:table-cell table:style-name="ce540" table:formula="of:=IF([.AA17]=0;0;IF(SIGN([.AA17]);&quot;+&quot;;&quot;-&quot;))" office:value-type="string" office:string-value="" calcext:value-type="error">
            <text:p>Err :522</text:p>
          </table:table-cell>
          <table:table-cell table:style-name="ce540" table:formula="of:=SIGN([.AA17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596" table:number-columns-repeated="2"/>
          <table:table-cell table:style-name="ce585"/>
          <table:table-cell table:style-name="ce450" table:number-columns-repeated="2"/>
          <table:table-cell table:style-name="ce440" office:value-type="float" office:value="3" calcext:value-type="float">
            <text:p>3</text:p>
          </table:table-cell>
          <table:table-cell table:style-name="ce670" table:formula="of:=[.$A$26]*[.J18]^2+[.$B$26]*[.J18]+[.$C$26]" office:value-type="float" office:value="0.75" calcext:value-type="float">
            <text:p>3/4 <text:s text:c="3"/></text:p>
          </table:table-cell>
          <table:table-cell table:style-name="ce440" table:formula="of:=[.$A$26]*[.J18]^2+[.$B$26]*[.J18]+[.$C$26]" office:value-type="float" office:value="0.75" calcext:value-type="float">
            <text:p>0,75</text:p>
          </table:table-cell>
          <table:table-cell table:style-name="ce676" table:formula="of:=[.K18]*[.N18]" office:value-type="float" office:value="768" calcext:value-type="float">
            <text:p>76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8]);ABS([.N18]))" office:value-type="float" office:value="256" calcext:value-type="float">
            <text:p>256</text:p>
          </table:table-cell>
          <table:table-cell table:style-name="ce682" table:formula="of:=[.M18]/[.O18]" office:value-type="float" office:value="3" calcext:value-type="float">
            <text:p>3</text:p>
          </table:table-cell>
          <table:table-cell table:style-name="ce682" table:formula="of:=[.N18]/[.O18]" office:value-type="float" office:value="4" calcext:value-type="float">
            <text:p>4</text:p>
          </table:table-cell>
          <table:table-cell table:style-name="ce699" table:formula="of:=[.P18]/[.Q18]" office:value-type="float" office:value="0.75" calcext:value-type="float">
            <text:p>3/4 <text:s text:c="5"/></text:p>
          </table:table-cell>
          <table:table-cell table:style-name="ce706" table:formula="of:=IF([.P18]=0;&quot;0&quot;;(IF([.P18]=[.Q18];&quot;1&quot;;(IF([.P18]=-[.Q18];&quot;-1&quot;;IF([.Q18]=1;TEXT([.P18];10);[.R18]))))))" office:value-type="float" office:value="0.75" calcext:value-type="float">
            <text:p>3/4 <text:s text:c="4"/></text:p>
          </table:table-cell>
          <table:table-cell table:style-name="ce440" table:formula="of:=IF([.P18]=0;&quot;0&quot;;(IF([.P18]=[.Q18];&quot;1&quot;;(IF([.P18]=-[.Q18];&quot;-1&quot;;IF([.Q18]=1;[.P18];CONCATENATE([.P18];&quot;/&quot;;[.Q18])))))))" office:value-type="string" office:string-value="3/4" calcext:value-type="string">
            <text:p>3/4</text:p>
          </table:table-cell>
          <table:table-cell/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371520" calcext:value-type="float">
            <text:p>371520</text:p>
          </table:table-cell>
          <table:table-cell table:style-name="ce440" table:formula="of:=IF(OR([.V18]=[.$AD$4];[.V18]=[.$AD$5];[.V18]=[.$AD$6];[.V18]=[.$AD$7];[.V18]=[.$AD$8];[.V18]=[.$AD$9];[.V18]=[.$AD$10];[.V18]=[.$AD$11];[.V18]=[.$AD$12]);0;IF([.V18]&lt;[.$AD$4];1;IF([.V18]&lt;[.$AD$5];-1;IF([.V18]&lt;[.$AD$6];1;IF([.V18]&lt;[.$AD$7];-1;IF([.V18]&lt;[.$AD$8];1;IF([.V18]&lt;[.$AD$9];-1;IF([.V18]&lt;[.$AD$10];1;IF([.V18]&lt;[.$AD$11];-1;IF([.V18]&lt;[.$AD$12];1;-1))))))))))" office:value-type="string" office:string-value="" calcext:value-type="error">
            <text:p>Err :522</text:p>
          </table:table-cell>
          <table:table-cell table:style-name="ce696" office:value-type="float" office:value="4" calcext:value-type="float">
            <text:p>4</text:p>
          </table:table-cell>
          <table:table-cell table:style-name="ce440" table:formula="of:=RANDBETWEEN(1;9)" office:value-type="float" office:value="9" calcext:value-type="float">
            <text:p>9</text:p>
          </table:table-cell>
          <table:table-cell table:style-name="ce703" table:formula="of:=[.X18]*[.Z18]" office:value-type="string" office:string-value="" calcext:value-type="error">
            <text:p>Err :522</text:p>
          </table:table-cell>
          <table:table-cell table:style-name="ce440" table:formula="of:=RANK([.W18];[.$X$4:.$X$26];0)" office:value-type="string" office:string-value="" calcext:value-type="error">
            <text:p>Err :522</text:p>
          </table:table-cell>
          <table:table-cell table:style-name="ce440" table:formula="of:=IF([.V18]&lt;=[.$Y$29];RANK([.AB18];[.$AB$4]:INDIRECT(CONCATENATE(&quot;W&quot;&amp;[.$Y$29]+3));1);&quot;&quot;)">
            <text:p/>
          </table:table-cell>
          <table:table-cell table:style-name="ce440" table:formula="of:=IF([.AC18]=&quot;&quot;;&quot;&quot;;INDEX([.$AB$4]:INDIRECT(CONCATENATE(&quot;W&quot;&amp;[.$Y$29]+3));MATCH([.V18];[.$AC$4]:INDIRECT(CONCATENATE(&quot;X&quot;&amp;[.$Y$29]+3));0)))">
            <text:p/>
          </table:table-cell>
          <table:table-cell table:style-name="ce440" table:formula="of:=IF([.AA18]=0;0;IF(SIGN([.AA18]);&quot;+&quot;;&quot;-&quot;))" office:value-type="string" office:string-value="" calcext:value-type="error">
            <text:p>Err :522</text:p>
          </table:table-cell>
          <table:table-cell table:style-name="ce440" table:formula="of:=SIGN([.AA18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3">
          <table:table-cell table:style-name="ce437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476"/>
          <table:table-cell table:style-name="ce450"/>
          <table:table-cell table:style-name="ce440" office:value-type="float" office:value="4" calcext:value-type="float">
            <text:p>4</text:p>
          </table:table-cell>
          <table:table-cell table:style-name="ce670" table:formula="of:=[.$A$26]*[.J19]^2+[.$B$26]*[.J19]+[.$C$26]" office:value-type="float" office:value="0.609375" calcext:value-type="float">
            <text:p>39/64 <text:s text:c="2"/></text:p>
          </table:table-cell>
          <table:table-cell table:style-name="ce440" table:formula="of:=[.$A$26]*[.J19]^2+[.$B$26]*[.J19]+[.$C$26]" office:value-type="float" office:value="0.609375" calcext:value-type="float">
            <text:p>0,609375</text:p>
          </table:table-cell>
          <table:table-cell table:style-name="ce676" table:formula="of:=[.K19]*[.N19]" office:value-type="float" office:value="624" calcext:value-type="float">
            <text:p>624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19]);ABS([.N19]))" office:value-type="float" office:value="16" calcext:value-type="float">
            <text:p>16</text:p>
          </table:table-cell>
          <table:table-cell table:style-name="ce682" table:formula="of:=[.M19]/[.O19]" office:value-type="float" office:value="39" calcext:value-type="float">
            <text:p>39</text:p>
          </table:table-cell>
          <table:table-cell table:style-name="ce682" table:formula="of:=[.N19]/[.O19]" office:value-type="float" office:value="64" calcext:value-type="float">
            <text:p>64</text:p>
          </table:table-cell>
          <table:table-cell table:style-name="ce699" table:formula="of:=[.P19]/[.Q19]" office:value-type="float" office:value="0.609375" calcext:value-type="float">
            <text:p>39/64 <text:s text:c="4"/></text:p>
          </table:table-cell>
          <table:table-cell table:style-name="ce706" table:formula="of:=IF([.P19]=0;&quot;0&quot;;(IF([.P19]=[.Q19];&quot;1&quot;;(IF([.P19]=-[.Q19];&quot;-1&quot;;IF([.Q19]=1;TEXT([.P19];10);[.R19]))))))" office:value-type="float" office:value="0.609375" calcext:value-type="float">
            <text:p>39/64 <text:s text:c="3"/></text:p>
          </table:table-cell>
          <table:table-cell table:style-name="ce440" table:formula="of:=IF([.P19]=0;&quot;0&quot;;(IF([.P19]=[.Q19];&quot;1&quot;;(IF([.P19]=-[.Q19];&quot;-1&quot;;IF([.Q19]=1;[.P19];CONCATENATE([.P19];&quot;/&quot;;[.Q19])))))))" office:value-type="string" office:string-value="39/64" calcext:value-type="string">
            <text:p>39/64</text:p>
          </table:table-cell>
          <table:table-cell/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990723" calcext:value-type="float">
            <text:p>990723</text:p>
          </table:table-cell>
          <table:table-cell table:style-name="ce540" table:formula="of:=IF(OR([.V19]=[.$AD$4];[.V19]=[.$AD$5];[.V19]=[.$AD$6];[.V19]=[.$AD$7];[.V19]=[.$AD$8];[.V19]=[.$AD$9];[.V19]=[.$AD$10];[.V19]=[.$AD$11];[.V19]=[.$AD$12]);0;IF([.V19]&lt;[.$AD$4];1;IF([.V19]&lt;[.$AD$5];-1;IF([.V19]&lt;[.$AD$6];1;IF([.V19]&lt;[.$AD$7];-1;IF([.V19]&lt;[.$AD$8];1;IF([.V19]&lt;[.$AD$9];-1;IF([.V19]&lt;[.$AD$10];1;IF([.V19]&lt;[.$AD$11];-1;IF([.V19]&lt;[.$AD$12];1;-1))))))))))" office:value-type="string" office:string-value="" calcext:value-type="error">
            <text:p>Err :522</text:p>
          </table:table-cell>
          <table:table-cell table:style-name="ce697" office:value-type="float" office:value="5" calcext:value-type="float">
            <text:p>5</text:p>
          </table:table-cell>
          <table:table-cell table:style-name="ce540" table:formula="of:=RANDBETWEEN(1;9)" office:value-type="float" office:value="8" calcext:value-type="float">
            <text:p>8</text:p>
          </table:table-cell>
          <table:table-cell table:style-name="ce702" table:formula="of:=[.X19]*[.Z19]" office:value-type="string" office:string-value="" calcext:value-type="error">
            <text:p>Err :522</text:p>
          </table:table-cell>
          <table:table-cell table:style-name="ce540" table:formula="of:=RANK([.W19];[.$X$4:.$X$26];0)" office:value-type="string" office:string-value="" calcext:value-type="error">
            <text:p>Err :522</text:p>
          </table:table-cell>
          <table:table-cell table:style-name="ce540" table:formula="of:=IF([.V19]&lt;=[.$Y$29];RANK([.AB19];[.$AB$4]:INDIRECT(CONCATENATE(&quot;W&quot;&amp;[.$Y$29]+3));1);&quot;&quot;)">
            <text:p/>
          </table:table-cell>
          <table:table-cell table:style-name="ce540" table:formula="of:=IF([.AC19]=&quot;&quot;;&quot;&quot;;INDEX([.$AB$4]:INDIRECT(CONCATENATE(&quot;W&quot;&amp;[.$Y$29]+3));MATCH([.V19];[.$AC$4]:INDIRECT(CONCATENATE(&quot;X&quot;&amp;[.$Y$29]+3));0)))">
            <text:p/>
          </table:table-cell>
          <table:table-cell table:style-name="ce540" table:formula="of:=IF([.AA19]=0;0;IF(SIGN([.AA19]);&quot;+&quot;;&quot;-&quot;))" office:value-type="string" office:string-value="" calcext:value-type="error">
            <text:p>Err :522</text:p>
          </table:table-cell>
          <table:table-cell table:style-name="ce540" table:formula="of:=SIGN([.AA19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3">
          <table:table-cell table:style-name="ce476" table:number-columns-repeated="8"/>
          <table:table-cell table:style-name="ce450"/>
          <table:table-cell table:style-name="ce440" office:value-type="float" office:value="5" calcext:value-type="float">
            <text:p>5</text:p>
          </table:table-cell>
          <table:table-cell table:style-name="ce670" table:formula="of:=[.$A$26]*[.J20]^2+[.$B$26]*[.J20]+[.$C$26]" office:value-type="float" office:value="0.4375" calcext:value-type="float">
            <text:p>7/16 <text:s text:c="2"/></text:p>
          </table:table-cell>
          <table:table-cell table:style-name="ce440" table:formula="of:=[.$A$26]*[.J20]^2+[.$B$26]*[.J20]+[.$C$26]" office:value-type="float" office:value="0.4375" calcext:value-type="float">
            <text:p>0,4375</text:p>
          </table:table-cell>
          <table:table-cell table:style-name="ce676" table:formula="of:=[.K20]*[.N20]" office:value-type="float" office:value="448" calcext:value-type="float">
            <text:p>448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0]);ABS([.N20]))" office:value-type="float" office:value="64" calcext:value-type="float">
            <text:p>64</text:p>
          </table:table-cell>
          <table:table-cell table:style-name="ce682" table:formula="of:=[.M20]/[.O20]" office:value-type="float" office:value="7" calcext:value-type="float">
            <text:p>7</text:p>
          </table:table-cell>
          <table:table-cell table:style-name="ce682" table:formula="of:=[.N20]/[.O20]" office:value-type="float" office:value="16" calcext:value-type="float">
            <text:p>16</text:p>
          </table:table-cell>
          <table:table-cell table:style-name="ce699" table:formula="of:=[.P20]/[.Q20]" office:value-type="float" office:value="0.4375" calcext:value-type="float">
            <text:p>7/16 <text:s text:c="4"/></text:p>
          </table:table-cell>
          <table:table-cell table:style-name="ce706" table:formula="of:=IF([.P20]=0;&quot;0&quot;;(IF([.P20]=[.Q20];&quot;1&quot;;(IF([.P20]=-[.Q20];&quot;-1&quot;;IF([.Q20]=1;TEXT([.P20];10);[.R20]))))))" office:value-type="float" office:value="0.4375" calcext:value-type="float">
            <text:p>7/16 <text:s text:c="3"/></text:p>
          </table:table-cell>
          <table:table-cell table:style-name="ce440" table:formula="of:=IF([.P20]=0;&quot;0&quot;;(IF([.P20]=[.Q20];&quot;1&quot;;(IF([.P20]=-[.Q20];&quot;-1&quot;;IF([.Q20]=1;[.P20];CONCATENATE([.P20];&quot;/&quot;;[.Q20])))))))" office:value-type="string" office:string-value="7/16" calcext:value-type="string">
            <text:p>7/16</text:p>
          </table:table-cell>
          <table:table-cell/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855620" calcext:value-type="float">
            <text:p>855620</text:p>
          </table:table-cell>
          <table:table-cell table:style-name="ce440" table:formula="of:=IF(OR([.V20]=[.$AD$4];[.V20]=[.$AD$5];[.V20]=[.$AD$6];[.V20]=[.$AD$7];[.V20]=[.$AD$8];[.V20]=[.$AD$9];[.V20]=[.$AD$10];[.V20]=[.$AD$11];[.V20]=[.$AD$12]);0;IF([.V20]&lt;[.$AD$4];1;IF([.V20]&lt;[.$AD$5];-1;IF([.V20]&lt;[.$AD$6];1;IF([.V20]&lt;[.$AD$7];-1;IF([.V20]&lt;[.$AD$8];1;IF([.V20]&lt;[.$AD$9];-1;IF([.V20]&lt;[.$AD$10];1;IF([.V20]&lt;[.$AD$11];-1;IF([.V20]&lt;[.$AD$12];1;-1))))))))))" office:value-type="string" office:string-value="" calcext:value-type="error">
            <text:p>Err :522</text:p>
          </table:table-cell>
          <table:table-cell table:style-name="ce696" office:value-type="float" office:value="6" calcext:value-type="float">
            <text:p>6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X20]*[.Z20]" office:value-type="string" office:string-value="" calcext:value-type="error">
            <text:p>Err :522</text:p>
          </table:table-cell>
          <table:table-cell table:style-name="ce440" table:formula="of:=RANK([.W20];[.$X$4:.$X$26];0)" office:value-type="string" office:string-value="" calcext:value-type="error">
            <text:p>Err :522</text:p>
          </table:table-cell>
          <table:table-cell table:style-name="ce440" table:formula="of:=IF([.V20]&lt;=[.$Y$29];RANK([.AB20];[.$AB$4]:INDIRECT(CONCATENATE(&quot;W&quot;&amp;[.$Y$29]+3));1);&quot;&quot;)">
            <text:p/>
          </table:table-cell>
          <table:table-cell table:style-name="ce440" table:formula="of:=IF([.AC20]=&quot;&quot;;&quot;&quot;;INDEX([.$AB$4]:INDIRECT(CONCATENATE(&quot;W&quot;&amp;[.$Y$29]+3));MATCH([.V20];[.$AC$4]:INDIRECT(CONCATENATE(&quot;X&quot;&amp;[.$Y$29]+3));0)))">
            <text:p/>
          </table:table-cell>
          <table:table-cell table:style-name="ce440" table:formula="of:=IF([.AA20]=0;0;IF(SIGN([.AA20]);&quot;+&quot;;&quot;-&quot;))" office:value-type="string" office:string-value="" calcext:value-type="error">
            <text:p>Err :522</text:p>
          </table:table-cell>
          <table:table-cell table:style-name="ce440" table:formula="of:=SIGN([.AA20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17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9">f</text:span></text:p>
          </table:table-cell>
          <table:covered-table-cell table:number-columns-repeated="5" table:style-name="ce450"/>
          <table:table-cell table:style-name="ce491" office:value-type="string" calcext:value-type="string">
            <text:p>Dénom</text:p>
          </table:table-cell>
          <table:table-cell table:style-name="ce491" office:value-type="string" calcext:value-type="string">
            <text:p>longueur</text:p>
          </table:table-cell>
          <table:table-cell table:style-name="ce450"/>
          <table:table-cell table:style-name="ce440" office:value-type="float" office:value="6" calcext:value-type="float">
            <text:p>6</text:p>
          </table:table-cell>
          <table:table-cell table:style-name="ce670" table:formula="of:=[.$A$26]*[.J21]^2+[.$B$26]*[.J21]+[.$C$26]" office:value-type="float" office:value="0.234375" calcext:value-type="float">
            <text:p>15/64 <text:s text:c="2"/></text:p>
          </table:table-cell>
          <table:table-cell table:style-name="ce440" table:formula="of:=[.$A$26]*[.J21]^2+[.$B$26]*[.J21]+[.$C$26]" office:value-type="float" office:value="0.234375" calcext:value-type="float">
            <text:p>0,234375</text:p>
          </table:table-cell>
          <table:table-cell table:style-name="ce676" table:formula="of:=[.K21]*[.N21]" office:value-type="float" office:value="240" calcext:value-type="float">
            <text:p>24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1]);ABS([.N21]))" office:value-type="float" office:value="16" calcext:value-type="float">
            <text:p>16</text:p>
          </table:table-cell>
          <table:table-cell table:style-name="ce682" table:formula="of:=[.M21]/[.O21]" office:value-type="float" office:value="15" calcext:value-type="float">
            <text:p>15</text:p>
          </table:table-cell>
          <table:table-cell table:style-name="ce682" table:formula="of:=[.N21]/[.O21]" office:value-type="float" office:value="64" calcext:value-type="float">
            <text:p>64</text:p>
          </table:table-cell>
          <table:table-cell table:style-name="ce699" table:formula="of:=[.P21]/[.Q21]" office:value-type="float" office:value="0.234375" calcext:value-type="float">
            <text:p>15/64 <text:s text:c="4"/></text:p>
          </table:table-cell>
          <table:table-cell table:style-name="ce706" table:formula="of:=IF([.P21]=0;&quot;0&quot;;(IF([.P21]=[.Q21];&quot;1&quot;;(IF([.P21]=-[.Q21];&quot;-1&quot;;IF([.Q21]=1;TEXT([.P21];10);[.R21]))))))" office:value-type="float" office:value="0.234375" calcext:value-type="float">
            <text:p>15/64 <text:s text:c="3"/></text:p>
          </table:table-cell>
          <table:table-cell table:style-name="ce440" table:formula="of:=IF([.P21]=0;&quot;0&quot;;(IF([.P21]=[.Q21];&quot;1&quot;;(IF([.P21]=-[.Q21];&quot;-1&quot;;IF([.Q21]=1;[.P21];CONCATENATE([.P21];&quot;/&quot;;[.Q21])))))))" office:value-type="string" office:string-value="15/64" calcext:value-type="string">
            <text:p>15/64</text:p>
          </table:table-cell>
          <table:table-cell/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777876" calcext:value-type="float">
            <text:p>777876</text:p>
          </table:table-cell>
          <table:table-cell table:style-name="ce540" table:formula="of:=IF(OR([.V21]=[.$AD$4];[.V21]=[.$AD$5];[.V21]=[.$AD$6];[.V21]=[.$AD$7];[.V21]=[.$AD$8];[.V21]=[.$AD$9];[.V21]=[.$AD$10];[.V21]=[.$AD$11];[.V21]=[.$AD$12]);0;IF([.V21]&lt;[.$AD$4];1;IF([.V21]&lt;[.$AD$5];-1;IF([.V21]&lt;[.$AD$6];1;IF([.V21]&lt;[.$AD$7];-1;IF([.V21]&lt;[.$AD$8];1;IF([.V21]&lt;[.$AD$9];-1;IF([.V21]&lt;[.$AD$10];1;IF([.V21]&lt;[.$AD$11];-1;IF([.V21]&lt;[.$AD$12];1;-1))))))))))" office:value-type="string" office:string-value="" calcext:value-type="error">
            <text:p>Err :522</text:p>
          </table:table-cell>
          <table:table-cell table:style-name="ce697" office:value-type="float" office:value="7" calcext:value-type="float">
            <text:p>7</text:p>
          </table:table-cell>
          <table:table-cell table:style-name="ce540" table:formula="of:=RANDBETWEEN(1;9)" office:value-type="float" office:value="3" calcext:value-type="float">
            <text:p>3</text:p>
          </table:table-cell>
          <table:table-cell table:style-name="ce702" table:formula="of:=[.X21]*[.Z21]" office:value-type="string" office:string-value="" calcext:value-type="error">
            <text:p>Err :522</text:p>
          </table:table-cell>
          <table:table-cell table:style-name="ce540" table:formula="of:=RANK([.W21];[.$X$4:.$X$26];0)" office:value-type="string" office:string-value="" calcext:value-type="error">
            <text:p>Err :522</text:p>
          </table:table-cell>
          <table:table-cell table:style-name="ce540" table:formula="of:=IF([.V21]&lt;=[.$Y$29];RANK([.AB21];[.$AB$4]:INDIRECT(CONCATENATE(&quot;W&quot;&amp;[.$Y$29]+3));1);&quot;&quot;)">
            <text:p/>
          </table:table-cell>
          <table:table-cell table:style-name="ce540" table:formula="of:=IF([.AC21]=&quot;&quot;;&quot;&quot;;INDEX([.$AB$4]:INDIRECT(CONCATENATE(&quot;W&quot;&amp;[.$Y$29]+3));MATCH([.V21];[.$AC$4]:INDIRECT(CONCATENATE(&quot;X&quot;&amp;[.$Y$29]+3));0)))">
            <text:p/>
          </table:table-cell>
          <table:table-cell table:style-name="ce540" table:formula="of:=IF([.AA21]=0;0;IF(SIGN([.AA21]);&quot;+&quot;;&quot;-&quot;))" office:value-type="string" office:string-value="" calcext:value-type="error">
            <text:p>Err :522</text:p>
          </table:table-cell>
          <table:table-cell table:style-name="ce540" table:formula="of:=SIGN([.AA21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17">
          <table:table-cell table:style-name="ce454" office:value-type="string" calcext:value-type="string">
            <text:p>x<text:span text:style-name="T14">A</text:span></text:p>
          </table:table-cell>
          <table:table-cell table:style-name="ce440" table:formula="of:=RANDBETWEEN(-9;-4)" office:value-type="float" office:value="-9" calcext:value-type="float">
            <text:p>-9</text:p>
          </table:table-cell>
          <table:table-cell table:style-name="ce454" office:value-type="string" calcext:value-type="string">
            <text:p>x<text:span text:style-name="T14">B</text:span></text:p>
          </table:table-cell>
          <table:table-cell table:style-name="ce440" table:formula="of:=([.B22]+[.F22])/2" office:value-type="float" office:value="-1" calcext:value-type="float">
            <text:p>-1</text:p>
          </table:table-cell>
          <table:table-cell table:style-name="ce454" office:value-type="string" calcext:value-type="string">
            <text:p>x<text:span text:style-name="T14">C</text:span></text:p>
          </table:table-cell>
          <table:table-cell table:style-name="ce611" table:formula="of:=RANDBETWEEN(4;9)" office:value-type="float" office:value="7" calcext:value-type="float">
            <text:p>7</text:p>
          </table:table-cell>
          <table:table-cell table:style-name="ce626" table:formula="of:=([.F22]-[.B22])*([.F22]-[.D22])*([.D22]-[.B22])" office:value-type="float" office:value="1024" calcext:value-type="float">
            <text:p>1024</text:p>
          </table:table-cell>
          <table:table-cell table:style-name="ce584" table:formula="of:=IF([.G22]-INT([.G22])=0;0;LEN([.G22])-SEARCH(&quot;,&quot;;[.G22]))" office:value-type="float" office:value="0" calcext:value-type="float">
            <text:p>0</text:p>
          </table:table-cell>
          <table:table-cell table:style-name="ce450"/>
          <table:table-cell table:style-name="ce440" office:value-type="float" office:value="7" calcext:value-type="float">
            <text:p>7</text:p>
          </table:table-cell>
          <table:table-cell table:style-name="ce670" table:formula="of:=[.$A$26]*[.J22]^2+[.$B$26]*[.J22]+[.$C$26]" office:value-type="float" office:value="0" calcext:value-type="float">
            <text:p>0/1 <text:s text:c="3"/></text:p>
          </table:table-cell>
          <table:table-cell table:style-name="ce440" table:formula="of:=[.$A$26]*[.J22]^2+[.$B$26]*[.J22]+[.$C$26]" office:value-type="float" office:value="0" calcext:value-type="float">
            <text:p>0</text:p>
          </table:table-cell>
          <table:table-cell table:style-name="ce676" table:formula="of:=[.K22]*[.N22]" office:value-type="float" office:value="0" calcext:value-type="float">
            <text:p>0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2]);ABS([.N22]))" office:value-type="float" office:value="1024" calcext:value-type="float">
            <text:p>1024</text:p>
          </table:table-cell>
          <table:table-cell table:style-name="ce682" table:formula="of:=[.M22]/[.O22]" office:value-type="float" office:value="0" calcext:value-type="float">
            <text:p>0</text:p>
          </table:table-cell>
          <table:table-cell table:style-name="ce682" table:formula="of:=[.N22]/[.O22]" office:value-type="float" office:value="1" calcext:value-type="float">
            <text:p>1</text:p>
          </table:table-cell>
          <table:table-cell table:style-name="ce699" table:formula="of:=[.P22]/[.Q22]" office:value-type="float" office:value="0" calcext:value-type="float">
            <text:p>0/1 <text:s text:c="5"/></text:p>
          </table:table-cell>
          <table:table-cell table:style-name="ce706" table:formula="of:=IF([.P22]=0;&quot;0&quot;;(IF([.P22]=[.Q22];&quot;1&quot;;(IF([.P22]=-[.Q22];&quot;-1&quot;;IF([.Q22]=1;TEXT([.P22];10);[.R22]))))))" office:value-type="string" office:string-value="0" calcext:value-type="string">
            <text:p>0</text:p>
          </table:table-cell>
          <table:table-cell table:style-name="ce440" table:formula="of:=IF([.P22]=0;&quot;0&quot;;(IF([.P22]=[.Q22];&quot;1&quot;;(IF([.P22]=-[.Q22];&quot;-1&quot;;IF([.Q22]=1;[.P22];CONCATENATE([.P22];&quot;/&quot;;[.Q22])))))))" office:value-type="string" office:string-value="0" calcext:value-type="string">
            <text:p>0</text:p>
          </table:table-cell>
          <table:table-cell/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650653" calcext:value-type="float">
            <text:p>650653</text:p>
          </table:table-cell>
          <table:table-cell table:style-name="ce440" table:formula="of:=IF(OR([.V22]=[.$AD$4];[.V22]=[.$AD$5];[.V22]=[.$AD$6];[.V22]=[.$AD$7];[.V22]=[.$AD$8];[.V22]=[.$AD$9];[.V22]=[.$AD$10];[.V22]=[.$AD$11];[.V22]=[.$AD$12]);0;IF([.V22]&lt;[.$AD$4];1;IF([.V22]&lt;[.$AD$5];-1;IF([.V22]&lt;[.$AD$6];1;IF([.V22]&lt;[.$AD$7];-1;IF([.V22]&lt;[.$AD$8];1;IF([.V22]&lt;[.$AD$9];-1;IF([.V22]&lt;[.$AD$10];1;IF([.V22]&lt;[.$AD$11];-1;IF([.V22]&lt;[.$AD$12];1;-1))))))))))" office:value-type="string" office:string-value="" calcext:value-type="error">
            <text:p>Err :522</text:p>
          </table:table-cell>
          <table:table-cell table:style-name="ce696" office:value-type="float" office:value="8" calcext:value-type="float">
            <text:p>8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703" table:formula="of:=[.X22]*[.Z22]" office:value-type="string" office:string-value="" calcext:value-type="error">
            <text:p>Err :522</text:p>
          </table:table-cell>
          <table:table-cell table:style-name="ce440" table:formula="of:=RANK([.W22];[.$X$4:.$X$26];0)" office:value-type="string" office:string-value="" calcext:value-type="error">
            <text:p>Err :522</text:p>
          </table:table-cell>
          <table:table-cell table:style-name="ce440" table:formula="of:=IF([.V22]&lt;=[.$Y$29];RANK([.AB22];[.$AB$4]:INDIRECT(CONCATENATE(&quot;W&quot;&amp;[.$Y$29]+3));1);&quot;&quot;)">
            <text:p/>
          </table:table-cell>
          <table:table-cell table:style-name="ce440" table:formula="of:=IF([.AC22]=&quot;&quot;;&quot;&quot;;INDEX([.$AB$4]:INDIRECT(CONCATENATE(&quot;W&quot;&amp;[.$Y$29]+3));MATCH([.V22];[.$AC$4]:INDIRECT(CONCATENATE(&quot;X&quot;&amp;[.$Y$29]+3));0)))">
            <text:p/>
          </table:table-cell>
          <table:table-cell table:style-name="ce440" table:formula="of:=IF([.AA22]=0;0;IF(SIGN([.AA22]);&quot;+&quot;;&quot;-&quot;))" office:value-type="string" office:string-value="" calcext:value-type="error">
            <text:p>Err :522</text:p>
          </table:table-cell>
          <table:table-cell table:style-name="ce440" table:formula="of:=SIGN([.AA22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17">
          <table:table-cell table:style-name="ce454" office:value-type="string" calcext:value-type="string">
            <text:p>y<text:span text:style-name="T30">A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54" office:value-type="string" calcext:value-type="string">
            <text:p>y<text:span text:style-name="T30">B</text:span></text:p>
          </table:table-cell>
          <table:table-cell table:style-name="ce440" table:formula="of:=RANDBETWEEN(1;5)*IF(RANDBETWEEN(1;2)=1;-1;1)" office:value-type="float" office:value="1" calcext:value-type="float">
            <text:p>1</text:p>
          </table:table-cell>
          <table:table-cell table:style-name="ce454" office:value-type="string" calcext:value-type="string">
            <text:p>y<text:span text:style-name="T30">C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625"/>
          <table:table-cell table:style-name="ce476"/>
          <table:table-cell table:style-name="ce450"/>
          <table:table-cell table:style-name="ce440" office:value-type="float" office:value="8" calcext:value-type="float">
            <text:p>8</text:p>
          </table:table-cell>
          <table:table-cell table:style-name="ce670" table:formula="of:=[.$A$26]*[.J23]^2+[.$B$26]*[.J23]+[.$C$26]" office:value-type="float" office:value="-0.265625" calcext:value-type="float">
            <text:p>-17/64 <text:s text:c="2"/></text:p>
          </table:table-cell>
          <table:table-cell table:style-name="ce440" table:formula="of:=[.$A$26]*[.J23]^2+[.$B$26]*[.J23]+[.$C$26]" office:value-type="float" office:value="-0.265625" calcext:value-type="float">
            <text:p>-0,265625</text:p>
          </table:table-cell>
          <table:table-cell table:style-name="ce676" table:formula="of:=[.K23]*[.N23]" office:value-type="float" office:value="-272" calcext:value-type="float">
            <text:p>-272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3]);ABS([.N23]))" office:value-type="float" office:value="16" calcext:value-type="float">
            <text:p>16</text:p>
          </table:table-cell>
          <table:table-cell table:style-name="ce682" table:formula="of:=[.M23]/[.O23]" office:value-type="float" office:value="-17" calcext:value-type="float">
            <text:p>-17</text:p>
          </table:table-cell>
          <table:table-cell table:style-name="ce682" table:formula="of:=[.N23]/[.O23]" office:value-type="float" office:value="64" calcext:value-type="float">
            <text:p>64</text:p>
          </table:table-cell>
          <table:table-cell table:style-name="ce699" table:formula="of:=[.P23]/[.Q23]" office:value-type="float" office:value="-0.265625" calcext:value-type="float">
            <text:p>-17/64 <text:s text:c="4"/></text:p>
          </table:table-cell>
          <table:table-cell table:style-name="ce706" table:formula="of:=IF([.P23]=0;&quot;0&quot;;(IF([.P23]=[.Q23];&quot;1&quot;;(IF([.P23]=-[.Q23];&quot;-1&quot;;IF([.Q23]=1;TEXT([.P23];10);[.R23]))))))" office:value-type="float" office:value="-0.265625" calcext:value-type="float">
            <text:p>-17/64 <text:s text:c="3"/></text:p>
          </table:table-cell>
          <table:table-cell table:style-name="ce440" table:formula="of:=IF([.P23]=0;&quot;0&quot;;(IF([.P23]=[.Q23];&quot;1&quot;;(IF([.P23]=-[.Q23];&quot;-1&quot;;IF([.Q23]=1;[.P23];CONCATENATE([.P23];&quot;/&quot;;[.Q23])))))))" office:value-type="string" office:string-value="-17/64" calcext:value-type="string">
            <text:p>-17/64</text:p>
          </table:table-cell>
          <table:table-cell/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671122" calcext:value-type="float">
            <text:p>671122</text:p>
          </table:table-cell>
          <table:table-cell table:style-name="ce540" table:formula="of:=IF(OR([.V23]=[.$AD$4];[.V23]=[.$AD$5];[.V23]=[.$AD$6];[.V23]=[.$AD$7];[.V23]=[.$AD$8];[.V23]=[.$AD$9];[.V23]=[.$AD$10];[.V23]=[.$AD$11];[.V23]=[.$AD$12]);0;IF([.V23]&lt;[.$AD$4];1;IF([.V23]&lt;[.$AD$5];-1;IF([.V23]&lt;[.$AD$6];1;IF([.V23]&lt;[.$AD$7];-1;IF([.V23]&lt;[.$AD$8];1;IF([.V23]&lt;[.$AD$9];-1;IF([.V23]&lt;[.$AD$10];1;IF([.V23]&lt;[.$AD$11];-1;IF([.V23]&lt;[.$AD$12];1;-1))))))))))" office:value-type="string" office:string-value="" calcext:value-type="error">
            <text:p>Err :522</text:p>
          </table:table-cell>
          <table:table-cell table:style-name="ce697" office:value-type="float" office:value="9" calcext:value-type="float">
            <text:p>9</text:p>
          </table:table-cell>
          <table:table-cell table:style-name="ce701" table:formula="of:=RANDBETWEEN(1;9)" office:value-type="float" office:value="2" calcext:value-type="float">
            <text:p>2</text:p>
          </table:table-cell>
          <table:table-cell table:style-name="ce702" table:formula="of:=[.X23]*[.Z23]" office:value-type="string" office:string-value="" calcext:value-type="error">
            <text:p>Err :522</text:p>
          </table:table-cell>
          <table:table-cell table:style-name="ce540" table:formula="of:=RANK([.W23];[.$X$4:.$X$26];0)" office:value-type="string" office:string-value="" calcext:value-type="error">
            <text:p>Err :522</text:p>
          </table:table-cell>
          <table:table-cell table:style-name="ce540" table:formula="of:=IF([.V23]&lt;=[.$Y$29];RANK([.AB23];[.$AB$4]:INDIRECT(CONCATENATE(&quot;W&quot;&amp;[.$Y$29]+3));1);&quot;&quot;)">
            <text:p/>
          </table:table-cell>
          <table:table-cell table:style-name="ce540" table:formula="of:=IF([.AC23]=&quot;&quot;;&quot;&quot;;INDEX([.$AB$4]:INDIRECT(CONCATENATE(&quot;W&quot;&amp;[.$Y$29]+3));MATCH([.V23];[.$AC$4]:INDIRECT(CONCATENATE(&quot;X&quot;&amp;[.$Y$29]+3));0)))">
            <text:p/>
          </table:table-cell>
          <table:table-cell table:style-name="ce540" table:formula="of:=IF([.AA23]=0;0;IF(SIGN([.AA23]);&quot;+&quot;;&quot;-&quot;))" office:value-type="string" office:string-value="" calcext:value-type="error">
            <text:p>Err :522</text:p>
          </table:table-cell>
          <table:table-cell table:style-name="ce540" table:formula="of:=SIGN([.AA23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3">
          <table:table-cell table:style-name="ce476" table:number-columns-repeated="8"/>
          <table:table-cell table:style-name="ce450"/>
          <table:table-cell table:style-name="ce440" office:value-type="float" office:value="9" calcext:value-type="float">
            <text:p>9</text:p>
          </table:table-cell>
          <table:table-cell table:style-name="ce670" table:formula="of:=[.$A$26]*[.J24]^2+[.$B$26]*[.J24]+[.$C$26]" office:value-type="float" office:value="-0.5625" calcext:value-type="float">
            <text:p>-9/16 <text:s text:c="2"/></text:p>
          </table:table-cell>
          <table:table-cell table:style-name="ce440" table:formula="of:=[.$A$26]*[.J24]^2+[.$B$26]*[.J24]+[.$C$26]" office:value-type="float" office:value="-0.5625" calcext:value-type="float">
            <text:p>-0,5625</text:p>
          </table:table-cell>
          <table:table-cell table:style-name="ce676" table:formula="of:=[.K24]*[.N24]" office:value-type="float" office:value="-576" calcext:value-type="float">
            <text:p>-576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4]);ABS([.N24]))" office:value-type="float" office:value="64" calcext:value-type="float">
            <text:p>64</text:p>
          </table:table-cell>
          <table:table-cell table:style-name="ce682" table:formula="of:=[.M24]/[.O24]" office:value-type="float" office:value="-9" calcext:value-type="float">
            <text:p>-9</text:p>
          </table:table-cell>
          <table:table-cell table:style-name="ce682" table:formula="of:=[.N24]/[.O24]" office:value-type="float" office:value="16" calcext:value-type="float">
            <text:p>16</text:p>
          </table:table-cell>
          <table:table-cell table:style-name="ce699" table:formula="of:=[.P24]/[.Q24]" office:value-type="float" office:value="-0.5625" calcext:value-type="float">
            <text:p>-9/16 <text:s text:c="4"/></text:p>
          </table:table-cell>
          <table:table-cell table:style-name="ce706" table:formula="of:=IF([.P24]=0;&quot;0&quot;;(IF([.P24]=[.Q24];&quot;1&quot;;(IF([.P24]=-[.Q24];&quot;-1&quot;;IF([.Q24]=1;TEXT([.P24];10);[.R24]))))))" office:value-type="float" office:value="-0.5625" calcext:value-type="float">
            <text:p>-9/16 <text:s text:c="3"/></text:p>
          </table:table-cell>
          <table:table-cell table:style-name="ce440" table:formula="of:=IF([.P24]=0;&quot;0&quot;;(IF([.P24]=[.Q24];&quot;1&quot;;(IF([.P24]=-[.Q24];&quot;-1&quot;;IF([.Q24]=1;[.P24];CONCATENATE([.P24];&quot;/&quot;;[.Q24])))))))" office:value-type="string" office:string-value="-9/16" calcext:value-type="string">
            <text:p>-9/16</text:p>
          </table:table-cell>
          <table:table-cell/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577853" calcext:value-type="float">
            <text:p>577853</text:p>
          </table:table-cell>
          <table:table-cell table:style-name="ce692" table:formula="of:=IF(OR([.V24]=[.$AD$4];[.V24]=[.$AD$5];[.V24]=[.$AD$6];[.V24]=[.$AD$7];[.V24]=[.$AD$8];[.V24]=[.$AD$9];[.V24]=[.$AD$10];[.V24]=[.$AD$11];[.V24]=[.$AD$12]);0;IF([.V24]&lt;[.$AD$4];1;IF([.V24]&lt;[.$AD$5];-1;IF([.V24]&lt;[.$AD$6];1;IF([.V24]&lt;[.$AD$7];-1;IF([.V24]&lt;[.$AD$8];1;IF([.V24]&lt;[.$AD$9];-1;IF([.V24]&lt;[.$AD$10];1;IF([.V24]&lt;[.$AD$11];-1;IF([.V24]&lt;[.$AD$12];1;-1))))))))))" office:value-type="string" office:string-value="" calcext:value-type="error">
            <text:p>Err :522</text:p>
          </table:table-cell>
          <table:table-cell table:style-name="ce698" office:value-type="float" office:value="10" calcext:value-type="float">
            <text:p>10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478" table:formula="of:=[.X24]*[.Z24]" office:value-type="string" office:string-value="" calcext:value-type="error">
            <text:p>Err :522</text:p>
          </table:table-cell>
          <table:table-cell table:style-name="ce440" table:formula="of:=RANK([.W24];[.$X$4:.$X$26];0)" office:value-type="string" office:string-value="" calcext:value-type="error">
            <text:p>Err :522</text:p>
          </table:table-cell>
          <table:table-cell table:style-name="ce440" table:formula="of:=IF([.V24]&lt;=[.$Y$29];RANK([.AB24];[.$AB$4]:INDIRECT(CONCATENATE(&quot;W&quot;&amp;[.$Y$29]+3));1);&quot;&quot;)">
            <text:p/>
          </table:table-cell>
          <table:table-cell table:style-name="ce440" table:formula="of:=IF([.AC24]=&quot;&quot;;&quot;&quot;;INDEX([.$AB$4]:INDIRECT(CONCATENATE(&quot;W&quot;&amp;[.$Y$29]+3));MATCH([.V24];[.$AC$4]:INDIRECT(CONCATENATE(&quot;X&quot;&amp;[.$Y$29]+3));0)))">
            <text:p/>
          </table:table-cell>
          <table:table-cell table:style-name="ce440" table:formula="of:=IF([.AA24]=0;0;IF(SIGN([.AA24]);&quot;+&quot;;&quot;-&quot;))" office:value-type="string" office:string-value="" calcext:value-type="error">
            <text:p>Err :522</text:p>
          </table:table-cell>
          <table:table-cell table:style-name="ce440" table:formula="of:=SIGN([.AA24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17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64" office:value-type="string" calcext:value-type="string">
            <text:p><text:span text:style-name="T5">x</text:span><text:span text:style-name="T14">1</text:span></text:p>
          </table:table-cell>
          <table:table-cell table:style-name="ce464" office:value-type="string" calcext:value-type="string">
            <text:p><text:span text:style-name="T5">x</text:span><text:span text:style-name="T14">2</text:span></text:p>
          </table:table-cell>
          <table:table-cell table:style-name="ce612" office:value-type="string" calcext:value-type="string">
            <text:p><text:span text:style-name="T5">x</text:span><text:span text:style-name="T14">max</text:span></text:p>
          </table:table-cell>
          <table:table-cell table:style-name="ce612" office:value-type="string" calcext:value-type="string">
            <text:p><text:span text:style-name="T5">y</text:span><text:span text:style-name="T14">max</text:span></text:p>
          </table:table-cell>
          <table:table-cell table:style-name="Default"/>
          <table:table-cell table:style-name="ce450"/>
          <table:table-cell table:style-name="ce440" office:value-type="float" office:value="10" calcext:value-type="float">
            <text:p>10</text:p>
          </table:table-cell>
          <table:table-cell table:style-name="ce670" table:formula="of:=[.$A$26]*[.J25]^2+[.$B$26]*[.J25]+[.$C$26]" office:value-type="float" office:value="-0.890625" calcext:value-type="float">
            <text:p>-57/64 <text:s text:c="2"/></text:p>
          </table:table-cell>
          <table:table-cell table:style-name="ce440" table:formula="of:=[.$A$26]*[.J25]^2+[.$B$26]*[.J25]+[.$C$26]" office:value-type="float" office:value="-0.890625" calcext:value-type="float">
            <text:p>-0,890625</text:p>
          </table:table-cell>
          <table:table-cell table:style-name="ce676" table:formula="of:=[.K25]*[.N25]" office:value-type="float" office:value="-912" calcext:value-type="float">
            <text:p>-912</text:p>
          </table:table-cell>
          <table:table-cell table:style-name="ce676" table:formula="of:=[.$G$22]*10^[.$H$22]" office:value-type="float" office:value="1024" calcext:value-type="float">
            <text:p>1024</text:p>
          </table:table-cell>
          <table:table-cell table:style-name="ce682" table:formula="of:=GCD(ABS([.M25]);ABS([.N25]))" office:value-type="float" office:value="16" calcext:value-type="float">
            <text:p>16</text:p>
          </table:table-cell>
          <table:table-cell table:style-name="ce682" table:formula="of:=[.M25]/[.O25]" office:value-type="float" office:value="-57" calcext:value-type="float">
            <text:p>-57</text:p>
          </table:table-cell>
          <table:table-cell table:style-name="ce682" table:formula="of:=[.N25]/[.O25]" office:value-type="float" office:value="64" calcext:value-type="float">
            <text:p>64</text:p>
          </table:table-cell>
          <table:table-cell table:style-name="ce699" table:formula="of:=[.P25]/[.Q25]" office:value-type="float" office:value="-0.890625" calcext:value-type="float">
            <text:p>-57/64 <text:s text:c="4"/></text:p>
          </table:table-cell>
          <table:table-cell table:style-name="ce706" table:formula="of:=IF([.P25]=0;&quot;0&quot;;(IF([.P25]=[.Q25];&quot;1&quot;;(IF([.P25]=-[.Q25];&quot;-1&quot;;IF([.Q25]=1;TEXT([.P25];10);[.R25]))))))" office:value-type="float" office:value="-0.890625" calcext:value-type="float">
            <text:p>-57/64 <text:s text:c="3"/></text:p>
          </table:table-cell>
          <table:table-cell table:style-name="ce440" table:formula="of:=IF([.P25]=0;&quot;0&quot;;(IF([.P25]=[.Q25];&quot;1&quot;;(IF([.P25]=-[.Q25];&quot;-1&quot;;IF([.Q25]=1;[.P25];CONCATENATE([.P25];&quot;/&quot;;[.Q25])))))))" office:value-type="string" office:string-value="-57/64" calcext:value-type="string">
            <text:p>-57/64</text:p>
          </table:table-cell>
          <table:table-cell/>
          <table:table-cell table:style-name="ce483"/>
          <table:table-cell table:style-name="ce540"/>
          <table:table-cell table:style-name="ce691" table:formula="of:=IF([.X24]&lt;&gt;0;SIGN([.X24]);IF([.X23]&lt;&gt;0;SIGN([.X23]);IF([.X22]&lt;&gt;0;SIGN([.X22]);IF([.X21]&lt;&gt;0;SIGN([.X21]);IF([.X20]&lt;&gt;0;SIGN([.X20]);IF([.X19]&lt;&gt;0;SIGN([.X19]);SIGN([.X18])))))))" office:value-type="string" office:string-value="" calcext:value-type="error">
            <text:p>Err :522</text:p>
          </table:table-cell>
          <table:table-cell table:style-name="ce588" office:value-type="float" office:value="11" calcext:value-type="float">
            <text:p>11</text:p>
          </table:table-cell>
          <table:table-cell table:style-name="ce483" table:formula="of:=RANDBETWEEN(1;9)" office:value-type="float" office:value="6" calcext:value-type="float">
            <text:p>6</text:p>
          </table:table-cell>
          <table:table-cell table:style-name="ce483" table:formula="of:=[.X25]*[.Z25]" office:value-type="string" office:string-value="" calcext:value-type="error">
            <text:p>Err :522</text:p>
          </table:table-cell>
          <table:table-cell table:style-name="ce540" table:number-columns-repeated="3"/>
          <table:table-cell table:style-name="ce540" table:formula="of:=IF([.AA25]=0;0;IF(SIGN([.AA25]);&quot;+&quot;;&quot;-&quot;))" office:value-type="string" office:string-value="" calcext:value-type="error">
            <text:p>Err :522</text:p>
          </table:table-cell>
          <table:table-cell table:style-name="ce540" table:formula="of:=SIGN([.AA25])" office:value-type="string" office:string-value="" calcext:value-type="error">
            <text:p>Err :522</text:p>
          </table:table-cell>
          <table:table-cell table:number-columns-repeated="991"/>
          <table:table-cell table:style-name="Default"/>
        </table:table-row>
        <table:table-row table:style-name="ro3">
          <table:table-cell table:style-name="ce456" table:formula="of:=(([.F23]-[.B23])*([.D22]-[.B22])-([.D23]-[.B23])*([.F22]-[.B22]))/(([.F22]-[.B22])*([.F22]-[.D22])*([.D22]-[.B22]))" office:value-type="float" office:value="-0.015625" calcext:value-type="float">
            <text:p>-1/64</text:p>
          </table:table-cell>
          <table:table-cell table:style-name="ce456" table:formula="of:=([.D23]-[.B23])/([.D22]-[.B22])-[.A26]*([.B22]+[.D22])" office:value-type="float" office:value="-0.03125" calcext:value-type="float">
            <text:p>-1/32</text:p>
          </table:table-cell>
          <table:table-cell table:style-name="ce456" table:formula="of:=[.B23]-[.A26]*[.B22]*[.B22]-[.B26]*[.B22]" office:value-type="float" office:value="0.984375" calcext:value-type="float">
            <text:p>63/64</text:p>
          </table:table-cell>
          <table:table-cell table:style-name="ce440" table:formula="of:=[.B22]" office:value-type="float" office:value="-9" calcext:value-type="float">
            <text:p>-9</text:p>
          </table:table-cell>
          <table:table-cell table:style-name="ce440" table:formula="of:=[.F22]" office:value-type="float" office:value="7" calcext:value-type="float">
            <text:p>7</text:p>
          </table:table-cell>
          <table:table-cell table:style-name="ce614" table:formula="of:=-[.B26]/(2*[.A26])" office:value-type="float" office:value="-1" calcext:value-type="float">
            <text:p>-1/1 </text:p>
          </table:table-cell>
          <table:table-cell table:style-name="ce626" table:formula="of:=[.A26]*[.F26]*[.F26]+[.B26]*[.F26]+[.C26]" office:value-type="float" office:value="1" calcext:value-type="float">
            <text:p>1</text:p>
          </table:table-cell>
          <table:table-cell table:style-name="Default"/>
          <table:table-cell table:style-name="ce450" table:number-columns-repeated="13"/>
          <table:table-cell/>
          <table:table-cell table:style-name="ce450" table:number-columns-repeated="11"/>
          <table:table-cell table:number-columns-repeated="991"/>
        </table:table-row>
        <table:table-row table:style-name="ro3">
          <table:table-cell table:style-name="ce476" table:number-columns-repeated="8"/>
          <table:table-cell/>
          <table:table-cell table:style-name="ce450" table:number-columns-repeated="12"/>
          <table:table-cell/>
          <table:table-cell table:style-name="ce450" table:number-columns-repeated="11"/>
          <table:table-cell table:number-columns-repeated="991"/>
        </table:table-row>
        <table:table-row table:style-name="ro3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24" table:formula="of:=[.D26]" office:value-type="float" office:value="-9" calcext:value-type="float" table:number-columns-spanned="2" table:number-rows-spanned="1">
            <text:p>-9</text:p>
          </table:table-cell>
          <table:covered-table-cell table:style-name="ce528" table:formula="of:=#REF!" office:value-type="string" office:string-value="" calcext:value-type="error">
            <text:p>#RÉF !</text:p>
          </table:covered-table-cell>
          <table:table-cell table:style-name="ce598" table:formula="of:=CONCATENATE([.D35];IF([.E35]&lt;&gt;1;&quot;/&quot;;&quot;&quot;);IF([.E35]&lt;&gt;1;[.E35];&quot;&quot;))" office:value-type="string" office:string-value="-1" calcext:value-type="string">
            <text:p>-1</text:p>
          </table:table-cell>
          <table:table-cell table:style-name="ce524" table:formula="of:=[.E26]" office:value-type="float" office:value="7" calcext:value-type="float" table:number-columns-spanned="2" table:number-rows-spanned="1">
            <text:p>7</text:p>
          </table:table-cell>
          <table:covered-table-cell table:style-name="ce524"/>
          <table:table-cell table:style-name="ce586" office:value-type="float" office:value="10" calcext:value-type="float">
            <text:p>10</text:p>
          </table:table-cell>
          <table:table-cell/>
          <table:table-cell table:style-name="ce645" office:value-type="string" calcext:value-type="string" table:number-columns-spanned="2" table:number-rows-spanned="1">
            <text:p>Graphique parabole 2</text:p>
          </table:table-cell>
          <table:covered-table-cell table:style-name="ce450"/>
          <table:table-cell table:style-name="ce664" table:number-columns-spanned="2" table:number-rows-spanned="1"/>
          <table:covered-table-cell table:style-name="ce677"/>
          <table:table-cell table:number-columns-repeated="1011"/>
        </table:table-row>
        <table:table-row table:style-name="ro3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$A$26]*([.C28]-1)^2+[.$B$26]*([.C28]-1)+[.$C$26]&gt;0;&quot;+&quot;;&quot;-&quot;)" office:value-type="string" office:string-value="-" calcext:value-type="string">
            <text:p>-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8" table:formula="of:=IF([.$C$40];#REF!;&quot;&quot;)">
            <text:p/>
          </table:covered-table-cell>
          <table:table-cell table:style-name="ce528" table:formula="of:=IF([.$A$26]*(([.C28]+[.F28])/2)^2+[.$B$26]*(([.C28]+[.F28])/2)+[.$C$26]&gt;0;&quot;+&quot;;&quot;-&quot;)" office:value-type="string" office:string-value="+" calcext:value-type="string">
            <text:p>+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8" table:formula="of:=IF([.$C$40];#REF!;&quot;&quot;)">
            <text:p/>
          </table:covered-table-cell>
          <table:table-cell table:style-name="ce639" table:formula="of:=IF([.$A$26]*([.F28]+1)^2+[.$B$26]*([.F28]+1)+[.$C$26]&gt;0;&quot;+&quot;;&quot;-&quot;)" office:value-type="string" office:string-value="-" calcext:value-type="string">
            <text:p>-</text:p>
          </table:table-cell>
          <table:table-cell table:style-name="ce450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672" table:number-columns-repeated="2"/>
          <table:table-cell table:style-name="ce585" table:number-columns-repeated="7"/>
          <table:table-cell table:number-columns-repeated="2"/>
          <table:table-cell table:style-name="ce469" office:value-type="string" calcext:value-type="string" table:number-columns-spanned="2" table:number-rows-spanned="1">
            <text:p>Nombre de racines</text:p>
          </table:table-cell>
          <table:covered-table-cell table:style-name="ce440"/>
          <table:table-cell table:style-name="ce440" table:formula="of:=RANDBETWEEN(2;8)" office:value-type="float" office:value="3" calcext:value-type="float">
            <text:p>3</text:p>
          </table:table-cell>
          <table:table-cell table:number-columns-repeated="999"/>
        </table:table-row>
        <table:table-row table:style-name="ro16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02" table:formula="of:=IF([.A26]&gt;0;[.S5];&quot;&quot;)">
            <text:p/>
          </table:table-cell>
          <table:table-cell table:style-name="ce567" table:formula="of:=IF([.A26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579"/>
          <table:table-cell table:style-name="ce581" table:formula="of:=IF([.A26]&gt;0;&quot;&quot;;[.G26])" office:value-type="float" office:value="1" calcext:value-type="float">
            <text:p>1</text:p>
          </table:table-cell>
          <table:table-cell table:style-name="ce567" table:formula="of:=IF([.A26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579"/>
          <table:table-cell table:style-name="ce641" table:formula="of:=IF([.A26]&gt;0;[.S25];&quot;&quot;)">
            <text:p/>
          </table:table-cell>
          <table:table-cell table:style-name="ce450"/>
          <table:table-cell table:style-name="ce667" office:value-type="float" office:value="-10" calcext:value-type="float">
            <text:p>-10</text:p>
          </table:table-cell>
          <table:table-cell table:style-name="ce667" table:formula="of:=[.$A$50]*[.J30]^2+[.$B$50]*[.J30]+[.$C$50]" office:value-type="float" office:value="-9" calcext:value-type="float">
            <text:p>-9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69" office:value-type="string" calcext:value-type="string" table:number-columns-spanned="2" table:number-rows-spanned="1">
            <text:p>Valeurs des racines</text:p>
          </table:table-cell>
          <table:covered-table-cell table:style-name="ce689"/>
          <table:table-cell table:style-name="ce470" office:value-type="string" calcext:value-type="string">
            <text:p><text:span text:style-name="T12">x</text:span><text:span text:style-name="T14">1</text:span></text:p>
          </table:table-cell>
          <table:table-cell table:style-name="ce470" office:value-type="string" calcext:value-type="string">
            <text:p><text:span text:style-name="T5">x</text:span><text:span text:style-name="T14">2</text:span></text:p>
          </table:table-cell>
          <table:table-cell table:style-name="ce687" office:value-type="string" calcext:value-type="string">
            <text:p><text:span text:style-name="T5">x</text:span><text:span text:style-name="T14">3</text:span></text:p>
          </table:table-cell>
          <table:table-cell table:style-name="ce470" office:value-type="string" calcext:value-type="string">
            <text:p><text:span text:style-name="T5">x</text:span><text:span text:style-name="T14">4</text:span></text:p>
          </table:table-cell>
          <table:table-cell table:style-name="ce470" office:value-type="string" calcext:value-type="string">
            <text:p><text:span text:style-name="T5">x</text:span><text:span text:style-name="T14">5</text:span></text:p>
          </table:table-cell>
          <table:table-cell table:style-name="ce470" office:value-type="string" calcext:value-type="string">
            <text:p><text:span text:style-name="T28">x</text:span><text:span text:style-name="T14">6</text:span></text:p>
          </table:table-cell>
          <table:table-cell table:style-name="ce470" office:value-type="string" calcext:value-type="string">
            <text:p><text:span text:style-name="T5">x</text:span><text:span text:style-name="T14">7</text:span></text:p>
          </table:table-cell>
          <table:table-cell table:style-name="ce688" office:value-type="string" calcext:value-type="string">
            <text:p><text:span text:style-name="T5">x</text:span><text:span text:style-name="T29">8</text:span></text:p>
          </table:table-cell>
          <table:table-cell table:number-columns-repeated="992"/>
        </table:table-row>
        <table:table-row table:style-name="ro17">
          <table:covered-table-cell table:style-name="ce476"/>
          <table:table-cell table:style-name="ce505" table:formula="of:=IF([.A26]&gt;0;&quot;&quot;;[.S5])" office:value-type="float" office:value="-0.265625" calcext:value-type="float">
            <text:p>-17/64 <text:s text:c="3"/></text:p>
          </table:table-cell>
          <table:covered-table-cell table:number-columns-repeated="2" table:style-name="ce563"/>
          <table:table-cell table:style-name="ce562" table:formula="of:=IF([.A26]&gt;0;[.G26];&quot;&quot;)">
            <text:p/>
          </table:table-cell>
          <table:covered-table-cell table:number-columns-repeated="2" table:style-name="ce563"/>
          <table:table-cell table:style-name="ce655" table:formula="of:=IF([.A26]&gt;0;&quot;&quot;;[.S25])" office:value-type="float" office:value="-0.890625" calcext:value-type="float">
            <text:p>-57/64 <text:s text:c="2"/></text:p>
          </table:table-cell>
          <table:table-cell table:style-name="ce450"/>
          <table:table-cell table:style-name="ce667" office:value-type="float" office:value="-9" calcext:value-type="float">
            <text:p>-9</text:p>
          </table:table-cell>
          <table:table-cell table:style-name="ce667" table:formula="of:=[.$A$50]*[.J31]^2+[.$B$50]*[.J31]+[.$C$50]" office:value-type="float" office:value="0.68" calcext:value-type="float">
            <text:p>0,68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12">x</text:span><text:span text:style-name="T14">1</text:span></text:p>
          </table:table-cell>
          <table:table-cell table:style-name="ce690" table:formula="of:=IF([.AD4]=&quot;&quot;;&quot;&quot;;INDEX([.$Z$4:.$Z$26];[.AD4]))" office:value-type="string" office:string-value="" calcext:value-type="error">
            <text:p>Err :522</text:p>
          </table:table-cell>
          <table:table-cell table:style-name="ce440" table:formula="of:=[.X31]" office:value-type="string" office:string-value="" calcext:value-type="error">
            <text:p>Err :522</text:p>
          </table:table-cell>
          <table:table-cell table:style-name="ce440" table:formula="of:=[.X32]" office:value-type="string" office:string-value="" calcext:value-type="error">
            <text:p>Err :522</text:p>
          </table:table-cell>
          <table:table-cell table:style-name="ce690" table:formula="of:=[.X33]" office:value-type="string" office:string-value="" calcext:value-type="error">
            <text:p>Err :522</text:p>
          </table:table-cell>
          <table:table-cell table:style-name="ce690" table:formula="of:=[.X34]">
            <text:p/>
          </table:table-cell>
          <table:table-cell table:style-name="ce690" table:formula="of:=[.X35]">
            <text:p/>
          </table:table-cell>
          <table:table-cell table:style-name="ce705" table:formula="of:=[.X36]">
            <text:p/>
          </table:table-cell>
          <table:table-cell table:style-name="ce705" table:formula="of:=[.X37]">
            <text:p/>
          </table:table-cell>
          <table:table-cell table:style-name="ce626" table:formula="of:=[.X38]">
            <text:p/>
          </table:table-cell>
          <table:table-cell table:number-columns-repeated="992"/>
        </table:table-row>
        <table:table-row table:style-name="ro16">
          <table:table-cell table:style-name="ce476" table:number-columns-repeated="8"/>
          <table:table-cell table:style-name="ce450"/>
          <table:table-cell table:style-name="ce667" office:value-type="float" office:value="-8" calcext:value-type="float">
            <text:p>-8</text:p>
          </table:table-cell>
          <table:table-cell table:style-name="ce667" table:formula="of:=[.$A$50]*[.J32]^2+[.$B$50]*[.J32]+[.$C$50]" office:value-type="float" office:value="8.92" calcext:value-type="float">
            <text:p>8,92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5">x</text:span><text:span text:style-name="T14">2</text:span></text:p>
          </table:table-cell>
          <table:table-cell table:style-name="ce690" table:formula="of:=IF([.AD5]=&quot;&quot;;&quot;&quot;;INDEX([.$Z$4:.$Z$26];[.AD5]))" office:value-type="string" office:string-value="" calcext:value-type="error">
            <text:p>Err :522</text:p>
          </table:table-cell>
          <table:table-cell table:style-name="ce693" office:value-type="string" calcext:value-type="string" table:number-columns-spanned="9" table:number-rows-spanned="1">
            <text:p>Signe</text:p>
          </table:table-cell>
          <table:covered-table-cell table:number-columns-repeated="8" table:style-name="ce450"/>
          <table:table-cell table:number-columns-repeated="991"/>
        </table:table-row>
        <table:table-row table:style-name="ro16">
          <table:table-cell table:number-columns-repeated="3"/>
          <table:table-cell table:style-name="ce558" office:value-type="string" calcext:value-type="string">
            <text:p>Num</text:p>
          </table:table-cell>
          <table:table-cell table:number-columns-repeated="2" table:style-name="ce558" office:value-type="string" calcext:value-type="string">
            <text:p>Dénom</text:p>
          </table:table-cell>
          <table:table-cell table:style-name="ce476" table:number-columns-repeated="2"/>
          <table:table-cell table:style-name="ce450"/>
          <table:table-cell table:style-name="ce667" office:value-type="float" office:value="-7" calcext:value-type="float">
            <text:p>-7</text:p>
          </table:table-cell>
          <table:table-cell table:style-name="ce667" table:formula="of:=[.$A$50]*[.J33]^2+[.$B$50]*[.J33]+[.$C$50]" office:value-type="float" office:value="15.72" calcext:value-type="float">
            <text:p>15,72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687" office:value-type="string" calcext:value-type="string">
            <text:p><text:span text:style-name="T5">x</text:span><text:span text:style-name="T14">3</text:span></text:p>
          </table:table-cell>
          <table:table-cell table:style-name="ce690" table:formula="of:=IF([.AD6]=&quot;&quot;;&quot;&quot;;INDEX([.$Z$4:.$Z$26];[.AD6]))" office:value-type="string" office:string-value="" calcext:value-type="error">
            <text:p>Err :522</text:p>
          </table:table-cell>
          <table:table-cell table:style-name="ce540" table:formula="of:=SIGN([.$AA$3])" office:value-type="string" office:string-value="" calcext:value-type="error">
            <text:p>Err :522</text:p>
          </table:table-cell>
          <table:table-cell table:style-name="ce540" table:formula="of:=[.Y33]*-1" office:value-type="string" office:string-value="" calcext:value-type="error">
            <text:p>Err :522</text:p>
          </table:table-cell>
          <table:table-cell table:style-name="ce540" table:formula="of:=[.Z33]*-1" office:value-type="string" office:string-value="" calcext:value-type="error">
            <text:p>Err :522</text:p>
          </table:table-cell>
          <table:table-cell table:style-name="ce540" table:formula="of:=[.AA33]*-1" office:value-type="string" office:string-value="" calcext:value-type="error">
            <text:p>Err :522</text:p>
          </table:table-cell>
          <table:table-cell table:style-name="ce540" table:formula="of:=[.AB33]*-1" office:value-type="string" office:string-value="" calcext:value-type="error">
            <text:p>Err :522</text:p>
          </table:table-cell>
          <table:table-cell table:style-name="ce540" table:formula="of:=[.AC33]*-1" office:value-type="string" office:string-value="" calcext:value-type="error">
            <text:p>Err :522</text:p>
          </table:table-cell>
          <table:table-cell table:style-name="ce540" table:formula="of:=[.AD33]*-1" office:value-type="string" office:string-value="" calcext:value-type="error">
            <text:p>Err :522</text:p>
          </table:table-cell>
          <table:table-cell table:style-name="ce540" table:formula="of:=[.AE33]*-1" office:value-type="string" office:string-value="" calcext:value-type="error">
            <text:p>Err :522</text:p>
          </table:table-cell>
          <table:table-cell table:style-name="ce540" table:formula="of:=[.AF33]*-1" office:value-type="string" office:string-value="" calcext:value-type="error">
            <text:p>Err :522</text:p>
          </table:table-cell>
          <table:table-cell table:number-columns-repeated="991"/>
        </table:table-row>
        <table:table-row table:style-name="ro16">
          <table:table-cell table:style-name="ce439" office:value-type="string" calcext:value-type="string">
            <text:p><text:span text:style-name="T31">Num </text:span>x<text:span text:style-name="T14">S</text:span></text:p>
          </table:table-cell>
          <table:table-cell table:style-name="ce439" office:value-type="string" calcext:value-type="string">
            <text:p><text:span text:style-name="T31">Dénom </text:span>x<text:span text:style-name="T14">S</text:span></text:p>
          </table:table-cell>
          <table:table-cell table:style-name="ce558" office:value-type="string" calcext:value-type="string">
            <text:p>PGCD</text:p>
          </table:table-cell>
          <table:table-cell table:number-columns-repeated="3" table:style-name="ce558" office:value-type="string" calcext:value-type="string">
            <text:p>simp</text:p>
          </table:table-cell>
          <table:table-cell table:style-name="ce476" table:number-columns-repeated="2"/>
          <table:table-cell table:style-name="ce450"/>
          <table:table-cell table:style-name="ce667" office:value-type="float" office:value="-6" calcext:value-type="float">
            <text:p>-6</text:p>
          </table:table-cell>
          <table:table-cell table:style-name="ce667" table:formula="of:=[.$A$50]*[.J34]^2+[.$B$50]*[.J34]+[.$C$50]" office:value-type="float" office:value="21.08" calcext:value-type="float">
            <text:p>21,08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5">x</text:span><text:span text:style-name="T14">4</text:span></text:p>
          </table:table-cell>
          <table:table-cell table:style-name="ce690" table:formula="of:=IF([.AD7]=&quot;&quot;;&quot;&quot;;INDEX([.$Z$4:.$Z$26];[.AD7]))">
            <text:p/>
          </table:table-cell>
          <table:table-cell table:style-name="ce440" table:formula="of:=IF([.Y31]=&quot;&quot;;&quot;&quot;;IF([.Y33]=1;&quot;+&quot;;&quot;-&quot;))" office:value-type="string" office:string-value="" calcext:value-type="error">
            <text:p>Err :522</text:p>
          </table:table-cell>
          <table:table-cell table:style-name="ce440" table:formula="of:=IF([.Z31]=&quot;&quot;;&quot;&quot;;IF([.Z33]=1;&quot;+&quot;;&quot;-&quot;))" office:value-type="string" office:string-value="" calcext:value-type="error">
            <text:p>Err :522</text:p>
          </table:table-cell>
          <table:table-cell table:style-name="ce440" table:formula="of:=IF([.AA31]=&quot;&quot;;&quot;&quot;;IF([.AA33]=1;&quot;+&quot;;&quot;-&quot;))" office:value-type="string" office:string-value="" calcext:value-type="error">
            <text:p>Err :522</text:p>
          </table:table-cell>
          <table:table-cell table:style-name="ce440" table:formula="of:=IF([.AB31]=&quot;&quot;;&quot;&quot;;IF([.AB33]=1;&quot;+&quot;;&quot;-&quot;))">
            <text:p/>
          </table:table-cell>
          <table:table-cell table:style-name="ce440" table:formula="of:=IF([.AC31]=&quot;&quot;;&quot;&quot;;IF([.AC33]=1;&quot;+&quot;;&quot;-&quot;))">
            <text:p/>
          </table:table-cell>
          <table:table-cell table:style-name="ce440" table:formula="of:=IF([.AD31]=&quot;&quot;;&quot;&quot;;IF([.AD33]=1;&quot;+&quot;;&quot;-&quot;))">
            <text:p/>
          </table:table-cell>
          <table:table-cell table:style-name="ce440" table:formula="of:=IF([.AE31]=&quot;&quot;;&quot;&quot;;IF([.AE33]=1;&quot;+&quot;;&quot;-&quot;))">
            <text:p/>
          </table:table-cell>
          <table:table-cell table:style-name="ce440" table:formula="of:=IF([.AF31]=&quot;&quot;;&quot;&quot;;IF([.AF33]=1;&quot;+&quot;;&quot;-&quot;))">
            <text:p/>
          </table:table-cell>
          <table:table-cell table:style-name="ce440" table:formula="of:=IF([.AG31]=&quot;&quot;;&quot;&quot;;IF([.AG33]=1;&quot;+&quot;;&quot;-&quot;))">
            <text:p/>
          </table:table-cell>
          <table:table-cell table:number-columns-repeated="991"/>
        </table:table-row>
        <table:table-row table:style-name="ro16">
          <table:table-cell table:style-name="ce440" table:formula="of:=([.F23]-[.B23])*([.D22]*[.D22]-[.B22]*[.B22])-([.D23]-[.B23])*([.F22]*[.F22]-[.B22]*[.B22])" office:value-type="float" office:value="32" calcext:value-type="float">
            <text:p>32</text:p>
          </table:table-cell>
          <table:table-cell table:style-name="ce440" table:formula="of:=2*(([.F23]-[.B23])*([.D22]-[.B22])-([.D23]-[.B23])*([.F22]-[.B22]))" office:value-type="float" office:value="-32" calcext:value-type="float">
            <text:p>-32</text:p>
          </table:table-cell>
          <table:table-cell table:style-name="ce440" table:formula="of:=GCD(ABS([.A35]);ABS([.B35]))" office:value-type="float" office:value="32" calcext:value-type="float">
            <text:p>32</text:p>
          </table:table-cell>
          <table:table-cell table:style-name="ce580" table:formula="of:=[.A35]/[.C35]*SIGN([.B35])" office:value-type="float" office:value="-1" calcext:value-type="float">
            <text:p>-1</text:p>
          </table:table-cell>
          <table:table-cell table:style-name="ce580" table:formula="of:=ABS([.B35]/[.C35])" office:value-type="float" office:value="1" calcext:value-type="float">
            <text:p>1</text:p>
          </table:table-cell>
          <table:table-cell table:style-name="ce580" table:formula="of:=CONCATENATE([.D35];IF([.E35]&lt;&gt;1;&quot;/&quot;;&quot;&quot;);IF([.E35]&lt;&gt;1;[.E35];&quot;&quot;))" office:value-type="string" office:string-value="-1" calcext:value-type="string">
            <text:p>-1</text:p>
          </table:table-cell>
          <table:table-cell table:style-name="ce476" table:number-columns-repeated="2"/>
          <table:table-cell table:style-name="ce450"/>
          <table:table-cell table:style-name="ce667" office:value-type="float" office:value="-5" calcext:value-type="float">
            <text:p>-5</text:p>
          </table:table-cell>
          <table:table-cell table:style-name="ce667" table:formula="of:=[.$A$50]*[.J35]^2+[.$B$50]*[.J35]+[.$C$50]" office:value-type="float" office:value="25" calcext:value-type="float">
            <text:p>25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5">x</text:span><text:span text:style-name="T14">5</text:span></text:p>
          </table:table-cell>
          <table:table-cell table:style-name="ce690" table:formula="of:=IF([.AD8]=&quot;&quot;;&quot;&quot;;INDEX([.$Z$4:.$Z$26];[.AD8]))">
            <text:p/>
          </table:table-cell>
          <table:table-cell table:style-name="ce450" table:number-columns-repeated="2"/>
          <table:table-cell table:number-columns-repeated="998"/>
        </table:table-row>
        <table:table-row table:style-name="ro16">
          <table:table-cell table:style-name="ce457" table:number-columns-repeated="2"/>
          <table:table-cell table:style-name="ce476" table:number-columns-repeated="6"/>
          <table:table-cell table:style-name="ce450"/>
          <table:table-cell table:style-name="ce667" office:value-type="float" office:value="-4" calcext:value-type="float">
            <text:p>-4</text:p>
          </table:table-cell>
          <table:table-cell table:style-name="ce667" table:formula="of:=[.$A$50]*[.J36]^2+[.$B$50]*[.J36]+[.$C$50]" office:value-type="float" office:value="27.48" calcext:value-type="float">
            <text:p>27,48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28">x</text:span><text:span text:style-name="T14">6</text:span></text:p>
          </table:table-cell>
          <table:table-cell table:style-name="ce690" table:formula="of:=IF([.AD9]=&quot;&quot;;&quot;&quot;;INDEX([.$Z$4:.$Z$26];[.AD9]))">
            <text:p/>
          </table:table-cell>
          <table:table-cell table:style-name="ce450" table:number-columns-repeated="2"/>
          <table:table-cell table:number-columns-repeated="998"/>
        </table:table-row>
        <table:table-row table:style-name="ro16">
          <table:table-cell table:style-name="ce469" office:value-type="string" calcext:value-type="string" table:number-columns-spanned="7" table:number-rows-spanned="1">
            <text:p>Tableau points parabole</text:p>
          </table:table-cell>
          <table:covered-table-cell table:style-name="ce450"/>
          <table:covered-table-cell table:style-name="ce551"/>
          <table:covered-table-cell table:number-columns-repeated="4"/>
          <table:table-cell table:style-name="ce476"/>
          <table:table-cell table:style-name="ce450"/>
          <table:table-cell table:style-name="ce667" office:value-type="float" office:value="-3" calcext:value-type="float">
            <text:p>-3</text:p>
          </table:table-cell>
          <table:table-cell table:style-name="ce667" table:formula="of:=[.$A$50]*[.J37]^2+[.$B$50]*[.J37]+[.$C$50]" office:value-type="float" office:value="28.52" calcext:value-type="float">
            <text:p>28,52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470" office:value-type="string" calcext:value-type="string">
            <text:p><text:span text:style-name="T5">x</text:span><text:span text:style-name="T14">7</text:span></text:p>
          </table:table-cell>
          <table:table-cell table:style-name="ce690" table:formula="of:=IF([.AD10]=&quot;&quot;;&quot;&quot;;INDEX([.$Z$4:.$Z$26];[.AD10]))">
            <text:p/>
          </table:table-cell>
          <table:table-cell table:style-name="ce450" table:number-columns-repeated="2"/>
          <table:table-cell table:number-columns-repeated="998"/>
        </table:table-row>
        <table:table-row table:style-name="ro16">
          <table:table-cell table:style-name="ce458" office:value-type="string" calcext:value-type="string">
            <text:p>x</text:p>
          </table:table-cell>
          <table:table-cell table:style-name="ce496" table:formula="of:=IF([.B28]=[$Parabole.B13];1;0)" office:value-type="float" office:value="0" calcext:value-type="float">
            <text:p>0</text:p>
          </table:table-cell>
          <table:table-cell table:style-name="ce440" table:formula="of:=IF([.C28]=[$Parabole.C13];1;0)" office:value-type="float" office:value="0" calcext:value-type="float">
            <text:p>0</text:p>
          </table:table-cell>
          <table:table-cell table:style-name="ce440" table:formula="of:=IF(OR([$Parabole.E13]=[.E28];[.D22]=[$Parabole.E13]);1;0)" office:value-type="float" office:value="0" calcext:value-type="float">
            <text:p>0</text:p>
          </table:table-cell>
          <table:table-cell table:style-name="ce440" table:formula="of:=IF([.F28]=[$Parabole.F13];1;0)" office:value-type="float" office:value="0" calcext:value-type="float">
            <text:p>0</text:p>
          </table:table-cell>
          <table:table-cell table:style-name="ce440" table:formula="of:=IF([.H28]=[$Parabole.H13];1;0)" office:value-type="float" office:value="0" calcext:value-type="float">
            <text:p>0</text:p>
          </table:table-cell>
          <table:table-cell table:style-name="ce627" office:value-type="string" calcext:value-type="string">
            <text:p>racines</text:p>
          </table:table-cell>
          <table:table-cell table:style-name="ce643" office:value-type="string" calcext:value-type="string">
            <text:p>Total</text:p>
          </table:table-cell>
          <table:table-cell table:style-name="ce450"/>
          <table:table-cell table:style-name="ce667" office:value-type="float" office:value="-2" calcext:value-type="float">
            <text:p>-2</text:p>
          </table:table-cell>
          <table:table-cell table:style-name="ce667" table:formula="of:=[.$A$50]*[.J38]^2+[.$B$50]*[.J38]+[.$C$50]" office:value-type="float" office:value="28.12" calcext:value-type="float">
            <text:p>28,12</text:p>
          </table:table-cell>
          <table:table-cell table:style-name="ce473" table:number-columns-repeated="2"/>
          <table:table-cell table:style-name="ce585" table:number-columns-repeated="7"/>
          <table:table-cell table:number-columns-repeated="2"/>
          <table:table-cell table:style-name="ce688" office:value-type="string" calcext:value-type="string">
            <text:p><text:span text:style-name="T5">x</text:span><text:span text:style-name="T29">8</text:span></text:p>
          </table:table-cell>
          <table:table-cell table:style-name="ce690" table:formula="of:=IF([.AD11]=&quot;&quot;;&quot;&quot;;INDEX([.$Z$4:.$Z$26];[.AD11]))">
            <text:p/>
          </table:table-cell>
          <table:table-cell/>
          <table:table-cell table:style-name="ce572"/>
          <table:table-cell table:number-columns-repeated="998"/>
        </table:table-row>
        <table:table-row table:style-name="ro3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29]=[$Parabole.B14];1;0)" office:value-type="float" office:value="0" calcext:value-type="float">
            <text:p>0</text:p>
          </table:table-cell>
          <table:table-cell table:style-name="ce559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523" table:formula="of:=IF([.E29]=[$Parabole.E14];1;0)" office:value-type="float" office:value="0" calcext:value-type="float">
            <text:p>0</text:p>
          </table:table-cell>
          <table:table-cell table:style-name="ce601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440" table:formula="of:=IF([.H29]=[$Parabole.H14];1;0)" office:value-type="float" office:value="0" calcext:value-type="float">
            <text:p>0</text:p>
          </table:table-cell>
          <table:table-cell table:style-name="ce627" table:formula="of:=IF([.D26]=[$Parabole.B6];1;0)" office:value-type="float" office:value="0" calcext:value-type="float">
            <text:p>0</text:p>
          </table:table-cell>
          <table:table-cell table:style-name="ce440" table:formula="of:=SUM([.B38:.G41])" office:value-type="float" office:value="0" calcext:value-type="float">
            <text:p>0</text:p>
          </table:table-cell>
          <table:table-cell table:style-name="ce450"/>
          <table:table-cell table:style-name="ce667" office:value-type="float" office:value="-1" calcext:value-type="float">
            <text:p>-1</text:p>
          </table:table-cell>
          <table:table-cell table:style-name="ce667" table:formula="of:=[.$A$50]*[.J39]^2+[.$B$50]*[.J39]+[.$C$50]" office:value-type="float" office:value="26.28" calcext:value-type="float">
            <text:p>26,28</text:p>
          </table:table-cell>
          <table:table-cell table:style-name="ce473" table:number-columns-repeated="2"/>
          <table:table-cell table:style-name="ce585" table:number-columns-repeated="7"/>
          <table:table-cell table:number-columns-repeated="5"/>
          <table:table-cell table:style-name="ce572"/>
          <table:table-cell table:number-columns-repeated="998"/>
        </table:table-row>
        <table:table-row table:style-name="ro3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23" table:formula="of:=IF(ISBLANK([$Parabole.$B$15]);0;IF(AND(ISBLANK([$Parabole.$B$16]);OR([$Parabole.$B$15]=[.R5];[$Parabole.$B$15]=[.S5]);1;0)))" office:value-type="float" office:value="0" calcext:value-type="float">
            <text:p>0</text:p>
          </table:table-cell>
          <table:table-cell table:style-name="ce523" table:formula="of:=IF(ISBLANK([$Parabole.C15]);0;IF(AND([$Parabole.C15]=&quot;m&quot;;[.A26]&gt;=0);1;IF(AND([$Parabole.C15]=&quot;k&quot;;[.A26]&lt;0);1;0)))" office:value-type="float" office:value="0" calcext:value-type="float" table:number-columns-spanned="1" table:number-rows-spanned="2">
            <text:p>0</text:p>
          </table:table-cell>
          <table:table-cell table:style-name="ce523" table:formula="of:=IF(ISBLANK([$Parabole.E15]);0;IF(AND(ISBLANK([$Parabole.$E$16]);[$Parabole.$E$15]=[.E30]);1;0))" office:value-type="float" office:value="0" calcext:value-type="float">
            <text:p>0</text:p>
          </table:table-cell>
          <table:table-cell table:style-name="ce523" table:formula="of:=IF(ISBLANK([$Parabole.F15]);0;IF(AND([$Parabole.F15]=&quot;m&quot;;[.C26]&gt;=0);1;IF(AND([$Parabole.F15]=&quot;k&quot;;[.C26]&lt;0);1;0)))" office:value-type="float" office:value="0" calcext:value-type="float" table:number-columns-spanned="1" table:number-rows-spanned="2">
            <text:p>0</text:p>
          </table:table-cell>
          <table:table-cell table:style-name="ce440" table:formula="of:=IF(ISBLANK([$Parabole.H15]);0;IF(AND(ISBLANK([$Parabole.$H$16]);OR([$Parabole.$H$15]=[.R25];[$Parabole.$H$15]=[.S25]));1;0))" office:value-type="float" office:value="0" calcext:value-type="float">
            <text:p>0</text:p>
          </table:table-cell>
          <table:table-cell table:style-name="ce627" table:formula="of:=IF([.E26]=[$Parabole.D6];1;0)" office:value-type="float" office:value="0" calcext:value-type="float">
            <text:p>0</text:p>
          </table:table-cell>
          <table:table-cell table:style-name="ce644"/>
          <table:table-cell table:style-name="ce450"/>
          <table:table-cell table:style-name="ce667" office:value-type="float" office:value="0" calcext:value-type="float">
            <text:p>0</text:p>
          </table:table-cell>
          <table:table-cell table:style-name="ce667" table:formula="of:=[.$A$50]*[.J40]^2+[.$B$50]*[.J40]+[.$C$50]" office:value-type="float" office:value="23" calcext:value-type="float">
            <text:p>23</text:p>
          </table:table-cell>
          <table:table-cell table:style-name="ce473" table:number-columns-repeated="2"/>
          <table:table-cell table:style-name="ce585" table:number-columns-repeated="7"/>
          <table:table-cell table:number-columns-repeated="5"/>
          <table:table-cell table:style-name="ce572"/>
          <table:table-cell table:number-columns-repeated="998"/>
        </table:table-row>
        <table:table-row table:style-name="ro3">
          <table:covered-table-cell table:style-name="ce476"/>
          <table:table-cell table:style-name="ce523" table:formula="of:=IF(ISBLANK([$Parabole.$B$16]);0;IF(AND(ISBLANK([$Parabole.$B$15]);OR([$Parabole.$B$16]=[.R5];[$Parabole.$B$16]=[.S5]));1;0))" office:value-type="float" office:value="0" calcext:value-type="float">
            <text:p>0</text:p>
          </table:table-cell>
          <table:covered-table-cell table:style-name="ce476"/>
          <table:table-cell table:style-name="ce584" table:formula="of:=IF(ISBLANK([$Parabole.E16]);0;IF(AND(ISBLANK([$Parabole.E15]);[$Parabole.$E$16]=[.E31]);1;0))" office:value-type="float" office:value="0" calcext:value-type="float">
            <text:p>0</text:p>
          </table:table-cell>
          <table:covered-table-cell table:style-name="ce476"/>
          <table:table-cell table:style-name="ce584" table:formula="of:=IF(ISBLANK([$Parabole.H16]);0;IF(AND(ISBLANK([$Parabole.H15]);OR([$Parabole.$H$16]=[.R25];[$Parabole.$H$16]=[.S25]));1;0))" office:value-type="float" office:value="0" calcext:value-type="float">
            <text:p>0</text:p>
          </table:table-cell>
          <table:table-cell table:style-name="ce476"/>
          <table:table-cell table:style-name="ce450" table:number-columns-repeated="2"/>
          <table:table-cell table:style-name="ce667" office:value-type="float" office:value="1" calcext:value-type="float">
            <text:p>1</text:p>
          </table:table-cell>
          <table:table-cell table:style-name="ce667" table:formula="of:=[.$A$50]*[.J41]^2+[.$B$50]*[.J41]+[.$C$50]" office:value-type="float" office:value="18.28" calcext:value-type="float">
            <text:p>18,28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6" table:number-columns-repeated="8"/>
          <table:table-cell table:style-name="ce450"/>
          <table:table-cell table:style-name="ce667" office:value-type="float" office:value="2" calcext:value-type="float">
            <text:p>2</text:p>
          </table:table-cell>
          <table:table-cell table:style-name="ce667" table:formula="of:=[.$A$50]*[.J42]^2+[.$B$50]*[.J42]+[.$C$50]" office:value-type="float" office:value="12.12" calcext:value-type="float">
            <text:p>12,12</text:p>
          </table:table-cell>
          <table:table-cell table:style-name="ce473" table:number-columns-repeated="2"/>
          <table:table-cell table:number-columns-repeated="9"/>
          <table:table-cell table:style-name="ce681"/>
          <table:table-cell table:number-columns-repeated="1001"/>
        </table:table-row>
        <table:table-row table:style-name="ro3">
          <table:table-cell table:style-name="ce437" office:value-type="string" calcext:value-type="string" table:number-columns-spanned="8" table:number-rows-spanned="1">
            <text:p>Données pour l’onglet Droite et parabole</text:p>
          </table:table-cell>
          <table:covered-table-cell table:number-columns-repeated="7" table:style-name="ce476"/>
          <table:table-cell table:style-name="ce450"/>
          <table:table-cell table:style-name="ce667" office:value-type="float" office:value="3" calcext:value-type="float">
            <text:p>3</text:p>
          </table:table-cell>
          <table:table-cell table:style-name="ce667" table:formula="of:=[.$A$50]*[.J43]^2+[.$B$50]*[.J43]+[.$C$50]" office:value-type="float" office:value="4.52" calcext:value-type="float">
            <text:p>4,52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6" table:number-columns-repeated="8"/>
          <table:table-cell table:style-name="ce450"/>
          <table:table-cell table:style-name="ce667" office:value-type="float" office:value="4" calcext:value-type="float">
            <text:p>4</text:p>
          </table:table-cell>
          <table:table-cell table:style-name="ce667" table:formula="of:=[.$A$50]*[.J44]^2+[.$B$50]*[.J44]+[.$C$50]" office:value-type="float" office:value="-4.52" calcext:value-type="float">
            <text:p>-4,52</text:p>
          </table:table-cell>
          <table:table-cell table:style-name="ce473" table:number-columns-repeated="2"/>
          <table:table-cell table:number-columns-repeated="1011"/>
        </table:table-row>
        <table:table-row table:style-name="ro16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9">f</text:span></text:p>
          </table:table-cell>
          <table:covered-table-cell table:number-columns-repeated="5" table:style-name="ce450"/>
          <table:table-cell table:style-name="ce548" office:value-type="string" calcext:value-type="string">
            <text:p><text:span text:style-name="T5">x</text:span><text:span text:style-name="T29">moy</text:span></text:p>
          </table:table-cell>
          <table:table-cell table:style-name="ce548" office:value-type="string" calcext:value-type="string">
            <text:p><text:span text:style-name="T28">y</text:span><text:span text:style-name="T29">moy</text:span></text:p>
          </table:table-cell>
          <table:table-cell/>
          <table:table-cell table:style-name="ce667" office:value-type="float" office:value="5" calcext:value-type="float">
            <text:p>5</text:p>
          </table:table-cell>
          <table:table-cell table:style-name="ce667" table:formula="of:=[.$A$50]*[.J45]^2+[.$B$50]*[.J45]+[.$C$50]" office:value-type="float" office:value="-15" calcext:value-type="float">
            <text:p>-15</text:p>
          </table:table-cell>
          <table:table-cell table:style-name="ce473" table:number-columns-repeated="2"/>
          <table:table-cell table:number-columns-repeated="1011"/>
        </table:table-row>
        <table:table-row table:style-name="ro16">
          <table:table-cell table:style-name="ce454" office:value-type="string" calcext:value-type="string">
            <text:p>x<text:span text:style-name="T14">A</text:span></text:p>
          </table:table-cell>
          <table:table-cell table:style-name="ce440" table:formula="of:=RANDBETWEEN(-9;-2)" office:value-type="float" office:value="-5" calcext:value-type="float">
            <text:p>-5</text:p>
          </table:table-cell>
          <table:table-cell table:style-name="ce454" office:value-type="string" calcext:value-type="string">
            <text:p>x<text:span text:style-name="T14">S</text:span>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454" office:value-type="string" calcext:value-type="string">
            <text:p>x<text:span text:style-name="T14">B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formula="of:=([.F50]+[.G50])/2" office:value-type="float" office:value="0" calcext:value-type="float">
            <text:p>0</text:p>
          </table:table-cell>
          <table:table-cell table:style-name="ce440" table:formula="of:=[.$A$50]*[.G46]^2+[.$B$50]*[.G46]+[.$C$50]" office:value-type="float" office:value="23" calcext:value-type="float">
            <text:p>23</text:p>
          </table:table-cell>
          <table:table-cell/>
          <table:table-cell table:style-name="ce667" office:value-type="float" office:value="6" calcext:value-type="float">
            <text:p>6</text:p>
          </table:table-cell>
          <table:table-cell table:style-name="ce667" table:formula="of:=[.$A$50]*[.J46]^2+[.$B$50]*[.J46]+[.$C$50]" office:value-type="float" office:value="-26.92" calcext:value-type="float">
            <text:p>-26,92</text:p>
          </table:table-cell>
          <table:table-cell table:style-name="ce473" table:number-columns-repeated="2"/>
          <table:table-cell table:number-columns-repeated="1011"/>
        </table:table-row>
        <table:table-row table:style-name="ro16">
          <table:table-cell table:style-name="ce454" office:value-type="string" calcext:value-type="string">
            <text:p>y<text:span text:style-name="T30">A</text:span></text:p>
          </table:table-cell>
          <table:table-cell table:style-name="ce440" table:formula="of:=RANDBETWEEN(-30;-3)*[.H47]" office:value-type="float" office:value="25" calcext:value-type="float">
            <text:p>25</text:p>
          </table:table-cell>
          <table:table-cell table:style-name="ce454" office:value-type="string" calcext:value-type="string">
            <text:p>y<text:span text:style-name="T30">S</text:span></text:p>
          </table:table-cell>
          <table:table-cell table:style-name="ce440" table:formula="of:=RANDBETWEEN(-30;-3)*(-[.H47])" office:value-type="float" office:value="-15" calcext:value-type="float">
            <text:p>-15</text:p>
          </table:table-cell>
          <table:table-cell table:style-name="ce454" office:value-type="string" calcext:value-type="string">
            <text:p>y<text:span text:style-name="T30">B</text:span></text:p>
          </table:table-cell>
          <table:table-cell table:style-name="ce440" table:formula="of:=RANDBETWEEN(-30;-2)*[.H47]" office:value-type="float" office:value="23" calcext:value-type="float">
            <text:p>23</text:p>
          </table:table-cell>
          <table:table-cell table:style-name="ce464" office:value-type="string" calcext:value-type="string">
            <text:p>Concavité</text:p>
          </table:table-cell>
          <table:table-cell table:style-name="ce440" table:formula="of:=IF(RANDBETWEEN(1;2)=1;-1;1)" office:value-type="float" office:value="-1" calcext:value-type="float">
            <text:p>-1</text:p>
          </table:table-cell>
          <table:table-cell/>
          <table:table-cell table:style-name="ce667" office:value-type="float" office:value="7" calcext:value-type="float">
            <text:p>7</text:p>
          </table:table-cell>
          <table:table-cell table:style-name="ce667" table:formula="of:=[.$A$50]*[.J47]^2+[.$B$50]*[.J47]+[.$C$50]" office:value-type="float" office:value="-40.28" calcext:value-type="float">
            <text:p>-40,28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6" table:number-columns-repeated="7"/>
          <table:table-cell table:style-name="ce628"/>
          <table:table-cell/>
          <table:table-cell table:style-name="ce667" office:value-type="float" office:value="8" calcext:value-type="float">
            <text:p>8</text:p>
          </table:table-cell>
          <table:table-cell table:style-name="ce667" table:formula="of:=[.$A$50]*[.J48]^2+[.$B$50]*[.J48]+[.$C$50]" office:value-type="float" office:value="-55.08" calcext:value-type="float">
            <text:p>-55,08</text:p>
          </table:table-cell>
          <table:table-cell table:style-name="ce473" table:number-columns-repeated="2"/>
          <table:table-cell table:number-columns-repeated="1011"/>
        </table:table-row>
        <table:table-row table:style-name="ro16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464" office:value-type="string" calcext:value-type="string">
            <text:p><text:span text:style-name="T5">x</text:span><text:span text:style-name="T14">1</text:span></text:p>
          </table:table-cell>
          <table:table-cell table:style-name="ce464" office:value-type="string" calcext:value-type="string">
            <text:p><text:span text:style-name="T5">x</text:span><text:span text:style-name="T14">2</text:span></text:p>
          </table:table-cell>
          <table:table-cell table:style-name="ce628"/>
          <table:table-cell/>
          <table:table-cell table:style-name="ce667" office:value-type="float" office:value="9" calcext:value-type="float">
            <text:p>9</text:p>
          </table:table-cell>
          <table:table-cell table:style-name="ce667" table:formula="of:=[.$A$50]*[.J49]^2+[.$B$50]*[.J49]+[.$C$50]" office:value-type="float" office:value="-71.32" calcext:value-type="float">
            <text:p>-71,32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59" table:formula="of:=(([.F47]-[.B47])*([.D46]-[.B46])-([.D47]-[.B47])*([.F46]-[.B46]))/(([.F46]-[.B46])*([.F46]-[.D46])*([.D46]-[.B46]))" office:value-type="float" office:value="-0.72" calcext:value-type="float">
            <text:p>-18/25</text:p>
          </table:table-cell>
          <table:table-cell table:style-name="ce459" table:formula="of:=([.D47]-[.B47])/([.D46]-[.B46])-[.A50]*([.B46]+[.D46])" office:value-type="float" office:value="-4" calcext:value-type="float">
            <text:p>- 4/1 </text:p>
          </table:table-cell>
          <table:table-cell table:style-name="ce440" table:formula="of:=[.B47]-[.A50]*[.B46]*[.B46]-[.B50]*[.B46]" office:value-type="float" office:value="23" calcext:value-type="float">
            <text:p>23</text:p>
          </table:table-cell>
          <table:table-cell table:style-name="ce459" table:formula="of:=([.D47]-[.B47])/([.D46]-[.B46])" office:value-type="float" office:value="-4" calcext:value-type="float">
            <text:p>- 4/1 </text:p>
          </table:table-cell>
          <table:table-cell table:style-name="ce459" table:formula="of:=[.D47]-[.D50]*[.D46]" office:value-type="float" office:value="5" calcext:value-type="float">
            <text:p><text:s/>5/1 </text:p>
          </table:table-cell>
          <table:table-cell table:style-name="ce440" table:formula="of:=[.B46]" office:value-type="float" office:value="-5" calcext:value-type="float">
            <text:p>-5</text:p>
          </table:table-cell>
          <table:table-cell table:style-name="ce440" table:formula="of:=[.D46]" office:value-type="float" office:value="5" calcext:value-type="float">
            <text:p>5</text:p>
          </table:table-cell>
          <table:table-cell table:style-name="ce628"/>
          <table:table-cell table:style-name="ce585"/>
          <table:table-cell table:style-name="ce667" office:value-type="float" office:value="10" calcext:value-type="float">
            <text:p>10</text:p>
          </table:table-cell>
          <table:table-cell table:style-name="ce667" table:formula="of:=[.$A$50]*[.J50]^2+[.$B$50]*[.J50]+[.$C$50]" office:value-type="float" office:value="-89" calcext:value-type="float">
            <text:p>-89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6" table:number-columns-repeated="7"/>
          <table:table-cell table:style-name="ce628"/>
          <table:table-cell table:style-name="ce585"/>
          <table:table-cell/>
          <table:table-cell table:style-name="ce450" table:number-columns-repeated="2"/>
          <table:table-cell table:number-columns-repeated="1012"/>
        </table:table-row>
        <table:table-row table:style-name="ro3">
          <table:table-cell table:style-name="ce460" office:value-type="string" calcext:value-type="string" table:number-columns-spanned="6" table:number-rows-spanned="1">
            <text:p>Ensemble solution de l’équation <text:span text:style-name="T15">f </text:span><text:span text:style-name="T16">(</text:span><text:span text:style-name="T15">x</text:span><text:span text:style-name="T16">)</text:span> = <text:span text:style-name="T17">g</text:span><text:span text:style-name="T18">(</text:span><text:span text:style-name="T17">x</text:span><text:span text:style-name="T18">)</text:span></text:p>
          </table:table-cell>
          <table:covered-table-cell table:number-columns-repeated="5" table:style-name="ce450"/>
          <table:table-cell table:style-name="ce628"/>
          <table:table-cell table:style-name="ce491" office:value-type="string" calcext:value-type="string">
            <text:p>Choix in 2</text:p>
          </table:table-cell>
          <table:table-cell table:style-name="ce585"/>
          <table:table-cell table:style-name="ce645" office:value-type="string" calcext:value-type="string" table:number-columns-spanned="2" table:number-rows-spanned="1">
            <text:p>Graphique droite 2</text:p>
          </table:table-cell>
          <table:covered-table-cell table:style-name="ce450"/>
          <table:table-cell table:style-name="ce450"/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24" office:value-type="string" calcext:value-type="string">
            <text:p>{</text:p>
          </table:table-cell>
          <table:table-cell table:style-name="ce524" table:formula="of:=[.F50]" office:value-type="float" office:value="-5" calcext:value-type="float">
            <text:p>-5</text:p>
          </table:table-cell>
          <table:table-cell table:style-name="ce524" office:value-type="string" calcext:value-type="string">
            <text:p>;</text:p>
          </table:table-cell>
          <table:table-cell table:style-name="ce524" table:formula="of:=[.G50]" office:value-type="float" office:value="5" calcext:value-type="float">
            <text:p>5</text:p>
          </table:table-cell>
          <table:table-cell table:style-name="ce525" office:value-type="string" calcext:value-type="string">
            <text:p>}</text:p>
          </table:table-cell>
          <table:table-cell table:style-name="ce628"/>
          <table:table-cell table:style-name="ce605" table:formula="of:=[.E55]*10+[.G55]" office:value-type="float" office:value="46" calcext:value-type="float">
            <text:p>46</text:p>
          </table:table-cell>
          <table:table-cell table:style-name="ce585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9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524"/>
          <table:table-cell table:style-name="ce491" office:value-type="string" calcext:value-type="string">
            <text:p>Choix in 1</text:p>
          </table:table-cell>
          <table:table-cell table:style-name="ce491" office:value-type="string" calcext:value-type="string">
            <text:p>Inéq 1</text:p>
          </table:table-cell>
          <table:table-cell table:style-name="ce491" office:value-type="string" calcext:value-type="string">
            <text:p>Choix in 2</text:p>
          </table:table-cell>
          <table:table-cell table:style-name="ce491" office:value-type="string" calcext:value-type="string">
            <text:p>Inéq 2</text:p>
          </table:table-cell>
          <table:table-cell table:style-name="ce585"/>
          <table:table-cell table:style-name="ce601" office:value-type="float" office:value="-10" calcext:value-type="float">
            <text:p>-10</text:p>
          </table:table-cell>
          <table:table-cell table:style-name="ce601" table:formula="of:=[.$D$50]*[.J54]+[.$E$50]" office:value-type="float" office:value="45" calcext:value-type="float">
            <text:p>45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605" table:formula="of:=RANDBETWEEN(1;4)" office:value-type="float" office:value="4" calcext:value-type="float">
            <text:p>4</text:p>
          </table:table-cell>
          <table:table-cell table:style-name="ce463" table:formula="of:=IF([.$E$55]=1;&quot;≥&quot;;IF([.$E$55]=2;&quot;&gt;&quot;;IF([.$E$55]=3;&quot;≤&quot;;&quot;&lt;&quot;)))" office:value-type="string" office:string-value="&lt;" calcext:value-type="string">
            <text:p>&lt;</text:p>
          </table:table-cell>
          <table:table-cell table:style-name="ce605" table:formula="of:=RANDBETWEEN(5;6)" office:value-type="float" office:value="6" calcext:value-type="float">
            <text:p>6</text:p>
          </table:table-cell>
          <table:table-cell table:style-name="ce463" table:formula="of:=IF(OR([.$E$55]=1;[.$E$55]=2);IF([.$G$55]=5;&quot;&lt;&quot;;&quot;≤&quot;);IF([.$G$55]=6;&quot;&gt;&quot;;&quot;≥&quot;))" office:value-type="string" office:string-value="&gt;" calcext:value-type="string">
            <text:p>&gt;</text:p>
          </table:table-cell>
          <table:table-cell table:style-name="ce585"/>
          <table:table-cell table:style-name="ce601" office:value-type="float" office:value="0" calcext:value-type="float">
            <text:p>0</text:p>
          </table:table-cell>
          <table:table-cell table:style-name="ce601" table:formula="of:=[.$D$50]*[.J55]+[.$E$50]" office:value-type="float" office:value="5" calcext:value-type="float">
            <text:p>5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$E$55]&lt;=2;IF([.$H$46]&gt;[.$K$55];1;2);IF([.$E$55]&gt;=3;IF([.$H$46]&gt;[.$K$55];2;1)))" office:value-type="float" office:value="2" calcext:value-type="float">
            <text:p>2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F56]=1;2;1)" office:value-type="float" office:value="1" calcext:value-type="float">
            <text:p>1</text:p>
          </table:table-cell>
          <table:table-cell table:style-name="ce585"/>
          <table:table-cell table:style-name="ce601" office:value-type="float" office:value="10" calcext:value-type="float">
            <text:p>10</text:p>
          </table:table-cell>
          <table:table-cell table:style-name="ce601" table:formula="of:=[.$D$50]*[.J56]+[.$E$50]" office:value-type="float" office:value="-35" calcext:value-type="float">
            <text:p>-35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91" office:value-type="string" calcext:value-type="string" table:number-columns-spanned="8" table:number-rows-spanned="1">
            <text:p>Choix inéq 2</text:p>
          </table:table-cell>
          <table:covered-table-cell table:style-name="ce525"/>
          <table:covered-table-cell table:number-columns-repeated="2" table:style-name="ce440"/>
          <table:covered-table-cell table:style-name="ce476"/>
          <table:covered-table-cell table:number-columns-repeated="3" table:style-name="ce440"/>
          <table:table-cell table:style-name="ce585"/>
          <table:table-cell table:style-name="ce476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25" calcext:value-type="float">
            <text:p>25</text:p>
          </table:table-cell>
          <table:table-cell table:style-name="ce464" office:value-type="float" office:value="26" calcext:value-type="float">
            <text:p>26</text:p>
          </table:table-cell>
          <table:table-cell table:style-name="ce464" office:value-type="float" office:value="35" calcext:value-type="float">
            <text:p>35</text:p>
          </table:table-cell>
          <table:table-cell table:style-name="ce464" office:value-type="float" office:value="36" calcext:value-type="float">
            <text:p>36</text:p>
          </table:table-cell>
          <table:table-cell table:style-name="ce464" office:value-type="float" office:value="45" calcext:value-type="float">
            <text:p>45</text:p>
          </table:table-cell>
          <table:table-cell table:style-name="ce464" office:value-type="float" office:value="46" calcext:value-type="float">
            <text:p>46</text:p>
          </table:table-cell>
          <table:table-cell table:style-name="ce585"/>
          <table:table-cell table:style-name="ce476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585"/>
          <table:table-cell table:style-name="ce476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76" table:number-columns-repeated="8"/>
          <table:table-cell table:style-name="ce585"/>
          <table:table-cell table:style-name="ce476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24"/>
          <table:table-cell table:style-name="ce671" table:formula="of:=[.F55]" office:value-type="string" office:string-value="&lt;" calcext:value-type="string">
            <text:p>&l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28" table:formula="of:=IF([.$F$56]=1;IF(OR([.$E$55]=1;[.$E$55]=3);&quot;[&quot;;&quot;]&quot;);IF(AND([.$E$55]=1;[.$K$30]&gt;=[.$K$54]);&quot;[&quot;;IF(AND([.$E$55]=2;[.$K$30]&gt;[.$K$54]);&quot;[&quot;;IF(AND([.$E$55]=3;[.$K$30]&lt;=[.$K$54]);&quot;[&quot;;IF(AND([.$E$55]=4;[.$K$30]&lt;[.$K$54]);&quot;[&quot;;&quot;]&quot;)))))" office:value-type="string" office:string-value="[" calcext:value-type="string">
            <text:p>[</text:p>
          </table:table-cell>
          <table:table-cell table:style-name="ce524" table:formula="of:=IF([.$F$56]=2;[.$J$30];[.$F$50])" office:value-type="float" office:value="-10" calcext:value-type="float">
            <text:p>-10</text:p>
          </table:table-cell>
          <table:table-cell table:style-name="ce524" office:value-type="string" calcext:value-type="string">
            <text:p>;</text:p>
          </table:table-cell>
          <table:table-cell table:style-name="ce524" table:formula="of:=IF([.$F$56]=2;[.$F$50];[.$G$50])" office:value-type="float" office:value="-5" calcext:value-type="float">
            <text:p>-5</text:p>
          </table:table-cell>
          <table:table-cell table:style-name="ce524" table:formula="of:=IF(OR([.$E$55]=1;[.$E$55]=3);&quot;]&quot;;&quot;[&quot;)" office:value-type="string" office:string-value="[" calcext:value-type="string">
            <text:p>[</text:p>
          </table:table-cell>
          <table:table-cell table:style-name="ce524" table:formula="of:=IF([.$F$56]=1;&quot;&quot;;&quot;ou&quot;)" office:value-type="string" office:string-value="ou" calcext:value-type="string">
            <text:p>ou</text:p>
          </table:table-cell>
          <table:table-cell table:style-name="ce524" table:formula="of:=IF([.$F$56]=1;&quot;&quot;;IF(OR([.$E$55]=1;[.$E$55]=3);&quot;[&quot;;&quot;]&quot;))" office:value-type="string" office:string-value="]" calcext:value-type="string">
            <text:p>]</text:p>
          </table:table-cell>
          <table:table-cell table:style-name="ce524" table:formula="of:=IF([.$F$56]=1;&quot;&quot;;[.G50])" office:value-type="float" office:value="5" calcext:value-type="float">
            <text:p>5</text:p>
          </table:table-cell>
          <table:table-cell table:style-name="ce524" table:formula="of:=IF([.$F$56]=1;&quot;&quot;;&quot;;&quot;)" office:value-type="string" office:string-value=";" calcext:value-type="string">
            <text:p>;</text:p>
          </table:table-cell>
          <table:table-cell table:style-name="ce524" table:formula="of:=IF([.$F$56]=1;&quot;&quot;;[.$J$50])" office:value-type="float" office:value="10" calcext:value-type="float">
            <text:p>10</text:p>
          </table:table-cell>
          <table:table-cell table:style-name="ce525" table:formula="of:=IF([.$F$56]=1;&quot;&quot;;IF(AND([.$E$55]=1;[.$K$50]&gt;=[.$K$56]);&quot;]&quot;;IF(AND([.$E$55]=2;[.$K$50]&gt;[.$K$56]);&quot;]&quot;;IF(AND([.$E$55]=3;[.$K$50]&lt;=[.$K$56]);&quot;]&quot;;IF(AND([.$E$55]=4;[.$K$50]&lt;[.$K$56]);&quot;]&quot;;&quot;[&quot;)))))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2]" office:value-type="string" office:string-value="[" calcext:value-type="string">
            <text:p>[</text:p>
          </table:table-cell>
          <table:table-cell table:style-name="ce534" table:formula="of:=[.C62]" office:value-type="float" office:value="-10" calcext:value-type="float">
            <text:p>-10</text:p>
          </table:table-cell>
          <table:table-cell table:style-name="ce534" table:formula="of:=[.D62]" office:value-type="string" office:string-value=";" calcext:value-type="string">
            <text:p>;</text:p>
          </table:table-cell>
          <table:table-cell table:style-name="ce534" table:formula="of:=[.E62]" office:value-type="float" office:value="-5" calcext:value-type="float">
            <text:p>-5</text:p>
          </table:table-cell>
          <table:table-cell table:style-name="ce534" table:formula="of:=[.F62]" office:value-type="string" office:string-value="[" calcext:value-type="string">
            <text:p>[</text:p>
          </table:table-cell>
          <table:table-cell table:style-name="ce631" table:formula="of:=IF([.$F$56]=1;&quot;&quot;;&quot;&quot;)" office:value-type="string" office:string-value="" calcext:value-type="string">
            <text:p></text:p>
          </table:table-cell>
          <table:table-cell table:style-name="ce560" table:formula="of:=[.H62]" office:value-type="string" office:string-value="]" calcext:value-type="string">
            <text:p>]</text:p>
          </table:table-cell>
          <table:table-cell table:style-name="ce560" table:formula="of:=[.I62]" office:value-type="float" office:value="5" calcext:value-type="float">
            <text:p>5</text:p>
          </table:table-cell>
          <table:table-cell table:style-name="ce560" table:formula="of:=[.J62]" office:value-type="string" office:string-value=";" calcext:value-type="string">
            <text:p>;</text:p>
          </table:table-cell>
          <table:table-cell table:style-name="ce560" table:formula="of:=[.K62]" office:value-type="float" office:value="10" calcext:value-type="float">
            <text:p>10</text:p>
          </table:table-cell>
          <table:table-cell table:style-name="ce678" table:formula="of:=[.L62]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50" table:number-columns-repeated="7"/>
          <table:table-cell table:style-name="ce476"/>
          <table:table-cell table:number-columns-repeated="1016"/>
        </table:table-row>
        <table:table-row table:style-name="ro3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24"/>
          <table:table-cell table:style-name="ce671" table:formula="of:=[.H55]" office:value-type="string" office:string-value="&gt;" calcext:value-type="string">
            <text:p>&g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IF([.$H$56]=1;IF(OR([.$H$53]=16;[.$H$53]=26;[.$H$53]=35;[.$H$53]=45);&quot;[&quot;;&quot;]&quot;);IF(AND(OR([.$H$53]=35;[.$H$53]=45);[.$K$30]&gt;=[.$K$54]);&quot;[&quot;;IF(AND(OR([.$H$53]=36;[.$H$53]=46);[.$K$30]&gt;[.$K$54]);&quot;[&quot;;IF(AND(OR([.$H$53]=16;[.$H$53]=26);[.$K$30]&lt;=[.$K$54]);&quot;[&quot;;IF(AND(OR([.$H$53]=15;[.$H$53]=25);[.$K$30]&lt;[.$K$54]);&quot;[&quot;;&quot;]&quot;)))))" office:value-type="string" office:string-value="]" calcext:value-type="string">
            <text:p>]</text:p>
          </table:table-cell>
          <table:table-cell table:style-name="ce560" table:formula="of:=IF([.$H$56]=2;[.$J$30];[.$F$50])" office:value-type="float" office:value="-5" calcext:value-type="float">
            <text:p>-5</text:p>
          </table:table-cell>
          <table:table-cell table:style-name="ce560" office:value-type="string" calcext:value-type="string">
            <text:p>;</text:p>
          </table:table-cell>
          <table:table-cell table:style-name="ce560" table:formula="of:=IF([.$H$56]=2;[.$F$50];[.$G$50])" office:value-type="float" office:value="5" calcext:value-type="float">
            <text:p>5</text:p>
          </table:table-cell>
          <table:table-cell table:style-name="ce524" table:formula="of:=IF(OR([.$H$53]=16;[.$H$53]=26;[.$H$53]=35;[.$H$53]=45);&quot;]&quot;;&quot;[&quot;)" office:value-type="string" office:string-value="[" calcext:value-type="string">
            <text:p>[</text:p>
          </table:table-cell>
          <table:table-cell table:style-name="ce632" table:formula="of:=IF([.$H$56]=1;&quot;&quot;;&quot;ou&quot;)">
            <text:p/>
          </table:table-cell>
          <table:table-cell table:style-name="ce524" table:formula="of:=IF([.$H$56]=1;&quot;&quot;;IF(OR([.$H$53]=16;[.$H$53]=26;[.$H$53]=35;[.$H$53]=45);&quot;[&quot;;&quot;]&quot;))">
            <text:p/>
          </table:table-cell>
          <table:table-cell table:style-name="ce560" table:formula="of:=IF([.$H$56]=1;&quot;&quot;;[.G50])">
            <text:p/>
          </table:table-cell>
          <table:table-cell table:style-name="ce560" table:formula="of:=IF([.$H$56]=1;&quot;&quot;;&quot;;&quot;)">
            <text:p/>
          </table:table-cell>
          <table:table-cell table:style-name="ce560" table:formula="of:=IF([.$H$56]=1;&quot;&quot;;[.$J$50])">
            <text:p/>
          </table:table-cell>
          <table:table-cell table:style-name="ce678" table:formula="of:=IF([.$H$56]=1;&quot;&quot;;IF(AND(OR([.$H$53]=35;[.$H$53]=45);[.$K$30]&gt;=[.$K$54]);&quot;]&quot;;IF(AND(OR([.$H$53]=36;[.$H$53]=46);[.$K$30]&gt;[.$K$54]);&quot;]&quot;;IF(AND(OR([.$H$53]=16;[.$H$53]=26);[.$K$30]&lt;=[.$K$54]);&quot;]&quot;;IF(AND(OR([.$H$53]=15;[.$H$53]=25);[.$K$30]&lt;[.$K$54]);&quot;]&quot;;&quot;[&quot;)))))">
            <text:p/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6]" office:value-type="string" office:string-value="]" calcext:value-type="string">
            <text:p>]</text:p>
          </table:table-cell>
          <table:table-cell table:style-name="ce534" table:formula="of:=[.C66]" office:value-type="float" office:value="-5" calcext:value-type="float">
            <text:p>-5</text:p>
          </table:table-cell>
          <table:table-cell table:style-name="ce534" table:formula="of:=[.D66]" office:value-type="string" office:string-value=";" calcext:value-type="string">
            <text:p>;</text:p>
          </table:table-cell>
          <table:table-cell table:style-name="ce534" table:formula="of:=[.E66]" office:value-type="float" office:value="5" calcext:value-type="float">
            <text:p>5</text:p>
          </table:table-cell>
          <table:table-cell table:style-name="ce534" table:formula="of:=[.F66]" office:value-type="string" office:string-value="[" calcext:value-type="string">
            <text:p>[</text:p>
          </table:table-cell>
          <table:table-cell table:style-name="ce631" table:formula="of:=IF([.$H$56]=1;&quot;&quot;;&quot;&quot;)">
            <text:p/>
          </table:table-cell>
          <table:table-cell table:style-name="ce560" table:formula="of:=[.H66]">
            <text:p/>
          </table:table-cell>
          <table:table-cell table:style-name="ce560" table:formula="of:=[.I66]">
            <text:p/>
          </table:table-cell>
          <table:table-cell table:style-name="ce560" table:formula="of:=[.J66]">
            <text:p/>
          </table:table-cell>
          <table:table-cell table:style-name="ce560" table:formula="of:=[.K66]">
            <text:p/>
          </table:table-cell>
          <table:table-cell table:style-name="ce678" table:formula="of:=[.L66]">
            <text:p/>
          </table:table-cell>
          <table:table-cell table:number-columns-repeated="1012"/>
        </table:table-row>
        <table:table-row table:style-name="ro3">
          <table:table-cell table:style-name="ce476" table:number-columns-repeated="12"/>
          <table:table-cell table:number-columns-repeated="1012"/>
        </table:table-row>
        <table:table-row table:style-name="ro3">
          <table:table-cell table:style-name="ce469" office:value-type="string" calcext:value-type="string" table:number-columns-spanned="12" table:number-rows-spanned="1">
            <text:p>Tableau points parabole</text:p>
          </table:table-cell>
          <table:covered-table-cell table:style-name="ce450"/>
          <table:covered-table-cell table:style-name="ce551"/>
          <table:covered-table-cell table:number-columns-repeated="4"/>
          <table:covered-table-cell table:number-columns-repeated="5" table:style-name="ce476"/>
          <table:table-cell table:style-name="ce643" office:value-type="string" calcext:value-type="string">
            <text:p>Total</text:p>
          </table:table-cell>
          <table:table-cell table:number-columns-repeated="1011"/>
        </table:table-row>
        <table:table-row table:style-name="ro3">
          <table:table-cell table:style-name="ce470" office:value-type="string" calcext:value-type="string">
            <text:p><text:span text:style-name="T32">f </text:span><text:span text:style-name="T33">(</text:span><text:span text:style-name="T34">x</text:span><text:span text:style-name="T33">)</text:span><text:span text:style-name="T35"> = </text:span><text:span text:style-name="T36">g</text:span><text:span text:style-name="T37">(</text:span><text:span text:style-name="T36">x</text:span><text:span text:style-name="T37">)</text:span></text:p>
          </table:table-cell>
          <table:table-cell table:style-name="ce440" table:formula="of:=IF([.B53]=[$'Droite et parabole'.C6];1;0)" office:value-type="float" office:value="0" calcext:value-type="float">
            <text:p>0</text:p>
          </table:table-cell>
          <table:table-cell table:style-name="ce440" table:formula="of:=IF([.C53]=[$'Droite et parabole'.D6];1;0)" office:value-type="float" office:value="0" calcext:value-type="float">
            <text:p>0</text:p>
          </table:table-cell>
          <table:table-cell table:style-name="ce440" table:formula="of:=IF([.D53]=[$'Droite et parabole'.E6];1;0)" office:value-type="float" office:value="0" calcext:value-type="float">
            <text:p>0</text:p>
          </table:table-cell>
          <table:table-cell table:style-name="ce440" table:formula="of:=IF([.E53]=[$'Droite et parabole'.F6];1;0)" office:value-type="float" office:value="0" calcext:value-type="float">
            <text:p>0</text:p>
          </table:table-cell>
          <table:table-cell table:style-name="ce440" table:formula="of:=IF([.F53]=[$'Droite et parabole'.G6];1;0)" office:value-type="float" office:value="0" calcext:value-type="float">
            <text:p>0</text:p>
          </table:table-cell>
          <table:table-cell table:style-name="ce596"/>
          <table:table-cell table:style-name="ce476" table:number-columns-repeated="5"/>
          <table:table-cell table:style-name="ce440" table:formula="of:=SUM([.B70:.L72])" office:value-type="float" office:value="0" calcext:value-type="float">
            <text:p>0</text:p>
          </table:table-cell>
          <table:table-cell table:number-columns-repeated="7"/>
          <table:table-cell table:style-name="ce680" table:formula="of:=IF(ISBLANK([$'Droite et parabole'.H19]))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style-name="ce472" office:value-type="string" calcext:value-type="string">
            <text:p>ineq 1</text:p>
          </table:table-cell>
          <table:table-cell table:style-name="ce535" table:formula="of:=IF([.B62]=[$'Droite et parabole'.C14];1;0)" office:value-type="float" office:value="0" calcext:value-type="float">
            <text:p>0</text:p>
          </table:table-cell>
          <table:table-cell table:style-name="ce535" table:formula="of:=IF([.C62]=[$'Droite et parabole'.D14];1;0)" office:value-type="float" office:value="0" calcext:value-type="float">
            <text:p>0</text:p>
          </table:table-cell>
          <table:table-cell table:style-name="ce535" table:formula="of:=IF([.D62]=[$'Droite et parabole'.E14];1;0)" office:value-type="float" office:value="0" calcext:value-type="float">
            <text:p>0</text:p>
          </table:table-cell>
          <table:table-cell table:style-name="ce535" table:formula="of:=IF([.E62]=[$'Droite et parabole'.F14];1;0)" office:value-type="float" office:value="0" calcext:value-type="float">
            <text:p>0</text:p>
          </table:table-cell>
          <table:table-cell table:style-name="ce535" table:formula="of:=IF([.F62]=[$'Droite et parabole'.G14];1;0)" office:value-type="float" office:value="0" calcext:value-type="float">
            <text:p>0</text:p>
          </table:table-cell>
          <table:table-cell table:style-name="ce496" table:formula="of:=IF([$'Droite et parabole'.H16]=&quot;&quot;;IF(ISBLANK([$'Droite et parabole'.H14]);0;-1);IF([.G62]=[$'Droite et parabole'.H14];1;IF(ISBLANK([$'Droite et parabole'.H14]);0;-1)))" office:value-type="float" office:value="0" calcext:value-type="float">
            <text:p>0</text:p>
          </table:table-cell>
          <table:table-cell table:style-name="ce496" table:formula="of:=IF([$'Droite et parabole'.I16]=&quot;&quot;;IF(ISBLANK([$'Droite et parabole'.I14]);0;-1);IF([.H62]=[$'Droite et parabole'.I14];1;IF(ISBLANK([$'Droite et parabole'.I14]);0;-1)))" office:value-type="float" office:value="0" calcext:value-type="float">
            <text:p>0</text:p>
          </table:table-cell>
          <table:table-cell table:style-name="ce496" table:formula="of:=IF([$'Droite et parabole'.J16]=&quot;&quot;;IF(ISBLANK([$'Droite et parabole'.J14]);0;-1);IF([.I62]=[$'Droite et parabole'.J14];1;IF(ISBLANK([$'Droite et parabole'.J14]);0;-1)))" office:value-type="float" office:value="0" calcext:value-type="float">
            <text:p>0</text:p>
          </table:table-cell>
          <table:table-cell table:style-name="ce496" table:formula="of:=IF([$'Droite et parabole'.K16]=&quot;&quot;;IF(ISBLANK([$'Droite et parabole'.K14]);0;-1);IF([.J62]=[$'Droite et parabole'.K14];1;IF(ISBLANK([$'Droite et parabole'.K14]);0;-1)))" office:value-type="float" office:value="0" calcext:value-type="float">
            <text:p>0</text:p>
          </table:table-cell>
          <table:table-cell table:style-name="ce496" table:formula="of:=IF([$'Droite et parabole'.L16]=&quot;&quot;;IF(ISBLANK([$'Droite et parabole'.L14]);0;-1);IF([.K62]=[$'Droite et parabole'.L14];1;IF(ISBLANK([$'Droite et parabole'.L14]);0;-1)))" office:value-type="float" office:value="0" calcext:value-type="float">
            <text:p>0</text:p>
          </table:table-cell>
          <table:table-cell table:style-name="ce496" table:formula="of:=IF([$'Droite et parabole'.M16]=&quot;&quot;;IF(ISBLANK([$'Droite et parabole'.M14]);0;-1);IF([.L62]=[$'Droite et parabole'.M14];1;IF(ISBLANK([$'Droite et parabole'.M14]);0;-1)))" office:value-type="float" office:value="0" calcext:value-type="float">
            <text:p>0</text:p>
          </table:table-cell>
          <table:table-cell table:style-name="ce679"/>
          <table:table-cell table:number-columns-repeated="7"/>
          <table:table-cell table:style-name="ce681"/>
          <table:table-cell table:number-columns-repeated="1003"/>
        </table:table-row>
        <table:table-row table:style-name="ro3">
          <table:table-cell table:style-name="ce472" office:value-type="string" calcext:value-type="string">
            <text:p>ineq 2</text:p>
          </table:table-cell>
          <table:table-cell table:style-name="ce536" table:formula="of:=IF([.B66]=[$'Droite et parabole'.C19];1;0)" office:value-type="float" office:value="0" calcext:value-type="float">
            <text:p>0</text:p>
          </table:table-cell>
          <table:table-cell table:style-name="ce536" table:formula="of:=IF([.C66]=[$'Droite et parabole'.D19];1;0)" office:value-type="float" office:value="0" calcext:value-type="float">
            <text:p>0</text:p>
          </table:table-cell>
          <table:table-cell table:style-name="ce536" table:formula="of:=IF([.D66]=[$'Droite et parabole'.E19];1;0)" office:value-type="float" office:value="0" calcext:value-type="float">
            <text:p>0</text:p>
          </table:table-cell>
          <table:table-cell table:style-name="ce536" table:formula="of:=IF([.E66]=[$'Droite et parabole'.F19];1;0)" office:value-type="float" office:value="0" calcext:value-type="float">
            <text:p>0</text:p>
          </table:table-cell>
          <table:table-cell table:style-name="ce536" table:formula="of:=IF([.F66]=[$'Droite et parabole'.G19];1;0)" office:value-type="float" office:value="0" calcext:value-type="float">
            <text:p>0</text:p>
          </table:table-cell>
          <table:table-cell table:style-name="ce523" table:formula="of:=IF([$'Droite et parabole'.H21]=&quot;&quot;;IF(ISBLANK([$'Droite et parabole'.H19]);0;-1);IF([.G66]=[$'Droite et parabole'.H19];1;IF(ISBLANK([$'Droite et parabole'.H19]);0;-1)))" office:value-type="float" office:value="0" calcext:value-type="float">
            <text:p>0</text:p>
          </table:table-cell>
          <table:table-cell table:style-name="ce523" table:formula="of:=IF([$'Droite et parabole'.I21]=&quot;&quot;;IF(ISBLANK([$'Droite et parabole'.I19]);0;-1);IF([.H66]=[$'Droite et parabole'.I19];1;IF(ISBLANK([$'Droite et parabole'.I19]);0;-1)))" office:value-type="float" office:value="0" calcext:value-type="float">
            <text:p>0</text:p>
          </table:table-cell>
          <table:table-cell table:style-name="ce523" table:formula="of:=IF([$'Droite et parabole'.J21]=&quot;&quot;;IF(ISBLANK([$'Droite et parabole'.J19]);0;-1);IF([.I66]=[$'Droite et parabole'.J19];1;IF(ISBLANK([$'Droite et parabole'.J19]);0;-1)))" office:value-type="float" office:value="0" calcext:value-type="float">
            <text:p>0</text:p>
          </table:table-cell>
          <table:table-cell table:style-name="ce523" table:formula="of:=IF([$'Droite et parabole'.K21]=&quot;&quot;;IF(ISBLANK([$'Droite et parabole'.K19]);0;-1);IF([.J66]=[$'Droite et parabole'.K19];1;IF(ISBLANK([$'Droite et parabole'.K19]);0;-1)))" office:value-type="float" office:value="0" calcext:value-type="float">
            <text:p>0</text:p>
          </table:table-cell>
          <table:table-cell table:style-name="ce523" table:formula="of:=IF([$'Droite et parabole'.L21]=&quot;&quot;;IF(ISBLANK([$'Droite et parabole'.L19]);0;-1);IF([.K66]=[$'Droite et parabole'.L19];1;IF(ISBLANK([$'Droite et parabole'.L19]);0;-1)))" office:value-type="float" office:value="0" calcext:value-type="float">
            <text:p>0</text:p>
          </table:table-cell>
          <table:table-cell table:style-name="ce523" table:formula="of:=IF([$'Droite et parabole'.M21]=&quot;&quot;;IF(ISBLANK([$'Droite et parabole'.M19]);0;-1);IF([.L66]=[$'Droite et parabole'.M19];1;IF(ISBLANK([$'Droite et parabole'.M19]);0;-1)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476" table:number-columns-repeated="12"/>
          <table:table-cell table:number-columns-repeated="4"/>
          <table:table-cell table:style-name="Default"/>
          <table:table-cell table:number-columns-repeated="1007"/>
        </table:table-row>
        <table:table-row table:style-name="ro3">
          <table:table-cell table:style-name="ce437" office:value-type="string" calcext:value-type="string" table:number-columns-spanned="8" table:number-rows-spanned="1">
            <text:p>Données pour l’onglet Courbe</text:p>
          </table:table-cell>
          <table:covered-table-cell table:number-columns-repeated="7" table:style-name="ce476"/>
          <table:table-cell table:style-name="ce476" table:number-columns-repeated="4"/>
          <table:table-cell table:number-columns-repeated="1012"/>
        </table:table-row>
        <table:table-row table:style-name="ro3" table:number-rows-repeated="3">
          <table:table-cell table:style-name="ce476" table:number-columns-repeated="12"/>
          <table:table-cell table:number-columns-repeated="1012"/>
        </table:table-row>
        <table:table-row table:style-name="ro3">
          <table:table-cell table:style-name="ce539" office:value-type="string" calcext:value-type="string">
            <text:p>N°</text:p>
          </table:table-cell>
          <table:table-cell table:style-name="ce539" office:value-type="string" calcext:value-type="string">
            <text:p>Rang aléa</text:p>
          </table:table-cell>
          <table:table-cell table:style-name="ce570"/>
          <table:table-cell table:style-name="ce587" office:value-type="float" office:value="1" calcext:value-type="float">
            <text:p>1</text:p>
          </table:table-cell>
          <table:table-cell table:style-name="ce587" office:value-type="float" office:value="2" calcext:value-type="float">
            <text:p>2</text:p>
          </table:table-cell>
          <table:table-cell table:style-name="ce587" office:value-type="float" office:value="3" calcext:value-type="float">
            <text:p>3</text:p>
          </table:table-cell>
          <table:table-cell table:style-name="ce587" office:value-type="float" office:value="4" calcext:value-type="float">
            <text:p>4</text:p>
          </table:table-cell>
          <table:table-cell table:style-name="ce587" office:value-type="float" office:value="5" calcext:value-type="float">
            <text:p>5</text:p>
          </table:table-cell>
          <table:table-cell table:style-name="ce587" office:value-type="float" office:value="6" calcext:value-type="float">
            <text:p>6</text:p>
          </table:table-cell>
          <table:table-cell table:style-name="ce587" office:value-type="float" office:value="7" calcext:value-type="float">
            <text:p>7</text:p>
          </table:table-cell>
          <table:table-cell table:style-name="ce587" office:value-type="float" office:value="8" calcext:value-type="float">
            <text:p>8</text:p>
          </table:table-cell>
          <table:table-cell table:style-name="ce587" office:value-type="float" office:value="9" calcext:value-type="float">
            <text:p>9</text:p>
          </table:table-cell>
          <table:table-cell table:style-name="ce587" office:value-type="float" office:value="10" calcext:value-type="float">
            <text:p>10</text:p>
          </table:table-cell>
          <table:table-cell table:style-name="ce587" office:value-type="float" office:value="11" calcext:value-type="float">
            <text:p>11</text:p>
          </table:table-cell>
          <table:table-cell table:style-name="ce587" office:value-type="float" office:value="12" calcext:value-type="float">
            <text:p>12</text:p>
          </table:table-cell>
          <table:table-cell table:style-name="ce587" office:value-type="float" office:value="13" calcext:value-type="float">
            <text:p>13</text:p>
          </table:table-cell>
          <table:table-cell table:style-name="ce587" office:value-type="float" office:value="14" calcext:value-type="float">
            <text:p>14</text:p>
          </table:table-cell>
          <table:table-cell table:style-name="ce587" office:value-type="float" office:value="15" calcext:value-type="float">
            <text:p>15</text:p>
          </table:table-cell>
          <table:table-cell table:style-name="ce587" office:value-type="float" office:value="16" calcext:value-type="float">
            <text:p>16</text:p>
          </table:table-cell>
          <table:table-cell table:style-name="ce587" office:value-type="float" office:value="17" calcext:value-type="float">
            <text:p>17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9" calcext:value-type="float">
            <text:p>19</text:p>
          </table:table-cell>
          <table:table-cell table:style-name="ce587" office:value-type="float" office:value="20" calcext:value-type="float">
            <text:p>20</text:p>
          </table:table-cell>
          <table:table-cell table:style-name="ce587" office:value-type="float" office:value="21" calcext:value-type="float">
            <text:p>21</text:p>
          </table:table-cell>
          <table:table-cell table:style-name="ce704" office:value-type="string" calcext:value-type="string">
            <text:p>choix</text:p>
          </table:table-cell>
          <table:table-cell table:style-name="Default" table:number-columns-repeated="6"/>
          <table:table-cell table:style-name="ce749" table:number-columns-repeated="993"/>
        </table:table-row>
        <table:table-row table:style-name="ro3">
          <table:table-cell table:style-name="ce483"/>
          <table:table-cell table:style-name="ce540"/>
          <table:table-cell table:style-name="ce564" office:value-type="string" calcext:value-type="string">
            <text:p>x</text:p>
          </table:table-cell>
          <table:table-cell table:style-name="ce588" office:value-type="float" office:value="-10" calcext:value-type="float">
            <text:p>-10</text:p>
          </table:table-cell>
          <table:table-cell table:style-name="ce588" office:value-type="float" office:value="-9" calcext:value-type="float">
            <text:p>-9</text:p>
          </table:table-cell>
          <table:table-cell table:style-name="ce744" office:value-type="float" office:value="-8" calcext:value-type="float">
            <text:p>-8</text:p>
          </table:table-cell>
          <table:table-cell table:style-name="ce744" office:value-type="float" office:value="-7" calcext:value-type="float">
            <text:p>-7</text:p>
          </table:table-cell>
          <table:table-cell table:style-name="ce744" office:value-type="float" office:value="-6" calcext:value-type="float">
            <text:p>-6</text:p>
          </table:table-cell>
          <table:table-cell table:style-name="ce744" office:value-type="float" office:value="-5" calcext:value-type="float">
            <text:p>-5</text:p>
          </table:table-cell>
          <table:table-cell table:style-name="ce744" office:value-type="float" office:value="-4" calcext:value-type="float">
            <text:p>-4</text:p>
          </table:table-cell>
          <table:table-cell table:style-name="ce744" office:value-type="float" office:value="-3" calcext:value-type="float">
            <text:p>-3</text:p>
          </table:table-cell>
          <table:table-cell table:style-name="ce744" office:value-type="float" office:value="-2" calcext:value-type="float">
            <text:p>-2</text:p>
          </table:table-cell>
          <table:table-cell table:style-name="ce744" office:value-type="float" office:value="-1" calcext:value-type="float">
            <text:p>-1</text:p>
          </table:table-cell>
          <table:table-cell table:style-name="ce744" office:value-type="float" office:value="0" calcext:value-type="float">
            <text:p>0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2" calcext:value-type="float">
            <text:p>2</text:p>
          </table:table-cell>
          <table:table-cell table:style-name="ce708" office:value-type="float" office:value="3" calcext:value-type="float">
            <text:p>3</text:p>
          </table:table-cell>
          <table:table-cell table:style-name="ce708" office:value-type="float" office:value="4" calcext:value-type="float">
            <text:p>4</text:p>
          </table:table-cell>
          <table:table-cell table:style-name="ce744" office:value-type="float" office:value="5" calcext:value-type="float">
            <text:p>5</text:p>
          </table:table-cell>
          <table:table-cell table:style-name="ce744" office:value-type="float" office:value="6" calcext:value-type="float">
            <text:p>6</text:p>
          </table:table-cell>
          <table:table-cell table:style-name="ce744" office:value-type="float" office:value="7" calcext:value-type="float">
            <text:p>7</text:p>
          </table:table-cell>
          <table:table-cell table:style-name="ce744" office:value-type="float" office:value="8" calcext:value-type="float">
            <text:p>8</text:p>
          </table:table-cell>
          <table:table-cell table:style-name="ce744" office:value-type="float" office:value="9" calcext:value-type="float">
            <text:p>9</text:p>
          </table:table-cell>
          <table:table-cell table:style-name="ce744" office:value-type="float" office:value="10" calcext:value-type="float">
            <text:p>10</text:p>
          </table:table-cell>
          <table:table-cell table:style-name="ce540"/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7462" calcext:value-type="float">
            <text:p>7462</text:p>
          </table:table-cell>
          <table:table-cell table:style-name="ce564" office:value-type="string" calcext:value-type="string">
            <text:p>y<text:span text:style-name="T39">1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80];[.$B$80:.$B$100];0)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93"/>
        </table:table-row>
        <table:table-row table:style-name="ro16"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169168" calcext:value-type="float">
            <text:p>169168</text:p>
          </table:table-cell>
          <table:table-cell table:style-name="ce564" office:value-type="string" calcext:value-type="string">
            <text:p>y<text:span text:style-name="T39">2</text:span></text:p>
          </table:table-cell>
          <table:table-cell table:style-name="ce591" office:value-type="float" office:value="5" calcext:value-type="float">
            <text:p>5</text:p>
          </table:table-cell>
          <table:table-cell table:style-name="ce591" office:value-type="float" office:value="9" calcext:value-type="float">
            <text:p>9</text:p>
          </table:table-cell>
          <table:table-cell table:style-name="ce591"/>
          <table:table-cell table:style-name="ce591" office:value-type="float" office:value="5" calcext:value-type="float">
            <text:p>5</text:p>
          </table:table-cell>
          <table:table-cell table:style-name="ce591" office:value-type="float" office:value="0" calcext:value-type="float">
            <text:p>0</text:p>
          </table:table-cell>
          <table:table-cell table:style-name="ce591"/>
          <table:table-cell table:style-name="ce591" office:value-type="float" office:value="-6" calcext:value-type="float">
            <text:p>-6</text:p>
          </table:table-cell>
          <table:table-cell table:style-name="ce591"/>
          <table:table-cell table:style-name="ce591" office:value-type="float" office:value="-8" calcext:value-type="float">
            <text:p>-8</text:p>
          </table:table-cell>
          <table:table-cell table:style-name="ce540"/>
          <table:table-cell table:style-name="ce540" office:value-type="float" office:value="-6" calcext:value-type="float">
            <text:p>-6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40" table:number-columns-repeated="8"/>
          <table:table-cell table:style-name="ce540" table:formula="of:=RANK([.B81];[.$B$80:.$B$100];0)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119317" calcext:value-type="float">
            <text:p>119317</text:p>
          </table:table-cell>
          <table:table-cell table:style-name="ce564" office:value-type="string" calcext:value-type="string">
            <text:p>y<text:span text:style-name="T39">3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82];[.$B$80:.$B$100];0)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450022" calcext:value-type="float">
            <text:p>450022</text:p>
          </table:table-cell>
          <table:table-cell table:style-name="ce564" office:value-type="string" calcext:value-type="string">
            <text:p>y<text:span text:style-name="T39">4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83];[.$B$80:.$B$100];0)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443468" calcext:value-type="float">
            <text:p>443468</text:p>
          </table:table-cell>
          <table:table-cell table:style-name="ce564" office:value-type="string" calcext:value-type="string">
            <text:p>y<text:span text:style-name="T39">5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84];[.$B$80:.$B$100];0)" office:value-type="float" office:value="11" calcext:value-type="float">
            <text:p>11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815493" calcext:value-type="float">
            <text:p>815493</text:p>
          </table:table-cell>
          <table:table-cell table:style-name="ce564" office:value-type="string" calcext:value-type="string">
            <text:p>y<text:span text:style-name="T39">6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85];[.$B$80:.$B$100];0)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793215" calcext:value-type="float">
            <text:p>793215</text:p>
          </table:table-cell>
          <table:table-cell table:style-name="ce564" office:value-type="string" calcext:value-type="string">
            <text:p>y<text:span text:style-name="T39">7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86];[.$B$80:.$B$100];0)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119605" calcext:value-type="float">
            <text:p>119605</text:p>
          </table:table-cell>
          <table:table-cell table:style-name="ce564" office:value-type="string" calcext:value-type="string">
            <text:p>y<text:span text:style-name="T39">8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87];[.$B$80:.$B$100];0)"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227735" calcext:value-type="float">
            <text:p>227735</text:p>
          </table:table-cell>
          <table:table-cell table:style-name="ce564" office:value-type="string" calcext:value-type="string">
            <text:p>y<text:span text:style-name="T39">9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88];[.$B$80:.$B$100];0)"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87240" calcext:value-type="float">
            <text:p>87240</text:p>
          </table:table-cell>
          <table:table-cell table:style-name="ce564" office:value-type="string" calcext:value-type="string">
            <text:p>y<text:span text:style-name="T39">10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89];[.$B$80:.$B$100];0)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867945" calcext:value-type="float">
            <text:p>867945</text:p>
          </table:table-cell>
          <table:table-cell table:style-name="ce564" office:value-type="string" calcext:value-type="string">
            <text:p>y<text:span text:style-name="T39">11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90];[.$B$80:.$B$100];0)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797692" calcext:value-type="float">
            <text:p>797692</text:p>
          </table:table-cell>
          <table:table-cell table:style-name="ce564" office:value-type="string" calcext:value-type="string">
            <text:p>y<text:span text:style-name="T39">12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91];[.$B$80:.$B$100];0)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838477" calcext:value-type="float">
            <text:p>838477</text:p>
          </table:table-cell>
          <table:table-cell table:style-name="ce564" office:value-type="string" calcext:value-type="string">
            <text:p>y<text:span text:style-name="T39">13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92];[.$B$80:.$B$100];0)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759198" calcext:value-type="float">
            <text:p>759198</text:p>
          </table:table-cell>
          <table:table-cell table:style-name="ce564" office:value-type="string" calcext:value-type="string">
            <text:p>y<text:span text:style-name="T39">14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93];[.$B$80:.$B$100];0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113227" calcext:value-type="float">
            <text:p>113227</text:p>
          </table:table-cell>
          <table:table-cell table:style-name="ce564" office:value-type="string" calcext:value-type="string">
            <text:p>y<text:span text:style-name="T39">15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94];[.$B$80:.$B$100];0)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263114" calcext:value-type="float">
            <text:p>263114</text:p>
          </table:table-cell>
          <table:table-cell table:style-name="ce564" office:value-type="string" calcext:value-type="string">
            <text:p>y<text:span text:style-name="T39">16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95];[.$B$80:.$B$100];0)" office:value-type="float" office:value="13" calcext:value-type="float">
            <text:p>13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438647" calcext:value-type="float">
            <text:p>438647</text:p>
          </table:table-cell>
          <table:table-cell table:style-name="ce564" office:value-type="string" calcext:value-type="string">
            <text:p>y<text:span text:style-name="T39">17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96];[.$B$80:.$B$100];0)"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926121" calcext:value-type="float">
            <text:p>926121</text:p>
          </table:table-cell>
          <table:table-cell table:style-name="ce564" office:value-type="string" calcext:value-type="string">
            <text:p>y<text:span text:style-name="T39">18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97];[.$B$80:.$B$100];0)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927578" calcext:value-type="float">
            <text:p>927578</text:p>
          </table:table-cell>
          <table:table-cell table:style-name="ce564" office:value-type="string" calcext:value-type="string">
            <text:p>y<text:span text:style-name="T39">19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98];[.$B$80:.$B$100]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730569" calcext:value-type="float">
            <text:p>730569</text:p>
          </table:table-cell>
          <table:table-cell table:style-name="ce564" office:value-type="string" calcext:value-type="string">
            <text:p>y<text:span text:style-name="T39">20</text:span></text:p>
          </table:table-cell>
          <table:table-cell table:style-name="ce591" office:value-type="float" office:value="-4" calcext:value-type="float">
            <text:p>-4</text:p>
          </table:table-cell>
          <table:table-cell table:style-name="ce591" office:value-type="float" office:value="-7.6" calcext:value-type="float">
            <text:p>-7,6</text:p>
          </table:table-cell>
          <table:table-cell table:style-name="ce591" office:value-type="float" office:value="-9" calcext:value-type="float">
            <text:p>-9</text:p>
          </table:table-cell>
          <table:table-cell table:style-name="ce591" office:value-type="float" office:value="-6.8" calcext:value-type="float">
            <text:p>-6,8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6.5" calcext:value-type="float">
            <text:p>6,5</text:p>
          </table:table-cell>
          <table:table-cell table:style-name="ce591" office:value-type="float" office:value="8" calcext:value-type="float">
            <text:p>8</text:p>
          </table:table-cell>
          <table:table-cell table:style-name="ce591" office:value-type="float" office:value="6.6" calcext:value-type="float">
            <text:p>6,6</text:p>
          </table:table-cell>
          <table:table-cell table:style-name="ce591" office:value-type="float" office:value="2" calcext:value-type="float">
            <text:p>2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2" calcext:value-type="float">
            <text:p>2</text:p>
          </table:table-cell>
          <table:table-cell table:style-name="ce540"/>
          <table:table-cell table:style-name="ce540" office:value-type="float" office:value="5" calcext:value-type="float">
            <text:p>5</text:p>
          </table:table-cell>
          <table:table-cell table:style-name="ce540" table:number-columns-repeated="3"/>
          <table:table-cell table:style-name="ce540" office:value-type="float" office:value="0" calcext:value-type="float">
            <text:p>0</text:p>
          </table:table-cell>
          <table:table-cell table:style-name="ce540" table:number-columns-repeated="3"/>
          <table:table-cell table:style-name="ce540" office:value-type="float" office:value="-7" calcext:value-type="float">
            <text:p>-7</text:p>
          </table:table-cell>
          <table:table-cell table:style-name="ce540" table:formula="of:=RANK([.B99];[.$B$80:.$B$100];0)" office:value-type="float" office:value="9" calcext:value-type="float">
            <text:p>9</text:p>
          </table:table-cell>
          <table:table-cell table:style-name="Default" table:number-columns-repeated="6"/>
          <table:table-cell table:number-columns-repeated="993"/>
        </table:table-row>
        <table:table-row table:style-name="ro18"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8115" calcext:value-type="float">
            <text:p>8115</text:p>
          </table:table-cell>
          <table:table-cell table:style-name="ce564" office:value-type="string" calcext:value-type="string">
            <text:p>y<text:span text:style-name="T39">21</text:span></text:p>
          </table:table-cell>
          <table:table-cell table:style-name="ce590" office:value-type="float" office:value="-4" calcext:value-type="float">
            <text:p>-4</text:p>
          </table:table-cell>
          <table:table-cell table:style-name="ce590" office:value-type="float" office:value="-7.6" calcext:value-type="float">
            <text:p>-7,6</text:p>
          </table:table-cell>
          <table:table-cell table:style-name="ce590" office:value-type="float" office:value="-9" calcext:value-type="float">
            <text:p>-9</text:p>
          </table:table-cell>
          <table:table-cell table:style-name="ce590" office:value-type="float" office:value="-6.8" calcext:value-type="float">
            <text:p>-6,8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6.5" calcext:value-type="float">
            <text:p>6,5</text:p>
          </table:table-cell>
          <table:table-cell table:style-name="ce590" office:value-type="float" office:value="8" calcext:value-type="float">
            <text:p>8</text:p>
          </table:table-cell>
          <table:table-cell table:style-name="ce590" office:value-type="float" office:value="6.6" calcext:value-type="float">
            <text:p>6,6</text:p>
          </table:table-cell>
          <table:table-cell table:style-name="ce590" office:value-type="float" office:value="2" calcext:value-type="float">
            <text:p>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5" calcext:value-type="float">
            <text:p>5</text:p>
          </table:table-cell>
          <table:table-cell table:style-name="ce440" table:number-columns-repeated="3"/>
          <table:table-cell table:style-name="ce440" office:value-type="float" office:value="0" calcext:value-type="float">
            <text:p>0</text:p>
          </table:table-cell>
          <table:table-cell table:style-name="ce440" table:number-columns-repeated="3"/>
          <table:table-cell table:style-name="ce440" office:value-type="float" office:value="-7" calcext:value-type="float">
            <text:p>-7</text:p>
          </table:table-cell>
          <table:table-cell table:style-name="ce440" table:formula="of:=RANK([.B100];[.$B$80:.$B$100];0)"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93"/>
        </table:table-row>
        <table:table-row table:style-name="ro3">
          <table:table-cell table:style-name="Default"/>
          <table:table-cell table:style-name="ce572"/>
          <table:table-cell table:style-name="ce574"/>
          <table:table-cell table:style-name="Default"/>
          <table:table-cell table:style-name="ce476" table:number-columns-repeated="8"/>
          <table:table-cell table:number-columns-repeated="8"/>
          <table:table-cell table:style-name="ce450" table:number-columns-repeated="2"/>
          <table:table-cell table:number-columns-repeated="1002"/>
        </table:table-row>
        <table:table-row table:style-name="ro3" table:number-rows-repeated="2">
          <table:table-cell table:style-name="ce543"/>
          <table:table-cell table:style-name="ce572"/>
          <table:table-cell table:style-name="ce574"/>
          <table:table-cell table:style-name="Default"/>
          <table:table-cell table:style-name="ce476" table:number-columns-repeated="8"/>
          <table:table-cell table:number-columns-repeated="8"/>
          <table:table-cell table:style-name="ce450" table:number-columns-repeated="2"/>
          <table:table-cell table:number-columns-repeated="1002"/>
        </table:table-row>
        <table:table-row table:style-name="ro3">
          <table:table-cell table:style-name="ce509"/>
          <table:table-cell table:style-name="ce538"/>
          <table:table-cell table:style-name="ce509" table:number-columns-spanned="2" table:number-rows-spanned="1"/>
          <table:covered-table-cell table:style-name="ce509"/>
          <table:table-cell table:style-name="ce609"/>
          <table:table-cell table:style-name="ce585" table:number-columns-repeated="3"/>
          <table:table-cell table:style-name="ce476" table:number-columns-repeated="4"/>
          <table:table-cell table:style-name="ce450"/>
          <table:table-cell table:number-columns-repeated="1011"/>
        </table:table-row>
        <table:table-row table:style-name="ro3" table:number-rows-repeated="2">
          <table:table-cell table:style-name="Default" table:number-columns-repeated="28"/>
          <table:table-cell table:number-columns-repeated="996"/>
        </table:table-row>
        <table:table-row table:style-name="ro3">
          <table:table-cell table:style-name="Default" table:number-columns-repeated="3"/>
          <table:table-cell table:formula="of:=INDIRECT(CONCATENATE(&quot;D&quot;&amp;(ROW([.C$79])+[.$Y$80])))" office:value-type="float" office:value="-4" calcext:value-type="float">
            <text:p>-4</text:p>
          </table:table-cell>
          <table:table-cell table:style-name="Default" table:number-columns-repeated="24"/>
          <table:table-cell table:number-columns-repeated="996"/>
        </table:table-row>
        <table:table-row table:style-name="ro3">
          <table:table-cell table:style-name="Default" table:number-columns-repeated="3"/>
          <table:table-cell table:style-name="ce603"/>
          <table:table-cell table:style-name="ce450"/>
          <table:table-cell table:number-columns-repeated="1019"/>
        </table:table-row>
        <table:table-row table:style-name="ro3">
          <table:table-cell table:style-name="Default" table:number-columns-repeated="3"/>
          <table:table-cell table:style-name="ce606" table:formula="of:=CONCATENATE([.D111]&amp;(ROW([.C$79])+[.$Y$80]))" office:value-type="string" office:string-value="D100" calcext:value-type="string">
            <text:p>D100</text:p>
          </table:table-cell>
          <table:table-cell table:style-name="ce606" table:formula="of:=CONCATENATE([.E111]&amp;(ROW([.D$79])+[.$Y$80]))" office:value-type="string" office:string-value="E100" calcext:value-type="string">
            <text:p>E100</text:p>
          </table:table-cell>
          <table:table-cell table:number-columns-repeated="1019"/>
        </table:table-row>
        <table:table-row table:style-name="ro3">
          <table:table-cell table:style-name="Default" table:number-columns-repeated="4"/>
          <table:table-cell table:style-name="ce450" table:number-columns-repeated="3"/>
          <table:table-cell table:number-columns-repeated="1017"/>
        </table:table-row>
        <table:table-row table:style-name="ro3">
          <table:table-cell table:style-name="ce510" table:number-columns-repeated="3"/>
          <table:table-cell table:style-name="ce607" office:value-type="string" calcext:value-type="string">
            <text:p>D</text:p>
          </table:table-cell>
          <table:table-cell table:style-name="ce469" office:value-type="string" calcext:value-type="string">
            <text:p>E</text:p>
          </table:table-cell>
          <table:table-cell table:style-name="ce607" office:value-type="string" calcext:value-type="string">
            <text:p>F</text:p>
          </table:table-cell>
          <table:table-cell table:style-name="ce469" office:value-type="string" calcext:value-type="string">
            <text:p>G</text:p>
          </table:table-cell>
          <table:table-cell table:style-name="ce469" office:value-type="string" calcext:value-type="string">
            <text:p>H</text:p>
          </table:table-cell>
          <table:table-cell table:style-name="ce469" office:value-type="string" calcext:value-type="string">
            <text:p>I</text:p>
          </table:table-cell>
          <table:table-cell table:style-name="ce469" office:value-type="string" calcext:value-type="string">
            <text:p>J</text:p>
          </table:table-cell>
          <table:table-cell table:style-name="ce469" office:value-type="string" calcext:value-type="string">
            <text:p>K</text:p>
          </table:table-cell>
          <table:table-cell table:style-name="ce469" office:value-type="string" calcext:value-type="string">
            <text:p>L</text:p>
          </table:table-cell>
          <table:table-cell table:style-name="ce469" office:value-type="string" calcext:value-type="string">
            <text:p>M</text:p>
          </table:table-cell>
          <table:table-cell table:style-name="ce469" office:value-type="string" calcext:value-type="string">
            <text:p>N</text:p>
          </table:table-cell>
          <table:table-cell table:style-name="ce469" office:value-type="string" calcext:value-type="string">
            <text:p>O</text:p>
          </table:table-cell>
          <table:table-cell table:style-name="ce469" office:value-type="string" calcext:value-type="string">
            <text:p>P</text:p>
          </table:table-cell>
          <table:table-cell table:style-name="ce469" office:value-type="string" calcext:value-type="string">
            <text:p>Q</text:p>
          </table:table-cell>
          <table:table-cell table:style-name="ce469" office:value-type="string" calcext:value-type="string">
            <text:p>R</text:p>
          </table:table-cell>
          <table:table-cell table:style-name="ce469" office:value-type="string" calcext:value-type="string">
            <text:p>S</text:p>
          </table:table-cell>
          <table:table-cell table:style-name="ce469" office:value-type="string" calcext:value-type="string">
            <text:p>T</text:p>
          </table:table-cell>
          <table:table-cell table:style-name="ce469" office:value-type="string" calcext:value-type="string">
            <text:p>U</text:p>
          </table:table-cell>
          <table:table-cell table:style-name="ce469" office:value-type="string" calcext:value-type="string">
            <text:p>V</text:p>
          </table:table-cell>
          <table:table-cell table:style-name="ce469" office:value-type="string" calcext:value-type="string">
            <text:p>W</text:p>
          </table:table-cell>
          <table:table-cell table:style-name="ce469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table:style-name="Default" table:number-columns-repeated="2"/>
          <table:table-cell table:style-name="ce570"/>
          <table:table-cell table:style-name="ce587" office:value-type="float" office:value="1" calcext:value-type="float">
            <text:p>1</text:p>
          </table:table-cell>
          <table:table-cell table:style-name="ce587" office:value-type="float" office:value="2" calcext:value-type="float">
            <text:p>2</text:p>
          </table:table-cell>
          <table:table-cell table:style-name="ce587" office:value-type="float" office:value="3" calcext:value-type="float">
            <text:p>3</text:p>
          </table:table-cell>
          <table:table-cell table:style-name="ce587" office:value-type="float" office:value="4" calcext:value-type="float">
            <text:p>4</text:p>
          </table:table-cell>
          <table:table-cell table:style-name="ce587" office:value-type="float" office:value="5" calcext:value-type="float">
            <text:p>5</text:p>
          </table:table-cell>
          <table:table-cell table:style-name="ce587" office:value-type="float" office:value="6" calcext:value-type="float">
            <text:p>6</text:p>
          </table:table-cell>
          <table:table-cell table:style-name="ce587" office:value-type="float" office:value="7" calcext:value-type="float">
            <text:p>7</text:p>
          </table:table-cell>
          <table:table-cell table:style-name="ce587" office:value-type="float" office:value="8" calcext:value-type="float">
            <text:p>8</text:p>
          </table:table-cell>
          <table:table-cell table:style-name="ce587" office:value-type="float" office:value="9" calcext:value-type="float">
            <text:p>9</text:p>
          </table:table-cell>
          <table:table-cell table:style-name="ce587" office:value-type="float" office:value="10" calcext:value-type="float">
            <text:p>10</text:p>
          </table:table-cell>
          <table:table-cell table:style-name="ce587" office:value-type="float" office:value="11" calcext:value-type="float">
            <text:p>11</text:p>
          </table:table-cell>
          <table:table-cell table:style-name="ce587" office:value-type="float" office:value="12" calcext:value-type="float">
            <text:p>12</text:p>
          </table:table-cell>
          <table:table-cell table:style-name="ce587" office:value-type="float" office:value="13" calcext:value-type="float">
            <text:p>13</text:p>
          </table:table-cell>
          <table:table-cell table:style-name="ce587" office:value-type="float" office:value="14" calcext:value-type="float">
            <text:p>14</text:p>
          </table:table-cell>
          <table:table-cell table:style-name="ce587" office:value-type="float" office:value="15" calcext:value-type="float">
            <text:p>15</text:p>
          </table:table-cell>
          <table:table-cell table:style-name="ce587" office:value-type="float" office:value="16" calcext:value-type="float">
            <text:p>16</text:p>
          </table:table-cell>
          <table:table-cell table:style-name="ce587" office:value-type="float" office:value="17" calcext:value-type="float">
            <text:p>17</text:p>
          </table:table-cell>
          <table:table-cell table:style-name="ce587" office:value-type="float" office:value="18" calcext:value-type="float">
            <text:p>18</text:p>
          </table:table-cell>
          <table:table-cell table:style-name="ce587" office:value-type="float" office:value="19" calcext:value-type="float">
            <text:p>19</text:p>
          </table:table-cell>
          <table:table-cell table:style-name="ce587" office:value-type="float" office:value="20" calcext:value-type="float">
            <text:p>20</text:p>
          </table:table-cell>
          <table:table-cell table:style-name="ce587" office:value-type="float" office:value="21" calcext:value-type="float">
            <text:p>21</text:p>
          </table:table-cell>
          <table:table-cell table:style-name="ce749"/>
          <table:table-cell table:style-name="Default" table:number-columns-repeated="6"/>
          <table:table-cell table:style-name="ce749" table:number-columns-repeated="993"/>
        </table:table-row>
        <table:table-row table:style-name="ro3">
          <table:table-cell table:style-name="Default" table:number-columns-repeated="2"/>
          <table:table-cell table:style-name="ce564" office:value-type="string" calcext:value-type="string">
            <text:p>x</text:p>
          </table:table-cell>
          <table:table-cell table:style-name="ce549" office:value-type="float" office:value="-10" calcext:value-type="float">
            <text:p>-10</text:p>
          </table:table-cell>
          <table:table-cell table:style-name="ce549" office:value-type="float" office:value="-9" calcext:value-type="float">
            <text:p>-9</text:p>
          </table:table-cell>
          <table:table-cell table:style-name="ce745" office:value-type="float" office:value="-8" calcext:value-type="float">
            <text:p>-8</text:p>
          </table:table-cell>
          <table:table-cell table:style-name="ce745" office:value-type="float" office:value="-7" calcext:value-type="float">
            <text:p>-7</text:p>
          </table:table-cell>
          <table:table-cell table:style-name="ce745" office:value-type="float" office:value="-6" calcext:value-type="float">
            <text:p>-6</text:p>
          </table:table-cell>
          <table:table-cell table:style-name="ce745" office:value-type="float" office:value="-5" calcext:value-type="float">
            <text:p>-5</text:p>
          </table:table-cell>
          <table:table-cell table:style-name="ce745" office:value-type="float" office:value="-4" calcext:value-type="float">
            <text:p>-4</text:p>
          </table:table-cell>
          <table:table-cell table:style-name="ce745" office:value-type="float" office:value="-3" calcext:value-type="float">
            <text:p>-3</text:p>
          </table:table-cell>
          <table:table-cell table:style-name="ce745" office:value-type="float" office:value="-2" calcext:value-type="float">
            <text:p>-2</text:p>
          </table:table-cell>
          <table:table-cell table:style-name="ce745" office:value-type="float" office:value="-1" calcext:value-type="float">
            <text:p>-1</text:p>
          </table:table-cell>
          <table:table-cell table:style-name="ce745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4" calcext:value-type="float">
            <text:p>4</text:p>
          </table:table-cell>
          <table:table-cell table:style-name="ce745" office:value-type="float" office:value="5" calcext:value-type="float">
            <text:p>5</text:p>
          </table:table-cell>
          <table:table-cell table:style-name="ce745" office:value-type="float" office:value="6" calcext:value-type="float">
            <text:p>6</text:p>
          </table:table-cell>
          <table:table-cell table:style-name="ce745" office:value-type="float" office:value="7" calcext:value-type="float">
            <text:p>7</text:p>
          </table:table-cell>
          <table:table-cell table:style-name="ce745" office:value-type="float" office:value="8" calcext:value-type="float">
            <text:p>8</text:p>
          </table:table-cell>
          <table:table-cell table:style-name="ce745" office:value-type="float" office:value="9" calcext:value-type="float">
            <text:p>9</text:p>
          </table:table-cell>
          <table:table-cell table:style-name="ce745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993"/>
        </table:table-row>
        <table:table-row table:style-name="ro16">
          <table:table-cell table:style-name="Default" table:number-columns-repeated="2"/>
          <table:table-cell table:style-name="ce564" office:value-type="string" calcext:value-type="string">
            <text:p>y<text:span text:style-name="T39">1</text:span></text:p>
          </table:table-cell>
          <table:table-cell table:style-name="ce590" table:formula="of:=IF(ISBLANK([.D80]);&quot;&quot;;INDIRECT(CONCATENATE([.D111]&amp;(ROW([.C$79])+[.$Y$80]))))" office:value-type="float" office:value="-4" calcext:value-type="float">
            <text:p>-4</text:p>
          </table:table-cell>
          <table:table-cell table:style-name="ce590" table:formula="of:=IF(ISBLANK([.E80]);&quot;&quot;;INDIRECT(CONCATENATE([.E111]&amp;(ROW([.D$79])+[.$Y$80]))))" office:value-type="float" office:value="-7.6" calcext:value-type="float">
            <text:p>-7,6</text:p>
          </table:table-cell>
          <table:table-cell table:style-name="ce590" table:formula="of:=IF(ISBLANK([.F80]);&quot;&quot;;INDIRECT(CONCATENATE([.F111]&amp;(ROW([.E$79])+[.$Y$80]))))" office:value-type="float" office:value="-9" calcext:value-type="float">
            <text:p>-9</text:p>
          </table:table-cell>
          <table:table-cell table:style-name="ce590" table:formula="of:=IF(ISBLANK([.G80]);&quot;&quot;;INDIRECT(CONCATENATE([.G111]&amp;(ROW([.F$79])+[.$Y$80]))))" office:value-type="float" office:value="-6.8" calcext:value-type="float">
            <text:p>-6,8</text:p>
          </table:table-cell>
          <table:table-cell table:style-name="ce590" table:formula="of:=IF(ISBLANK([.H80]);&quot;&quot;;INDIRECT(CONCATENATE([.H111]&amp;(ROW([.G$79])+[.$Y$80]))))" office:value-type="float" office:value="0" calcext:value-type="float">
            <text:p>0</text:p>
          </table:table-cell>
          <table:table-cell table:style-name="ce590" table:formula="of:=IF(ISBLANK([.I80]);&quot;&quot;;INDIRECT(CONCATENATE([.I111]&amp;(ROW([.H$79])+[.$Y$80]))))" office:value-type="float" office:value="6.5" calcext:value-type="float">
            <text:p>6,5</text:p>
          </table:table-cell>
          <table:table-cell table:style-name="ce590" table:formula="of:=IF(ISBLANK([.J80]);&quot;&quot;;INDIRECT(CONCATENATE([.J111]&amp;(ROW([.I$79])+[.$Y$80]))))" office:value-type="float" office:value="8" calcext:value-type="float">
            <text:p>8</text:p>
          </table:table-cell>
          <table:table-cell table:style-name="ce590" table:formula="of:=IF(ISBLANK([.K80]);&quot;&quot;;INDIRECT(CONCATENATE([.K111]&amp;(ROW([.J$79])+[.$Y$80]))))" office:value-type="float" office:value="6.6" calcext:value-type="float">
            <text:p>6,6</text:p>
          </table:table-cell>
          <table:table-cell table:style-name="ce590" table:formula="of:=IF(ISBLANK([.L80]);&quot;&quot;;INDIRECT(CONCATENATE([.L111]&amp;(ROW([.K$79])+[.$Y$80]))))" office:value-type="float" office:value="2" calcext:value-type="float">
            <text:p>2</text:p>
          </table:table-cell>
          <table:table-cell table:style-name="ce590" table:formula="of:=IF(ISBLANK([.M80]);&quot;&quot;;INDIRECT(CONCATENATE([.M111]&amp;(ROW([.L$79])+[.$Y$80]))))" office:value-type="float" office:value="0" calcext:value-type="float">
            <text:p>0</text:p>
          </table:table-cell>
          <table:table-cell table:style-name="ce590" table:formula="of:=IF(ISBLANK([.N80]);&quot;&quot;;INDIRECT(CONCATENATE([.N111]&amp;(ROW([.M$79])+[.$Y$80]))))" office:value-type="float" office:value="2" calcext:value-type="float">
            <text:p>2</text:p>
          </table:table-cell>
          <table:table-cell table:style-name="ce590" table:formula="of:=IF(ISBLANK([.O80]);&quot;&quot;;INDIRECT(CONCATENATE([.O111]&amp;(ROW([.N$79])+[.$Y$80]))))">
            <text:p/>
          </table:table-cell>
          <table:table-cell table:style-name="ce590" table:formula="of:=IF(ISBLANK([.P80]);&quot;&quot;;INDIRECT(CONCATENATE([.P111]&amp;(ROW([.O$79])+[.$Y$80]))))" office:value-type="float" office:value="5" calcext:value-type="float">
            <text:p>5</text:p>
          </table:table-cell>
          <table:table-cell table:style-name="ce590" table:formula="of:=IF(ISBLANK([.Q80]);&quot;&quot;;INDIRECT(CONCATENATE([.Q111]&amp;(ROW([.P$79])+[.$Y$80]))))">
            <text:p/>
          </table:table-cell>
          <table:table-cell table:style-name="ce590" table:formula="of:=IF(ISBLANK([.R80]);&quot;&quot;;INDIRECT(CONCATENATE([.R111]&amp;(ROW([.Q$79])+[.$Y$80]))))">
            <text:p/>
          </table:table-cell>
          <table:table-cell table:style-name="ce590" table:formula="of:=IF(ISBLANK([.S80]);&quot;&quot;;INDIRECT(CONCATENATE([.S111]&amp;(ROW([.R$79])+[.$Y$80]))))">
            <text:p/>
          </table:table-cell>
          <table:table-cell table:style-name="ce590" table:formula="of:=IF(ISBLANK([.T80]);&quot;&quot;;INDIRECT(CONCATENATE([.T111]&amp;(ROW([.S$79])+[.$Y$80]))))" office:value-type="float" office:value="0" calcext:value-type="float">
            <text:p>0</text:p>
          </table:table-cell>
          <table:table-cell table:style-name="ce590" table:formula="of:=IF(ISBLANK([.U80]);&quot;&quot;;INDIRECT(CONCATENATE([.U111]&amp;(ROW([.T$79])+[.$Y$80]))))">
            <text:p/>
          </table:table-cell>
          <table:table-cell table:style-name="ce590" table:formula="of:=IF(ISBLANK([.V80]);&quot;&quot;;INDIRECT(CONCATENATE([.V111]&amp;(ROW([.U$79])+[.$Y$80]))))">
            <text:p/>
          </table:table-cell>
          <table:table-cell table:style-name="ce590" table:formula="of:=IF(ISBLANK([.W80]);&quot;&quot;;INDIRECT(CONCATENATE([.W111]&amp;(ROW([.V$79])+[.$Y$80]))))">
            <text:p/>
          </table:table-cell>
          <table:table-cell table:style-name="ce590" table:formula="of:=IF(ISBLANK([.X80]);&quot;&quot;;INDIRECT(CONCATENATE([.X111]&amp;(ROW([.W$79])+[.$Y$80]))))" office:value-type="float" office:value="-7" calcext:value-type="float">
            <text:p>-7</text:p>
          </table:table-cell>
          <table:table-cell/>
          <table:table-cell table:style-name="Default" table:number-columns-repeated="6"/>
          <table:table-cell table:number-columns-repeated="993"/>
        </table:table-row>
        <table:table-row table:style-name="ro3" table:number-rows-repeated="2">
          <table:table-cell table:style-name="Default" table:number-columns-repeated="4"/>
          <table:table-cell table:style-name="ce450" table:number-columns-repeated="3"/>
          <table:table-cell table:style-name="Default"/>
          <table:table-cell table:number-columns-repeated="1016"/>
        </table:table-row>
        <table:table-row table:style-name="ro3" table:number-rows-repeated="2">
          <table:table-cell table:style-name="Default" table:number-columns-repeated="4"/>
          <table:table-cell table:number-columns-repeated="3"/>
          <table:table-cell table:style-name="Default"/>
          <table:table-cell table:number-columns-repeated="1016"/>
        </table:table-row>
        <table:table-row table:style-name="ro3" table:number-rows-repeated="3">
          <table:table-cell table:style-name="Default" table:number-columns-repeated="4"/>
          <table:table-cell table:style-name="ce450" table:number-columns-repeated="3"/>
          <table:table-cell table:style-name="Default"/>
          <table:table-cell table:style-name="ce450" table:number-columns-repeated="4"/>
          <table:table-cell table:number-columns-repeated="1012"/>
        </table:table-row>
        <table:table-row table:style-name="ro3" table:number-rows-repeated="8">
          <table:table-cell table:style-name="Default" table:number-columns-repeated="4"/>
          <table:table-cell table:style-name="ce450" table:number-columns-repeated="3"/>
          <table:table-cell table:style-name="ce574"/>
          <table:table-cell table:style-name="ce450" table:number-columns-repeated="4"/>
          <table:table-cell table:number-columns-repeated="1012"/>
        </table:table-row>
        <table:table-row table:style-name="ro3">
          <table:table-cell table:style-name="ce450" table:number-columns-repeated="7"/>
          <table:table-cell table:style-name="ce574"/>
          <table:table-cell table:style-name="ce450" table:number-columns-repeated="4"/>
          <table:table-cell table:number-columns-repeated="1012"/>
        </table:table-row>
        <table:table-row table:style-name="ro3" table:number-rows-repeated="3">
          <table:table-cell table:number-columns-repeated="7"/>
          <table:table-cell table:style-name="ce574"/>
          <table:table-cell table:number-columns-repeated="101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  <calcext:conditional-format calcext:target-range-address="Données.F79:Données.X79 Données.F113:Données.X113">
            <calcext:condition calcext:apply-style-name="VRAI" calcext:value="formula-is(IF([.H79]=0))" calcext:base-cell-address="Données.F79"/>
          </calcext:conditional-format>
          <calcext:conditional-format calcext:target-range-address="Données.Q79:Données.R79 Données.Q113:Données.R113">
            <calcext:condition calcext:apply-style-name="VRAI" calcext:value="formula-is(IF([.K79]=0))" calcext:base-cell-address="Données.Q79"/>
          </calcext:conditional-format>
        </calcext:conditional-formats>
      </table:table>
      <table:named-expressions/>
      <table:database-ranges>
        <table:database-range table:name="__Anonymous_Sheet_DB__5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1:52:36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8-12-07T11:54:58.137000000</dc:date>
    <meta:editing-duration>P1DT13H17M53S</meta:editing-duration>
    <meta:editing-cycles>457</meta:editing-cycles>
    <meta:generator>LibreOffice/6.1.2.1$Windows_x86 LibreOffice_project/65905a128db06ba48db947242809d14d3f9a93fe</meta:generator>
    <meta:document-statistic meta:table-count="6" meta:cell-count="1690"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2.891cm" svg:height="23.227cm" xlink:href=".." xlink:type="simple" chart:class="chart:scatter" chart:style-name="ch1">
        <chart:plot-area chart:style-name="ch2" table:cell-range-address="Données.D113:Données.X113 Données.D81:Données.Y81" chart:data-source-has-labels="row" svg:x="1.057cm" svg:y="0.464cm" svg:width="50.777cm" svg:height="22.299cm">
          <chartooo:coordinate-region svg:x="1.295cm" svg:y="0.663cm" svg:width="50.351cm" svg:height="21.90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D81:Données.Y81" loext:label-string="&quot;Cf&quot;" chart:class="chart:scatter">
            <chart:domain table:cell-range-address="Données.D113:Données.X113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13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D113:Données.X113</svg:desc>
                </draw:g>
              </table:table-cell>
              <table:table-cell office:value-type="float" office:value="5">
                <text:p>5</text:p>
                <draw:g>
                  <svg:desc>Données.D81:Données.Y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458cm" svg:height="15.898cm" xlink:href=".." xlink:type="simple" chart:class="chart:scatter" chart:style-name="ch1">
        <chart:plot-area chart:style-name="ch2" table:cell-range-address="Données.Z3:Données.Z27 Aide.A1:Aide.A1 Données.AB3:Données.AB27" chart:data-source-has-labels="row" svg:x="1.169cm" svg:y="0.317cm" svg:width="56.12cm" svg:height="15.264cm">
          <chartooo:coordinate-region svg:x="1.407cm" svg:y="0.516cm" svg:width="55.694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AB3:Données.AB27" chart:label-cell-address="Aide.A1:Aide.A1" chart:class="chart:scatter">
            <chart:domain table:cell-range-address="Données.Z3:Données.Z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Z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Z3:Données.Z27</svg:desc>
                </draw:g>
              </table:table-cell>
              <table:table-cell office:value-type="float" office:value="NaN">
                <text:p>NaN</text:p>
                <draw:g>
                  <svg:desc>Données.AB3:Données.A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6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0">
      <style:chart-properties chart:solid-type="cuboid" chart:symbol-type="image" chart:symbol-width="0.3cm" chart:symbol-height="0.3cm"/>
    </style:style>
    <style:style style:name="ch11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2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3" style:family="chart">
      <style:chart-properties chart:solid-type="cuboid" chart:symbol-type="image" chart:symbol-width="0.3cm" chart:symbol-height="0.3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13cm" svg:height="29.926cm" xlink:href=".." xlink:type="simple" chart:class="chart:scatter" chart:style-name="ch1">
        <chart:legend chart:legend-position="end" svg:x="33.358cm" svg:y="13.917cm" style:legend-expansion="high" chart:style-name="ch2"/>
        <chart:plot-area chart:style-name="ch3" table:cell-range-address="Données.J5:Données.K25 Données.G26:Données.G26" chart:data-source-has-labels="row" svg:x="0.731cm" svg:y="0.844cm" svg:width="31.247cm" svg:height="28.099cm">
          <chartooo:coordinate-region svg:x="1.141cm" svg:y="1.15cm" svg:width="30.518cm" svg:height="27.4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G26:Données.G26" loext:label-string="&quot;Sommet&quot;" chart:class="chart:scatter">
            <chart:domain table:cell-range-address="Données.F26:Données.F26"/>
            <chart:data-point chart:style-name="ch10"/>
          </chart:series>
          <chart:series chart:style-name="ch11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2" chart:values-cell-range-address="Données.K25:Données.K25" loext:label-string="&quot;Point droit&quot;" chart:class="chart:scatter">
            <chart:domain table:cell-range-address="Données.J25:Données.J25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Sommet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0.265625">
                <text:p>-0.265625</text:p>
                <draw:g>
                  <svg:desc>Données.K5:Données.K25</svg:desc>
                </draw:g>
              </table:table-cell>
              <table:table-cell office:value-type="float" office:value="-1">
                <text:p>-1</text:p>
                <draw:g>
                  <svg:desc>Données.F26:Données.F26</svg:desc>
                </draw:g>
              </table:table-cell>
              <table:table-cell office:value-type="float" office:value="1">
                <text:p>1</text:p>
                <draw:g>
                  <svg:desc>Données.G26:Données.G26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0.265625">
                <text:p>-0.265625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0.890625">
                <text:p>-0.890625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.234375">
                <text:p>0.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.609375">
                <text:p>0.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0.859375">
                <text:p>0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984375">
                <text:p>0.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84375">
                <text:p>0.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859375">
                <text:p>0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609375">
                <text:p>0.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0.265625">
                <text:p>-0.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0.5625">
                <text:p>-0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0.890625">
                <text:p>-0.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J30:Données.K50 Données.K54:Données.K56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30:Données.K50" loext:label-string="&quot;Cf&quot;" chart:class="chart:scatter">
            <chart:domain table:cell-range-address="Données.J30:Données.J50"/>
            <chart:data-point chart:repeated="21"/>
          </chart:series>
          <chart:series chart:style-name="ch9" chart:values-cell-range-address="Données.K54:Données.K56" loext:label-string="&quot;Cg&quot;" chart:class="chart:scatter">
            <chart:domain table:cell-range-address="Données.J54:Données.J5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>Colonne J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30:Données.J50</svg:desc>
                </draw:g>
              </table:table-cell>
              <table:table-cell office:value-type="float" office:value="40.2222222222222">
                <text:p>40.2222222222222</text:p>
                <draw:g>
                  <svg:desc>Données.K30:Données.K50</svg:desc>
                </draw:g>
              </table:table-cell>
              <table:table-cell office:value-type="float" office:value="-10">
                <text:p>-10</text:p>
                <draw:g>
                  <svg:desc>Données.J54:Données.J56</svg:desc>
                </draw:g>
              </table:table-cell>
              <table:table-cell office:value-type="float" office:value="44.6666666666667">
                <text:p>44.6666666666667</text:p>
                <draw:g>
                  <svg:desc>Données.K54:Données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37.125">
                <text:p>37.1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33.8888888888889">
                <text:p>33.8888888888889</text:p>
              </table:table-cell>
              <table:table-cell office:value-type="float" office:value="10">
                <text:p>10</text:p>
              </table:table-cell>
              <table:table-cell office:value-type="float" office:value="-43.6666666666667">
                <text:p>-43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30.5138888888889">
                <text:p>30.513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3.3472222222222">
                <text:p>23.347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5.625">
                <text:p>1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7.34722222222222">
                <text:p>7.347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1.48611111111111">
                <text:p>-1.48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6.11111111111111">
                <text:p>-6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0.875">
                <text:p>-1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5.7777777777778">
                <text:p>-15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20.8194444444444">
                <text:p>-20.819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31.3194444444444">
                <text:p>-31.319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36.7777777777778">
                <text:p>-36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42.375">
                <text:p>-4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48.1111111111111">
                <text:p>-48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101cm" xlink:href=".." xlink:type="simple" chart:class="chart:scatter" chart:style-name="ch1">
        <chart:plot-area chart:style-name="ch2" table:cell-range-address="Données.G7:Données.H8" chart:data-source-has-labels="row" svg:x="0.479cm" svg:y="0.302cm" svg:width="23.008cm" svg:height="14.497cm">
          <chartooo:coordinate-region svg:x="0.889cm" svg:y="0.608cm" svg:width="22.28cm" svg:height="13.88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13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13">
                <text:p>-13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76cm" svg:height="15.898cm" xlink:href=".." xlink:type="simple" chart:class="chart:scatter" chart:style-name="ch1">
        <chart:plot-area chart:style-name="ch2" table:cell-range-address="Données.Z3:Données.Z27 Aide.A1:Aide.A1 Données.AB3:Données.AB27" chart:data-source-has-labels="row" svg:x="0.503cm" svg:y="0.317cm" svg:width="24.17cm" svg:height="15.264cm">
          <chartooo:coordinate-region svg:x="0.741cm" svg:y="0.516cm" svg:width="23.745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AB3:Données.AB27" chart:label-cell-address="Aide.A1:Aide.A1" chart:class="chart:scatter">
            <chart:domain table:cell-range-address="Données.Z3:Données.Z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Z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Z3:Données.Z27</svg:desc>
                </draw:g>
              </table:table-cell>
              <table:table-cell office:value-type="float" office:value="NaN">
                <text:p>NaN</text:p>
                <draw:g>
                  <svg:desc>Données.AB3:Données.A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2.865cm" svg:height="23.25cm" xlink:href=".." xlink:type="simple" chart:class="chart:scatter" chart:style-name="ch1">
        <chart:plot-area chart:style-name="ch2" table:cell-range-address="Données.D113:Données.X114" chart:data-source-has-labels="row" svg:x="0.857cm" svg:y="0.465cm" svg:width="41.151cm" svg:height="22.32cm">
          <chartooo:coordinate-region svg:x="1.095cm" svg:y="0.664cm" svg:width="40.726cm" svg:height="21.92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D114:Données.X114" loext:label-string="&quot;Cf&quot;" chart:class="chart:scatter">
            <chart:domain table:cell-range-address="Données.D113:Données.X113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13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D113:Données.X113</svg:desc>
                </draw:g>
              </table:table-cell>
              <table:table-cell office:value-type="float" office:value="-4">
                <text:p>-4</text:p>
                <draw:g>
                  <svg:desc>Données.D114:Données.X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